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" table:style-name="ta1">
        <table:shapes>
          <draw:frame draw:z-index="0" draw:style-name="gr1" draw:text-style-name="P1" svg:width="629.43pt" svg:height="354.02pt" svg:x="2.83pt" svg:y="143.66pt">
            <draw:object draw:notify-on-update-of-ranges="freq.B1:freq.IW1 freq.B2:freq.IW2 freq.B3:freq.IW3 freq.B4:freq.IW4 freq.B5:freq.IW5 freq.B6:freq.IW6 freq.B7:freq.IW7 freq.B8:freq.IW8 freq.B9:freq.IW9 freq.B10:freq.IW10 freq.B11:freq.IW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03.52pt" svg:height="339.48pt" svg:x="19.42pt" svg:y="524.83pt">
            <draw:object draw:notify-on-update-of-ranges="freq.B1:freq.IW1 freq.B2:freq.IW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03.52pt" svg:height="339.48pt" svg:x="714.53pt" svg:y="524.78pt">
            <draw:object draw:notify-on-update-of-ranges="freq.B1:freq.IW1 freq.B3:freq.IW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03.52pt" svg:height="339.48pt" svg:x="19.42pt" svg:y="895.97pt">
            <draw:object draw:notify-on-update-of-ranges="freq.B1:freq.IW1 freq.B4:freq.IW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03.52pt" svg:height="339.48pt" svg:x="714.53pt" svg:y="895.97pt">
            <draw:object draw:notify-on-update-of-ranges="freq.B1:freq.IW1 freq.B5:freq.IW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03.52pt" svg:height="339.48pt" svg:x="19.42pt" svg:y="1267.17pt">
            <draw:object draw:notify-on-update-of-ranges="freq.B1:freq.IW1 freq.B6:freq.IW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03.52pt" svg:height="339.48pt" svg:x="664.87pt" svg:y="1267.17pt">
            <draw:object draw:notify-on-update-of-ranges="freq.B1:freq.IW1 freq.B7:freq.IW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03.52pt" svg:height="339.48pt" svg:x="19.42pt" svg:y="1625.56pt">
            <draw:object draw:notify-on-update-of-ranges="freq.B1:freq.IW1 freq.B8:freq.IW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03.52pt" svg:height="339.48pt" svg:x="664.87pt" svg:y="1625.56pt">
            <draw:object draw:notify-on-update-of-ranges="freq.B1:freq.IW1 freq.B9:freq.IW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03.52pt" svg:height="339.48pt" svg:x="19.42pt" svg:y="1996.78pt">
            <draw:object draw:notify-on-update-of-ranges="freq.B1:freq.IW1 freq.B10:freq.IW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03.52pt" svg:height="339.48pt" svg:x="664.87pt" svg:y="1996.75pt">
            <draw:object draw:notify-on-update-of-ranges="freq.B1:freq.IW1 freq.B11:freq.IW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1" table:default-cell-style-name="Default"/>
        <table:table-column table:style-name="co3" table:default-cell-style-name="Default"/>
        <table:table-column table:style-name="co2" table:number-columns-repeated="37" table:default-cell-style-name="Default"/>
        <table:table-column table:style-name="co3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39" table:default-cell-style-name="Default"/>
        <table:table-column table:style-name="co3" table:default-cell-style-name="Default"/>
        <table:table-column table:style-name="co2" table:number-columns-repeated="6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H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231" calcext:value-type="float">
            <text:p>0.006231</text:p>
          </table:table-cell>
          <table:table-cell office:value-type="float" office:value="0.004538" calcext:value-type="float">
            <text:p>0.004538</text:p>
          </table:table-cell>
          <table:table-cell office:value-type="float" office:value="0.004056" calcext:value-type="float">
            <text:p>0.004056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4603" calcext:value-type="float">
            <text:p>0.00460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2714" calcext:value-type="float">
            <text:p>0.002714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004163" calcext:value-type="float">
            <text:p>0.004163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04996" calcext:value-type="float">
            <text:p>0.004996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4129" calcext:value-type="float">
            <text:p>0.004129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4509" calcext:value-type="float">
            <text:p>0.004509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395" calcext:value-type="float">
            <text:p>0.003395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0.004006" calcext:value-type="float">
            <text:p>0.004006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005147" calcext:value-type="float">
            <text:p>0.005147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4155" calcext:value-type="float">
            <text:p>0.004155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3069" calcext:value-type="float">
            <text:p>0.003069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2772" calcext:value-type="float">
            <text:p>0.002772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04196" calcext:value-type="float">
            <text:p>0.004196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4094" calcext:value-type="float">
            <text:p>0.00409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.004003" calcext:value-type="float">
            <text:p>0.004003</text:p>
          </table:table-cell>
          <table:table-cell office:value-type="float" office:value="0.004781" calcext:value-type="float">
            <text:p>0.004781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04575" calcext:value-type="float">
            <text:p>0.004575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0.005139" calcext:value-type="float">
            <text:p>0.005139</text:p>
          </table:table-cell>
          <table:table-cell office:value-type="float" office:value="0.004865" calcext:value-type="float">
            <text:p>0.004865</text:p>
          </table:table-cell>
          <table:table-cell office:value-type="float" office:value="0.004466" calcext:value-type="float">
            <text:p>0.004466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223" calcext:value-type="float">
            <text:p>0.004223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03993" calcext:value-type="float">
            <text:p>0.003993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004537" calcext:value-type="float">
            <text:p>0.004537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4066" calcext:value-type="float">
            <text:p>0.004066</text:p>
          </table:table-cell>
          <table:table-cell office:value-type="float" office:value="0.004383" calcext:value-type="float">
            <text:p>0.004383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4182" calcext:value-type="float">
            <text:p>0.004182</text:p>
          </table:table-cell>
          <table:table-cell office:value-type="float" office:value="0.004266" calcext:value-type="float">
            <text:p>0.004266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.004333" calcext:value-type="float">
            <text:p>0.004333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4715" calcext:value-type="float">
            <text:p>0.004715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4183" calcext:value-type="float">
            <text:p>0.004183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4817" calcext:value-type="float">
            <text:p>0.004817</text:p>
          </table:table-cell>
          <table:table-cell office:value-type="float" office:value="0.004216" calcext:value-type="float">
            <text:p>0.004216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4227" calcext:value-type="float">
            <text:p>0.004227</text:p>
          </table:table-cell>
          <table:table-cell office:value-type="float" office:value="0.005004" calcext:value-type="float">
            <text:p>0.005004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4374" calcext:value-type="float">
            <text:p>0.004374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4607" calcext:value-type="float">
            <text:p>0.004607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04463" calcext:value-type="float">
            <text:p>0.004463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004103" calcext:value-type="float">
            <text:p>0.004103</text:p>
          </table:table-cell>
          <table:table-cell office:value-type="float" office:value="0.004882" calcext:value-type="float">
            <text:p>0.004882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04262" calcext:value-type="float">
            <text:p>0.004262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04147" calcext:value-type="float">
            <text:p>0.004147</text:p>
          </table:table-cell>
          <table:table-cell office:value-type="float" office:value="0.004434" calcext:value-type="float">
            <text:p>0.004434</text:p>
          </table:table-cell>
          <table:table-cell office:value-type="float" office:value="0.005235" calcext:value-type="float">
            <text:p>0.005235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0.004187" calcext:value-type="float">
            <text:p>0.004187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4993" calcext:value-type="float">
            <text:p>0.004993</text:p>
          </table:table-cell>
          <table:table-cell office:value-type="float" office:value="0.004662" calcext:value-type="float">
            <text:p>0.004662</text:p>
          </table:table-cell>
          <table:table-cell office:value-type="float" office:value="0.005087" calcext:value-type="float">
            <text:p>0.005087</text:p>
          </table:table-cell>
          <table:table-cell office:value-type="float" office:value="0.005032" calcext:value-type="float">
            <text:p>0.005032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005193" calcext:value-type="float">
            <text:p>0.005193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0.99781" calcext:value-type="float">
            <text:p>0.99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933" calcext:value-type="float">
            <text:p>0.009933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04854" calcext:value-type="float">
            <text:p>0.004854</text:p>
          </table:table-cell>
          <table:table-cell office:value-type="float" office:value="0.004562" calcext:value-type="float">
            <text:p>0.004562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7846" calcext:value-type="float">
            <text:p>0.007846</text:p>
          </table:table-cell>
          <table:table-cell office:value-type="float" office:value="0.003387" calcext:value-type="float">
            <text:p>0.003387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4948" calcext:value-type="float">
            <text:p>0.004948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4385" calcext:value-type="float">
            <text:p>0.004385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.005282" calcext:value-type="float">
            <text:p>0.005282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4911" calcext:value-type="float">
            <text:p>0.004911</text:p>
          </table:table-cell>
          <table:table-cell office:value-type="float" office:value="0.006495" calcext:value-type="float">
            <text:p>0.00649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04433" calcext:value-type="float">
            <text:p>0.004433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04016" calcext:value-type="float">
            <text:p>0.004016</text:p>
          </table:table-cell>
          <table:table-cell office:value-type="float" office:value="0.004321" calcext:value-type="float">
            <text:p>0.004321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02895" calcext:value-type="float">
            <text:p>0.0028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4288" calcext:value-type="float">
            <text:p>0.004288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5283" calcext:value-type="float">
            <text:p>0.005283</text:p>
          </table:table-cell>
          <table:table-cell office:value-type="float" office:value="0.004202" calcext:value-type="float">
            <text:p>0.004202</text:p>
          </table:table-cell>
          <table:table-cell office:value-type="float" office:value="0.005647" calcext:value-type="float">
            <text:p>0.005647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4329" calcext:value-type="float">
            <text:p>0.0043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4153" calcext:value-type="float">
            <text:p>0.004153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002984" calcext:value-type="float">
            <text:p>0.002984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4173" calcext:value-type="float">
            <text:p>0.004173</text:p>
          </table:table-cell>
          <table:table-cell office:value-type="float" office:value="0.004661" calcext:value-type="float">
            <text:p>0.004661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4512" calcext:value-type="float">
            <text:p>0.004512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0.004898" calcext:value-type="float">
            <text:p>0.004898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4615" calcext:value-type="float">
            <text:p>0.004615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997" calcext:value-type="float">
            <text:p>0.004997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.004474" calcext:value-type="float">
            <text:p>0.00447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137" calcext:value-type="float">
            <text:p>0.003137</text:p>
          </table:table-cell>
          <table:table-cell office:value-type="float" office:value="0.005414" calcext:value-type="float">
            <text:p>0.005414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4251" calcext:value-type="float">
            <text:p>0.004251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4121" calcext:value-type="float">
            <text:p>0.004121</text:p>
          </table:table-cell>
          <table:table-cell office:value-type="float" office:value="0.004543" calcext:value-type="float">
            <text:p>0.004543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4647" calcext:value-type="float">
            <text:p>0.004647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4215" calcext:value-type="float">
            <text:p>0.004215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4319" calcext:value-type="float">
            <text:p>0.004319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04684" calcext:value-type="float">
            <text:p>0.004684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4565" calcext:value-type="float">
            <text:p>0.004565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004904" calcext:value-type="float">
            <text:p>0.004904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4478" calcext:value-type="float">
            <text:p>0.004478</text:p>
          </table:table-cell>
          <table:table-cell office:value-type="float" office:value="0.004107" calcext:value-type="float">
            <text:p>0.004107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184" calcext:value-type="float">
            <text:p>0.004184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4162" calcext:value-type="float">
            <text:p>0.004162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4453" calcext:value-type="float">
            <text:p>0.004453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4994" calcext:value-type="float">
            <text:p>0.004994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4194" calcext:value-type="float">
            <text:p>0.004194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5152" calcext:value-type="float">
            <text:p>0.005152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4689" calcext:value-type="float">
            <text:p>0.004689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.003208" calcext:value-type="float">
            <text:p>0.003208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2825" calcext:value-type="float">
            <text:p>0.002825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99613" calcext:value-type="float">
            <text:p>0.99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575" calcext:value-type="float">
            <text:p>0.017575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4244" calcext:value-type="float">
            <text:p>0.04244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42727" calcext:value-type="float">
            <text:p>0.042727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042662" calcext:value-type="float">
            <text:p>0.042662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298335" calcext:value-type="float">
            <text:p>0.298335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149478" calcext:value-type="float">
            <text:p>0.14947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456" calcext:value-type="float">
            <text:p>0.000456</text:p>
          </table:table-cell>
          <table:table-cell table:number-columns-repeated="2" office:value-type="float" office:value="0.000364" calcext:value-type="float">
            <text:p>0.000364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23863" calcext:value-type="float">
            <text:p>0.23863</text:p>
          </table:table-cell>
          <table:table-cell office:value-type="float" office:value="0.482881" calcext:value-type="float">
            <text:p>0.482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996" calcext:value-type="float">
            <text:p>0.012996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0989" calcext:value-type="float">
            <text:p>0.000989</text:p>
          </table:table-cell>
          <table:table-cell table:number-columns-repeated="2" office:value-type="float" office:value="0.001075" calcext:value-type="float">
            <text:p>0.001075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912" calcext:value-type="float">
            <text:p>0.001912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04" calcext:value-type="float">
            <text:p>0.001604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276" calcext:value-type="float">
            <text:p>0.00127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12717" calcext:value-type="float">
            <text:p>0.12717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446997" calcext:value-type="float">
            <text:p>0.446997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406659" calcext:value-type="float">
            <text:p>0.406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10095" calcext:value-type="float">
            <text:p>0.010095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0.003158" calcext:value-type="float">
            <text:p>0.003158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3198" calcext:value-type="float">
            <text:p>0.003198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3306" calcext:value-type="float">
            <text:p>0.003306</text:p>
          </table:table-cell>
          <table:table-cell office:value-type="float" office:value="0.023131" calcext:value-type="float">
            <text:p>0.023131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4904" calcext:value-type="float">
            <text:p>0.004904</text:p>
          </table:table-cell>
          <table:table-cell office:value-type="float" office:value="0.010296" calcext:value-type="float">
            <text:p>0.010296</text:p>
          </table:table-cell>
          <table:table-cell office:value-type="float" office:value="0.034556" calcext:value-type="float">
            <text:p>0.034556</text:p>
          </table:table-cell>
          <table:table-cell office:value-type="float" office:value="0.007806" calcext:value-type="float">
            <text:p>0.007806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0.010221" calcext:value-type="float">
            <text:p>0.010221</text:p>
          </table:table-cell>
          <table:table-cell office:value-type="float" office:value="0.006955" calcext:value-type="float">
            <text:p>0.006955</text:p>
          </table:table-cell>
          <table:table-cell office:value-type="float" office:value="0.016294" calcext:value-type="float">
            <text:p>0.016294</text:p>
          </table:table-cell>
          <table:table-cell office:value-type="float" office:value="0.010128" calcext:value-type="float">
            <text:p>0.010128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6045" calcext:value-type="float">
            <text:p>0.006045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4185" calcext:value-type="float">
            <text:p>0.004185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6118" calcext:value-type="float">
            <text:p>0.006118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3206" calcext:value-type="float">
            <text:p>0.003206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305" calcext:value-type="float">
            <text:p>0.00305</text:p>
          </table:table-cell>
          <table:table-cell table:number-columns-repeated="2" office:value-type="float" office:value="0.00307" calcext:value-type="float">
            <text:p>0.00307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241" calcext:value-type="float">
            <text:p>0.003241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05586" calcext:value-type="float">
            <text:p>0.005586</text:p>
          </table:table-cell>
          <table:table-cell office:value-type="float" office:value="0.005058" calcext:value-type="float">
            <text:p>0.005058</text:p>
          </table:table-cell>
          <table:table-cell office:value-type="float" office:value="0.004854" calcext:value-type="float">
            <text:p>0.004854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0.010285" calcext:value-type="float">
            <text:p>0.010285</text:p>
          </table:table-cell>
          <table:table-cell office:value-type="float" office:value="0.006261" calcext:value-type="float">
            <text:p>0.006261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4433" calcext:value-type="float">
            <text:p>0.004433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0.006735" calcext:value-type="float">
            <text:p>0.006735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03198" calcext:value-type="float">
            <text:p>0.003198</text:p>
          </table:table-cell>
          <table:table-cell office:value-type="float" office:value="0.006054" calcext:value-type="float">
            <text:p>0.006054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7776" calcext:value-type="float">
            <text:p>0.007776</text:p>
          </table:table-cell>
          <table:table-cell office:value-type="float" office:value="0.004133" calcext:value-type="float">
            <text:p>0.00413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394" calcext:value-type="float">
            <text:p>0.003394</text:p>
          </table:table-cell>
          <table:table-cell office:value-type="float" office:value="0.004289" calcext:value-type="float">
            <text:p>0.004289</text:p>
          </table:table-cell>
          <table:table-cell office:value-type="float" office:value="0.004296" calcext:value-type="float">
            <text:p>0.004296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3338" calcext:value-type="float">
            <text:p>0.003338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243" calcext:value-type="float">
            <text:p>0.003243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2953" calcext:value-type="float">
            <text:p>0.002953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315" calcext:value-type="float">
            <text:p>0.00315</text:p>
          </table:table-cell>
          <table:table-cell table:number-columns-repeated="2" office:value-type="float" office:value="0.003194" calcext:value-type="float">
            <text:p>0.003194</text:p>
          </table:table-cell>
          <table:table-cell office:value-type="float" office:value="0.003241" calcext:value-type="float">
            <text:p>0.003241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03266" calcext:value-type="float">
            <text:p>0.003266</text:p>
          </table:table-cell>
          <table:table-cell office:value-type="float" office:value="0.003256" calcext:value-type="float">
            <text:p>0.003256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.003189" calcext:value-type="float">
            <text:p>0.003189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003256" calcext:value-type="float">
            <text:p>0.003256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977408" calcext:value-type="float">
            <text:p>0.977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4048" calcext:value-type="float">
            <text:p>0.00404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4069" calcext:value-type="float">
            <text:p>0.004069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4001" calcext:value-type="float">
            <text:p>0.004001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4023" calcext:value-type="float">
            <text:p>0.004023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.004096" calcext:value-type="float">
            <text:p>0.004096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3868" calcext:value-type="float">
            <text:p>0.003868</text:p>
          </table:table-cell>
          <table:table-cell table:number-columns-repeated="2" office:value-type="float" office:value="0.003858" calcext:value-type="float">
            <text:p>0.003858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3966" calcext:value-type="float">
            <text:p>0.003966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4156" calcext:value-type="float">
            <text:p>0.004156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4074" calcext:value-type="float">
            <text:p>0.00407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3959" calcext:value-type="float">
            <text:p>0.003959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3897" calcext:value-type="float">
            <text:p>0.003897</text:p>
          </table:table-cell>
          <table:table-cell table:number-columns-repeated="2" office:value-type="float" office:value="0.003878" calcext:value-type="float">
            <text:p>0.003878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3902" calcext:value-type="float">
            <text:p>0.003902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999882" calcext:value-type="float">
            <text:p>0.9998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0.006263" calcext:value-type="float">
            <text:p>0.006263</text:p>
          </table:table-cell>
          <table:table-cell office:value-type="float" office:value="0.006875" calcext:value-type="float">
            <text:p>0.006875</text:p>
          </table:table-cell>
          <table:table-cell office:value-type="float" office:value="0.006645" calcext:value-type="float">
            <text:p>0.006645</text:p>
          </table:table-cell>
          <table:table-cell office:value-type="float" office:value="0.005078" calcext:value-type="float">
            <text:p>0.005078</text:p>
          </table:table-cell>
          <table:table-cell office:value-type="float" office:value="0.005043" calcext:value-type="float">
            <text:p>0.005043</text:p>
          </table:table-cell>
          <table:table-cell office:value-type="float" office:value="0.005362" calcext:value-type="float">
            <text:p>0.005362</text:p>
          </table:table-cell>
          <table:table-cell office:value-type="float" office:value="0.005245" calcext:value-type="float">
            <text:p>0.005245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0.004264" calcext:value-type="float">
            <text:p>0.004264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3987" calcext:value-type="float">
            <text:p>0.003987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4177" calcext:value-type="float">
            <text:p>0.004177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961" calcext:value-type="float">
            <text:p>0.003961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004962" calcext:value-type="float">
            <text:p>0.004962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03395" calcext:value-type="float">
            <text:p>0.003395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0.004491" calcext:value-type="float">
            <text:p>0.004491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0.004131" calcext:value-type="float">
            <text:p>0.004131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0.007715" calcext:value-type="float">
            <text:p>0.007715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4106" calcext:value-type="float">
            <text:p>0.004106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5491" calcext:value-type="float">
            <text:p>0.005491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4844" calcext:value-type="float">
            <text:p>0.004844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4329" calcext:value-type="float">
            <text:p>0.004329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4289" calcext:value-type="float">
            <text:p>0.004289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4192" calcext:value-type="float">
            <text:p>0.004192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006325" calcext:value-type="float">
            <text:p>0.006325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04918" calcext:value-type="float">
            <text:p>0.004918</text:p>
          </table:table-cell>
          <table:table-cell office:value-type="float" office:value="0.004197" calcext:value-type="float">
            <text:p>0.004197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4197" calcext:value-type="float">
            <text:p>0.004197</text:p>
          </table:table-cell>
          <table:table-cell office:value-type="float" office:value="0.004619" calcext:value-type="float">
            <text:p>0.004619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15" calcext:value-type="float">
            <text:p>0.005815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4008" calcext:value-type="float">
            <text:p>0.004008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0.004532" calcext:value-type="float">
            <text:p>0.004532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4519" calcext:value-type="float">
            <text:p>0.004519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.005878" calcext:value-type="float">
            <text:p>0.005878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5678" calcext:value-type="float">
            <text:p>0.005678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4802" calcext:value-type="float">
            <text:p>0.004802</text:p>
          </table:table-cell>
          <table:table-cell office:value-type="float" office:value="0.004505" calcext:value-type="float">
            <text:p>0.004505</text:p>
          </table:table-cell>
          <table:table-cell office:value-type="float" office:value="0.005808" calcext:value-type="float">
            <text:p>0.005808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0.004067" calcext:value-type="float">
            <text:p>0.00406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723" calcext:value-type="float">
            <text:p>0.004723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2561" calcext:value-type="float">
            <text:p>0.002561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4482" calcext:value-type="float">
            <text:p>0.004482</text:p>
          </table:table-cell>
          <table:table-cell office:value-type="float" office:value="0.004245" calcext:value-type="float">
            <text:p>0.004245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5416" calcext:value-type="float">
            <text:p>0.005416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.004895" calcext:value-type="float">
            <text:p>0.004895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2154" calcext:value-type="float">
            <text:p>0.002154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0.005199" calcext:value-type="float">
            <text:p>0.005199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4439" calcext:value-type="float">
            <text:p>0.004439</text:p>
          </table:table-cell>
          <table:table-cell office:value-type="float" office:value="0.004404" calcext:value-type="float">
            <text:p>0.00440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0.993449" calcext:value-type="float">
            <text:p>0.99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9632" calcext:value-type="float">
            <text:p>0.019632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937" calcext:value-type="float">
            <text:p>0.003937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4052" calcext:value-type="float">
            <text:p>0.004052</text:p>
          </table:table-cell>
          <table:table-cell office:value-type="float" office:value="0.012359" calcext:value-type="float">
            <text:p>0.012359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4138" calcext:value-type="float">
            <text:p>0.004138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04325" calcext:value-type="float">
            <text:p>0.004325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0.004053" calcext:value-type="float">
            <text:p>0.004053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4109" calcext:value-type="float">
            <text:p>0.004109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4118" calcext:value-type="float">
            <text:p>0.004118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.004344" calcext:value-type="float">
            <text:p>0.004344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04393" calcext:value-type="float">
            <text:p>0.004393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.004323" calcext:value-type="float">
            <text:p>0.004323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4187" calcext:value-type="float">
            <text:p>0.004187</text:p>
          </table:table-cell>
          <table:table-cell office:value-type="float" office:value="0.004224" calcext:value-type="float">
            <text:p>0.004224</text:p>
          </table:table-cell>
          <table:table-cell office:value-type="float" office:value="0.004112" calcext:value-type="float">
            <text:p>0.004112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004364" calcext:value-type="float">
            <text:p>0.004364</text:p>
          </table:table-cell>
          <table:table-cell office:value-type="float" office:value="0.004196" calcext:value-type="float">
            <text:p>0.004196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4477" calcext:value-type="float">
            <text:p>0.004477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999" calcext:value-type="float">
            <text:p>0.003999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4051" calcext:value-type="float">
            <text:p>0.004051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4282" calcext:value-type="float">
            <text:p>0.004282</text:p>
          </table:table-cell>
          <table:table-cell office:value-type="float" office:value="0.004343" calcext:value-type="float">
            <text:p>0.004343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4043" calcext:value-type="float">
            <text:p>0.004043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256" calcext:value-type="float">
            <text:p>0.003256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731" calcext:value-type="float">
            <text:p>0.003731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4104" calcext:value-type="float">
            <text:p>0.004104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4283" calcext:value-type="float">
            <text:p>0.004283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0.004219" calcext:value-type="float">
            <text:p>0.004219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.004042" calcext:value-type="float">
            <text:p>0.004042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4194" calcext:value-type="float">
            <text:p>0.004194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4154" calcext:value-type="float">
            <text:p>0.004154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04412" calcext:value-type="float">
            <text:p>0.004412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99542" calcext:value-type="float">
            <text:p>0.995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4401" calcext:value-type="float">
            <text:p>0.284401</text:p>
          </table:table-cell>
          <table:table-cell office:value-type="float" office:value="0.028241" calcext:value-type="float">
            <text:p>0.028241</text:p>
          </table:table-cell>
          <table:table-cell office:value-type="float" office:value="0.035014" calcext:value-type="float">
            <text:p>0.035014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26841" calcext:value-type="float">
            <text:p>0.026841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.021751" calcext:value-type="float">
            <text:p>0.021751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0.007536" calcext:value-type="float">
            <text:p>0.007536</text:p>
          </table:table-cell>
          <table:table-cell office:value-type="float" office:value="0.004781" calcext:value-type="float">
            <text:p>0.004781</text:p>
          </table:table-cell>
          <table:table-cell office:value-type="float" office:value="0.029785" calcext:value-type="float">
            <text:p>0.029785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10138" calcext:value-type="float">
            <text:p>0.010138</text:p>
          </table:table-cell>
          <table:table-cell office:value-type="float" office:value="0.008193" calcext:value-type="float">
            <text:p>0.008193</text:p>
          </table:table-cell>
          <table:table-cell office:value-type="float" office:value="0.006078" calcext:value-type="float">
            <text:p>0.006078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0.005247" calcext:value-type="float">
            <text:p>0.005247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2154" calcext:value-type="float">
            <text:p>0.002154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002316" calcext:value-type="float">
            <text:p>0.002316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0.001796" calcext:value-type="float">
            <text:p>0.001796</text:p>
          </table:table-cell>
          <table:table-cell office:value-type="float" office:value="0.005113" calcext:value-type="float">
            <text:p>0.005113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01723" calcext:value-type="float">
            <text:p>0.001723</text:p>
          </table:table-cell>
          <table:table-cell office:value-type="float" office:value="0.001843" calcext:value-type="float">
            <text:p>0.001843</text:p>
          </table:table-cell>
          <table:table-cell office:value-type="float" office:value="0.017163" calcext:value-type="float">
            <text:p>0.017163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8207" calcext:value-type="float">
            <text:p>0.008207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406" calcext:value-type="float">
            <text:p>0.001406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1511" calcext:value-type="float">
            <text:p>0.001511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483" calcext:value-type="float">
            <text:p>0.001483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.001991" calcext:value-type="float">
            <text:p>0.001991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5682" calcext:value-type="float">
            <text:p>0.005682</text:p>
          </table:table-cell>
          <table:table-cell office:value-type="float" office:value="0.019665" calcext:value-type="float">
            <text:p>0.019665</text:p>
          </table:table-cell>
          <table:table-cell office:value-type="float" office:value="0.002845" calcext:value-type="float">
            <text:p>0.002845</text:p>
          </table:table-cell>
          <table:table-cell office:value-type="float" office:value="0.004278" calcext:value-type="float">
            <text:p>0.00427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0.007411" calcext:value-type="float">
            <text:p>0.007411</text:p>
          </table:table-cell>
          <table:table-cell office:value-type="float" office:value="0.004247" calcext:value-type="float">
            <text:p>0.004247</text:p>
          </table:table-cell>
          <table:table-cell office:value-type="float" office:value="0.010136" calcext:value-type="float">
            <text:p>0.010136</text:p>
          </table:table-cell>
          <table:table-cell office:value-type="float" office:value="0.020004" calcext:value-type="float">
            <text:p>0.020004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12953" calcext:value-type="float">
            <text:p>0.012953</text:p>
          </table:table-cell>
          <table:table-cell office:value-type="float" office:value="0.009955" calcext:value-type="float">
            <text:p>0.009955</text:p>
          </table:table-cell>
          <table:table-cell office:value-type="float" office:value="0.013142" calcext:value-type="float">
            <text:p>0.013142</text:p>
          </table:table-cell>
          <table:table-cell office:value-type="float" office:value="0.004969" calcext:value-type="float">
            <text:p>0.004969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2623" calcext:value-type="float">
            <text:p>0.00262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6699" calcext:value-type="float">
            <text:p>0.006699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725713" calcext:value-type="float">
            <text:p>0.725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9025" calcext:value-type="float">
            <text:p>0.00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25" calcext:value-type="float">
            <text:p>0.0090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177431" calcext:value-type="float">
            <text:p>0.177431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6053" calcext:value-type="float">
            <text:p>0.006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189" calcext:value-type="float">
            <text:p>0.005189</text:p>
          </table:table-cell>
          <table:table-cell table:number-columns-repeated="2" office:value-type="float" office:value="0.000018" calcext:value-type="float">
            <text:p>1.8E-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.015227" calcext:value-type="float">
            <text:p>0.0152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8" calcext:value-type="float">
            <text:p>8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" calcext:value-type="float">
            <text:p>0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07575" calcext:value-type="float">
            <text:p>0.007575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343" calcext:value-type="float">
            <text:p>0.001343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6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7503" calcext:value-type="float">
            <text:p>0.057503</text:p>
          </table:table-cell>
          <table:table-cell office:value-type="float" office:value="0.011731" calcext:value-type="float">
            <text:p>0.011731</text:p>
          </table:table-cell>
          <table:table-cell office:value-type="float" office:value="0.017069" calcext:value-type="float">
            <text:p>0.017069</text:p>
          </table:table-cell>
          <table:table-cell office:value-type="float" office:value="0.027839" calcext:value-type="float">
            <text:p>0.027839</text:p>
          </table:table-cell>
          <table:table-cell office:value-type="float" office:value="0.093885" calcext:value-type="float">
            <text:p>0.093885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0.017263" calcext:value-type="float">
            <text:p>0.017263</text:p>
          </table:table-cell>
          <table:table-cell office:value-type="float" office:value="0.043856" calcext:value-type="float">
            <text:p>0.043856</text:p>
          </table:table-cell>
          <table:table-cell office:value-type="float" office:value="0.046792" calcext:value-type="float">
            <text:p>0.046792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0.030742" calcext:value-type="float">
            <text:p>0.030742</text:p>
          </table:table-cell>
          <table:table-cell office:value-type="float" office:value="0.019522" calcext:value-type="float">
            <text:p>0.019522</text:p>
          </table:table-cell>
          <table:table-cell office:value-type="float" office:value="0.050165" calcext:value-type="float">
            <text:p>0.050165</text:p>
          </table:table-cell>
          <table:table-cell office:value-type="float" office:value="0.056635" calcext:value-type="float">
            <text:p>0.056635</text:p>
          </table:table-cell>
          <table:table-cell office:value-type="float" office:value="0.012042" calcext:value-type="float">
            <text:p>0.012042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41335" calcext:value-type="float">
            <text:p>0.041335</text:p>
          </table:table-cell>
          <table:table-cell office:value-type="float" office:value="0.048022" calcext:value-type="float">
            <text:p>0.048022</text:p>
          </table:table-cell>
          <table:table-cell office:value-type="float" office:value="0.068986" calcext:value-type="float">
            <text:p>0.068986</text:p>
          </table:table-cell>
          <table:table-cell office:value-type="float" office:value="0.021798" calcext:value-type="float">
            <text:p>0.021798</text:p>
          </table:table-cell>
          <table:table-cell office:value-type="float" office:value="0.006999" calcext:value-type="float">
            <text:p>0.006999</text:p>
          </table:table-cell>
          <table:table-cell office:value-type="float" office:value="0.016273" calcext:value-type="float">
            <text:p>0.016273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0.017524" calcext:value-type="float">
            <text:p>0.017524</text:p>
          </table:table-cell>
          <table:table-cell office:value-type="float" office:value="0.00054" calcext:value-type="float">
            <text:p>0.00054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0.564284" calcext:value-type="float">
            <text:p>0.564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43:25.570605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6T16:47:23.745787127</dc:date>
    <meta:editing-duration>PT11M41S</meta:editing-duration>
    <meta:editing-cycles>2</meta:editing-cycles>
    <meta:document-statistic meta:table-count="1" meta:cell-count="283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206cm" svg:height="12.49cm" xlink:href=".." xlink:type="simple" chart:class="chart:line" chart:style-name="ch1">
        <chart:title svg:x="8.599cm" svg:y="0.385cm" chart:style-name="ch2">
          <text:p>Byte frequency (all files)</text:p>
        </chart:title>
        <chart:legend chart:legend-position="end" svg:x="18.772cm" svg:y="3.705cm" style:legend-expansion="high" chart:style-name="ch3"/>
        <chart:plot-area chart:style-name="ch4" table:cell-range-address="freq.B1:freq.IW11" chart:data-source-has-labels="both" svg:x="1.455cm" svg:y="1.413cm" svg:width="16.873cm" svg:height="9.847cm">
          <chartooo:coordinate-region svg:x="2.367cm" svg:y="1.534cm" svg:width="15.961cm" svg:height="8.724cm"/>
          <chart:axis chart:dimension="x" chart:name="primary-x" chart:style-name="ch5" chartooo:axis-type="auto">
            <chartooo:date-scale/>
            <chart:title svg:x="9.516cm" svg:y="11.509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.451cm" svg:y="7.161cm" chart:style-name="ch7">
              <text:p>Frequency</text:p>
            </chart:title>
            <chart:grid chart:style-name="ch8" chart:class="major"/>
          </chart:axis>
          <chart:series chart:style-name="ch9" chart:values-cell-range-address="freq.B2:freq.IW2" loext:label-string="&quot;1 (0.99781)&quot;" chart:class="chart:line">
            <chart:data-point chart:repeated="256"/>
          </chart:series>
          <chart:series chart:style-name="ch10" chart:values-cell-range-address="freq.B3:freq.IW3" loext:label-string="&quot;2 (0.99613)&quot;" chart:class="chart:line">
            <chart:data-point chart:repeated="256"/>
          </chart:series>
          <chart:series chart:style-name="ch11" chart:values-cell-range-address="freq.B4:freq.IW4" loext:label-string="&quot;3 (0.482881)&quot;" chart:class="chart:line">
            <chart:data-point chart:repeated="256"/>
          </chart:series>
          <chart:series chart:style-name="ch12" chart:values-cell-range-address="freq.B5:freq.IW5" loext:label-string="&quot;4 (0.406659)&quot;" chart:class="chart:line">
            <chart:data-point chart:repeated="256"/>
          </chart:series>
          <chart:series chart:style-name="ch13" chart:values-cell-range-address="freq.B6:freq.IW6" loext:label-string="&quot;5 (0.977408)&quot;" chart:class="chart:line">
            <chart:data-point chart:repeated="256"/>
          </chart:series>
          <chart:series chart:style-name="ch14" chart:values-cell-range-address="freq.B7:freq.IW7" loext:label-string="&quot;6 (0.999882)&quot;" chart:class="chart:line">
            <chart:data-point chart:repeated="256"/>
          </chart:series>
          <chart:series chart:style-name="ch15" chart:values-cell-range-address="freq.B8:freq.IW8" loext:label-string="&quot;7 (0.993449)&quot;" chart:class="chart:line">
            <chart:data-point chart:repeated="256"/>
          </chart:series>
          <chart:series chart:style-name="ch16" chart:values-cell-range-address="freq.B9:freq.IW9" loext:label-string="&quot;8 (0.99542)&quot;" chart:class="chart:line">
            <chart:data-point chart:repeated="256"/>
          </chart:series>
          <chart:series chart:style-name="ch17" chart:values-cell-range-address="freq.B10:freq.IW10" loext:label-string="&quot;9 (0.725713)&quot;" chart:class="chart:line">
            <chart:data-point chart:repeated="256"/>
          </chart:series>
          <chart:series chart:style-name="ch18" chart:values-cell-range-address="freq.B11:freq.IW11" loext:label-string="&quot;10 (0.564284)&quot;" chart:class="chart:line">
            <chart:data-point chart:repeated="25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0.99781)</text:p>
              </table:table-cell>
              <table:table-cell office:value-type="string">
                <text:p>2 (0.99613)</text:p>
              </table:table-cell>
              <table:table-cell office:value-type="string">
                <text:p>3 (0.482881)</text:p>
              </table:table-cell>
              <table:table-cell office:value-type="string">
                <text:p>4 (0.406659)</text:p>
              </table:table-cell>
              <table:table-cell office:value-type="string">
                <text:p>5 (0.977408)</text:p>
              </table:table-cell>
              <table:table-cell office:value-type="string">
                <text:p>6 (0.999882)</text:p>
              </table:table-cell>
              <table:table-cell office:value-type="string">
                <text:p>7 (0.993449)</text:p>
              </table:table-cell>
              <table:table-cell office:value-type="string">
                <text:p>8 (0.99542)</text:p>
              </table:table-cell>
              <table:table-cell office:value-type="string">
                <text:p>9 (0.725713)</text:p>
              </table:table-cell>
              <table:table-cell office:value-type="string">
                <text:p>10 (0.564284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006231">
                <text:p>0.006231</text:p>
                <draw:g>
                  <svg:desc>freq.B2:freq.IW2</svg:desc>
                </draw:g>
              </table:table-cell>
              <table:table-cell office:value-type="float" office:value="0.009933">
                <text:p>0.009933</text:p>
                <draw:g>
                  <svg:desc>freq.B3:freq.IW3</svg:desc>
                </draw:g>
              </table:table-cell>
              <table:table-cell office:value-type="float" office:value="0.017575">
                <text:p>0.017575</text:p>
                <draw:g>
                  <svg:desc>freq.B4:freq.IW4</svg:desc>
                </draw:g>
              </table:table-cell>
              <table:table-cell office:value-type="float" office:value="0.012996">
                <text:p>0.012996</text:p>
                <draw:g>
                  <svg:desc>freq.B5:freq.IW5</svg:desc>
                </draw:g>
              </table:table-cell>
              <table:table-cell office:value-type="float" office:value="0.003343">
                <text:p>0.003343</text:p>
                <draw:g>
                  <svg:desc>freq.B6:freq.IW6</svg:desc>
                </draw:g>
              </table:table-cell>
              <table:table-cell office:value-type="float" office:value="0.006009">
                <text:p>0.006009</text:p>
                <draw:g>
                  <svg:desc>freq.B7:freq.IW7</svg:desc>
                </draw:g>
              </table:table-cell>
              <table:table-cell office:value-type="float" office:value="0.012784">
                <text:p>0.012784</text:p>
                <draw:g>
                  <svg:desc>freq.B8:freq.IW8</svg:desc>
                </draw:g>
              </table:table-cell>
              <table:table-cell office:value-type="float" office:value="0.019632">
                <text:p>0.019632</text:p>
                <draw:g>
                  <svg:desc>freq.B9:freq.IW9</svg:desc>
                </draw:g>
              </table:table-cell>
              <table:table-cell office:value-type="float" office:value="0.284401">
                <text:p>0.284401</text:p>
                <draw:g>
                  <svg:desc>freq.B10:freq.IW10</svg:desc>
                </draw:g>
              </table:table-cell>
              <table:table-cell office:value-type="float" office:value="0">
                <text:p>0</text:p>
                <draw:g>
                  <svg:desc>freq.B11:freq.IW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538">
                <text:p>0.004538</text:p>
              </table:table-cell>
              <table:table-cell office:value-type="float" office:value="0.005612">
                <text:p>0.005612</text:p>
              </table:table-cell>
              <table:table-cell office:value-type="float" office:value="0.000426">
                <text:p>0.000426</text:p>
              </table:table-cell>
              <table:table-cell office:value-type="float" office:value="0.000248">
                <text:p>0.000248</text:p>
              </table:table-cell>
              <table:table-cell office:value-type="float" office:value="0.003029">
                <text:p>0.003029</text:p>
              </table:table-cell>
              <table:table-cell office:value-type="float" office:value="0.00406">
                <text:p>0.00406</text:p>
              </table:table-cell>
              <table:table-cell office:value-type="float" office:value="0.006263">
                <text:p>0.006263</text:p>
              </table:table-cell>
              <table:table-cell office:value-type="float" office:value="0.004548">
                <text:p>0.004548</text:p>
              </table:table-cell>
              <table:table-cell office:value-type="float" office:value="0.028241">
                <text:p>0.028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056">
                <text:p>0.004056</text:p>
              </table:table-cell>
              <table:table-cell office:value-type="float" office:value="0.004854">
                <text:p>0.004854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167">
                <text:p>0.000167</text:p>
              </table:table-cell>
              <table:table-cell office:value-type="float" office:value="0.003059">
                <text:p>0.003059</text:p>
              </table:table-cell>
              <table:table-cell office:value-type="float" office:value="0.003924">
                <text:p>0.003924</text:p>
              </table:table-cell>
              <table:table-cell office:value-type="float" office:value="0.006875">
                <text:p>0.006875</text:p>
              </table:table-cell>
              <table:table-cell office:value-type="float" office:value="0.003932">
                <text:p>0.003932</text:p>
              </table:table-cell>
              <table:table-cell office:value-type="float" office:value="0.035014">
                <text:p>0.035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267">
                <text:p>0.004267</text:p>
              </table:table-cell>
              <table:table-cell office:value-type="float" office:value="0.004562">
                <text:p>0.004562</text:p>
              </table:table-cell>
              <table:table-cell office:value-type="float" office:value="0.000391">
                <text:p>0.000391</text:p>
              </table:table-cell>
              <table:table-cell office:value-type="float" office:value="0.000163">
                <text:p>0.000163</text:p>
              </table:table-cell>
              <table:table-cell office:value-type="float" office:value="0.003295">
                <text:p>0.003295</text:p>
              </table:table-cell>
              <table:table-cell office:value-type="float" office:value="0.003878">
                <text:p>0.003878</text:p>
              </table:table-cell>
              <table:table-cell office:value-type="float" office:value="0.006645">
                <text:p>0.006645</text:p>
              </table:table-cell>
              <table:table-cell office:value-type="float" office:value="0.003876">
                <text:p>0.003876</text:p>
              </table:table-cell>
              <table:table-cell office:value-type="float" office:value="0.01462">
                <text:p>0.0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547">
                <text:p>0.003547</text:p>
              </table:table-cell>
              <table:table-cell office:value-type="float" office:value="0.00506">
                <text:p>0.00506</text:p>
              </table:table-cell>
              <table:table-cell office:value-type="float" office:value="0.000377">
                <text:p>0.000377</text:p>
              </table:table-cell>
              <table:table-cell office:value-type="float" office:value="0.000169">
                <text:p>0.000169</text:p>
              </table:table-cell>
              <table:table-cell office:value-type="float" office:value="0.002941">
                <text:p>0.002941</text:p>
              </table:table-cell>
              <table:table-cell office:value-type="float" office:value="0.003844">
                <text:p>0.003844</text:p>
              </table:table-cell>
              <table:table-cell office:value-type="float" office:value="0.005078">
                <text:p>0.005078</text:p>
              </table:table-cell>
              <table:table-cell office:value-type="float" office:value="0.003925">
                <text:p>0.003925</text:p>
              </table:table-cell>
              <table:table-cell office:value-type="float" office:value="0.026841">
                <text:p>0.026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897">
                <text:p>0.003897</text:p>
              </table:table-cell>
              <table:table-cell office:value-type="float" office:value="0.00433">
                <text:p>0.00433</text:p>
              </table:table-cell>
              <table:table-cell office:value-type="float" office:value="0.000471">
                <text:p>0.000471</text:p>
              </table:table-cell>
              <table:table-cell office:value-type="float" office:value="0.000122">
                <text:p>0.000122</text:p>
              </table:table-cell>
              <table:table-cell office:value-type="float" office:value="0.003116">
                <text:p>0.003116</text:p>
              </table:table-cell>
              <table:table-cell office:value-type="float" office:value="0.004048">
                <text:p>0.004048</text:p>
              </table:table-cell>
              <table:table-cell office:value-type="float" office:value="0.005043">
                <text:p>0.005043</text:p>
              </table:table-cell>
              <table:table-cell office:value-type="float" office:value="0.003668">
                <text:p>0.003668</text:p>
              </table:table-cell>
              <table:table-cell office:value-type="float" office:value="0.006455">
                <text:p>0.006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625">
                <text:p>0.003625</text:p>
              </table:table-cell>
              <table:table-cell office:value-type="float" office:value="0.003746">
                <text:p>0.003746</text:p>
              </table:table-cell>
              <table:table-cell office:value-type="float" office:value="0.00036">
                <text:p>0.00036</text:p>
              </table:table-cell>
              <table:table-cell office:value-type="float" office:value="0.000123">
                <text:p>0.000123</text:p>
              </table:table-cell>
              <table:table-cell office:value-type="float" office:value="0.003173">
                <text:p>0.003173</text:p>
              </table:table-cell>
              <table:table-cell office:value-type="float" office:value="0.003787">
                <text:p>0.003787</text:p>
              </table:table-cell>
              <table:table-cell office:value-type="float" office:value="0.005362">
                <text:p>0.005362</text:p>
              </table:table-cell>
              <table:table-cell office:value-type="float" office:value="0.003468">
                <text:p>0.003468</text:p>
              </table:table-cell>
              <table:table-cell office:value-type="float" office:value="0.021751">
                <text:p>0.02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195">
                <text:p>0.004195</text:p>
              </table:table-cell>
              <table:table-cell office:value-type="float" office:value="0.00411">
                <text:p>0.00411</text:p>
              </table:table-cell>
              <table:table-cell office:value-type="float" office:value="0.000364">
                <text:p>0.000364</text:p>
              </table:table-cell>
              <table:table-cell office:value-type="float" office:value="0.000121">
                <text:p>0.000121</text:p>
              </table:table-cell>
              <table:table-cell office:value-type="float" office:value="0.003263">
                <text:p>0.003263</text:p>
              </table:table-cell>
              <table:table-cell office:value-type="float" office:value="0.003839">
                <text:p>0.003839</text:p>
              </table:table-cell>
              <table:table-cell office:value-type="float" office:value="0.005245">
                <text:p>0.005245</text:p>
              </table:table-cell>
              <table:table-cell office:value-type="float" office:value="0.003673">
                <text:p>0.003673</text:p>
              </table:table-cell>
              <table:table-cell office:value-type="float" office:value="0.007325">
                <text:p>0.007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644">
                <text:p>0.003644</text:p>
              </table:table-cell>
              <table:table-cell office:value-type="float" office:value="0.007846">
                <text:p>0.007846</text:p>
              </table:table-cell>
              <table:table-cell office:value-type="float" office:value="0.00038">
                <text:p>0.00038</text:p>
              </table:table-cell>
              <table:table-cell office:value-type="float" office:value="0.000115">
                <text:p>0.000115</text:p>
              </table:table-cell>
              <table:table-cell office:value-type="float" office:value="0.002898">
                <text:p>0.002898</text:p>
              </table:table-cell>
              <table:table-cell office:value-type="float" office:value="0.003862">
                <text:p>0.003862</text:p>
              </table:table-cell>
              <table:table-cell office:value-type="float" office:value="0.004029">
                <text:p>0.004029</text:p>
              </table:table-cell>
              <table:table-cell office:value-type="float" office:value="0.004105">
                <text:p>0.004105</text:p>
              </table:table-cell>
              <table:table-cell office:value-type="float" office:value="0.007536">
                <text:p>0.007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368">
                <text:p>0.003368</text:p>
              </table:table-cell>
              <table:table-cell office:value-type="float" office:value="0.003387">
                <text:p>0.003387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114">
                <text:p>0.000114</text:p>
              </table:table-cell>
              <table:table-cell office:value-type="float" office:value="0.00306">
                <text:p>0.00306</text:p>
              </table:table-cell>
              <table:table-cell office:value-type="float" office:value="0.004069">
                <text:p>0.004069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397">
                <text:p>0.003397</text:p>
              </table:table-cell>
              <table:table-cell office:value-type="float" office:value="0.004781">
                <text:p>0.004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074">
                <text:p>0.003074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396">
                <text:p>0.000396</text:p>
              </table:table-cell>
              <table:table-cell office:value-type="float" office:value="0.000101">
                <text:p>0.000101</text:p>
              </table:table-cell>
              <table:table-cell office:value-type="float" office:value="0.010095">
                <text:p>0.010095</text:p>
              </table:table-cell>
              <table:table-cell office:value-type="float" office:value="0.004021">
                <text:p>0.004021</text:p>
              </table:table-cell>
              <table:table-cell office:value-type="float" office:value="0.004779">
                <text:p>0.004779</text:p>
              </table:table-cell>
              <table:table-cell office:value-type="float" office:value="0.003883">
                <text:p>0.003883</text:p>
              </table:table-cell>
              <table:table-cell office:value-type="float" office:value="0.029785">
                <text:p>0.029785</text:p>
              </table:table-cell>
              <table:table-cell office:value-type="float" office:value="0.009025">
                <text:p>0.0090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076">
                <text:p>0.004076</text:p>
              </table:table-cell>
              <table:table-cell office:value-type="float" office:value="0.004948">
                <text:p>0.004948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133">
                <text:p>0.000133</text:p>
              </table:table-cell>
              <table:table-cell office:value-type="float" office:value="0.003201">
                <text:p>0.003201</text:p>
              </table:table-cell>
              <table:table-cell office:value-type="float" office:value="0.00386">
                <text:p>0.00386</text:p>
              </table:table-cell>
              <table:table-cell office:value-type="float" office:value="0.004142">
                <text:p>0.004142</text:p>
              </table:table-cell>
              <table:table-cell office:value-type="float" office:value="0.003092">
                <text:p>0.003092</text:p>
              </table:table-cell>
              <table:table-cell office:value-type="float" office:value="0.004143">
                <text:p>0.004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08">
                <text:p>0.003608</text:p>
              </table:table-cell>
              <table:table-cell office:value-type="float" office:value="0.002951">
                <text:p>0.002951</text:p>
              </table:table-cell>
              <table:table-cell office:value-type="float" office:value="0.00052">
                <text:p>0.00052</text:p>
              </table:table-cell>
              <table:table-cell office:value-type="float" office:value="0.000104">
                <text:p>0.000104</text:p>
              </table:table-cell>
              <table:table-cell office:value-type="float" office:value="0.003318">
                <text:p>0.003318</text:p>
              </table:table-cell>
              <table:table-cell office:value-type="float" office:value="0.004004">
                <text:p>0.004004</text:p>
              </table:table-cell>
              <table:table-cell office:value-type="float" office:value="0.004264">
                <text:p>0.004264</text:p>
              </table:table-cell>
              <table:table-cell office:value-type="float" office:value="0.003519">
                <text:p>0.003519</text:p>
              </table:table-cell>
              <table:table-cell office:value-type="float" office:value="0.005012">
                <text:p>0.005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641">
                <text:p>0.003641</text:p>
              </table:table-cell>
              <table:table-cell office:value-type="float" office:value="0.004272">
                <text:p>0.004272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111">
                <text:p>0.000111</text:p>
              </table:table-cell>
              <table:table-cell office:value-type="float" office:value="0.009954">
                <text:p>0.009954</text:p>
              </table:table-cell>
              <table:table-cell office:value-type="float" office:value="0.003948">
                <text:p>0.003948</text:p>
              </table:table-cell>
              <table:table-cell office:value-type="float" office:value="0.003988">
                <text:p>0.003988</text:p>
              </table:table-cell>
              <table:table-cell office:value-type="float" office:value="0.003423">
                <text:p>0.003423</text:p>
              </table:table-cell>
              <table:table-cell office:value-type="float" office:value="0.004332">
                <text:p>0.004332</text:p>
              </table:table-cell>
              <table:table-cell office:value-type="float" office:value="0.009025">
                <text:p>0.0090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801">
                <text:p>0.003801</text:p>
              </table:table-cell>
              <table:table-cell office:value-type="float" office:value="0.004082">
                <text:p>0.004082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092">
                <text:p>0.000092</text:p>
              </table:table-cell>
              <table:table-cell office:value-type="float" office:value="0.003158">
                <text:p>0.003158</text:p>
              </table:table-cell>
              <table:table-cell office:value-type="float" office:value="0.003921">
                <text:p>0.003921</text:p>
              </table:table-cell>
              <table:table-cell office:value-type="float" office:value="0.004226">
                <text:p>0.004226</text:p>
              </table:table-cell>
              <table:table-cell office:value-type="float" office:value="0.003594">
                <text:p>0.003594</text:p>
              </table:table-cell>
              <table:table-cell office:value-type="float" office:value="0.004549">
                <text:p>0.00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4603">
                <text:p>0.004603</text:p>
              </table:table-cell>
              <table:table-cell office:value-type="float" office:value="0.003347">
                <text:p>0.003347</text:p>
              </table:table-cell>
              <table:table-cell office:value-type="float" office:value="0.000408">
                <text:p>0.000408</text:p>
              </table:table-cell>
              <table:table-cell office:value-type="float" office:value="0.000111">
                <text:p>0.000111</text:p>
              </table:table-cell>
              <table:table-cell office:value-type="float" office:value="0.003287">
                <text:p>0.003287</text:p>
              </table:table-cell>
              <table:table-cell office:value-type="float" office:value="0.003831">
                <text:p>0.003831</text:p>
              </table:table-cell>
              <table:table-cell office:value-type="float" office:value="0.004208">
                <text:p>0.004208</text:p>
              </table:table-cell>
              <table:table-cell office:value-type="float" office:value="0.003564">
                <text:p>0.003564</text:p>
              </table:table-cell>
              <table:table-cell office:value-type="float" office:value="0.00233">
                <text:p>0.00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3706">
                <text:p>0.003706</text:p>
              </table:table-cell>
              <table:table-cell office:value-type="float" office:value="0.006861">
                <text:p>0.006861</text:p>
              </table:table-cell>
              <table:table-cell office:value-type="float" office:value="0.000456">
                <text:p>0.000456</text:p>
              </table:table-cell>
              <table:table-cell office:value-type="float" office:value="0.000122">
                <text:p>0.000122</text:p>
              </table:table-cell>
              <table:table-cell office:value-type="float" office:value="0.002944">
                <text:p>0.002944</text:p>
              </table:table-cell>
              <table:table-cell office:value-type="float" office:value="0.003846">
                <text:p>0.003846</text:p>
              </table:table-cell>
              <table:table-cell office:value-type="float" office:value="0.005066">
                <text:p>0.005066</text:p>
              </table:table-cell>
              <table:table-cell office:value-type="float" office:value="0.003937">
                <text:p>0.003937</text:p>
              </table:table-cell>
              <table:table-cell office:value-type="float" office:value="0.00413">
                <text:p>0.00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963">
                <text:p>0.002963</text:p>
              </table:table-cell>
              <table:table-cell office:value-type="float" office:value="0.002835">
                <text:p>0.002835</text:p>
              </table:table-cell>
              <table:table-cell office:value-type="float" office:value="0.000438">
                <text:p>0.000438</text:p>
              </table:table-cell>
              <table:table-cell office:value-type="float" office:value="0.000096">
                <text:p>0.000096</text:p>
              </table:table-cell>
              <table:table-cell office:value-type="float" office:value="0.002992">
                <text:p>0.002992</text:p>
              </table:table-cell>
              <table:table-cell office:value-type="float" office:value="0.003812">
                <text:p>0.003812</text:p>
              </table:table-cell>
              <table:table-cell office:value-type="float" office:value="0.003823">
                <text:p>0.003823</text:p>
              </table:table-cell>
              <table:table-cell office:value-type="float" office:value="0.003671">
                <text:p>0.003671</text:p>
              </table:table-cell>
              <table:table-cell office:value-type="float" office:value="0.010138">
                <text:p>0.010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714">
                <text:p>0.002714</text:p>
              </table:table-cell>
              <table:table-cell office:value-type="float" office:value="0.002977">
                <text:p>0.002977</text:p>
              </table:table-cell>
              <table:table-cell office:value-type="float" office:value="0.000457">
                <text:p>0.000457</text:p>
              </table:table-cell>
              <table:table-cell office:value-type="float" office:value="0.005535">
                <text:p>0.005535</text:p>
              </table:table-cell>
              <table:table-cell office:value-type="float" office:value="0.003134">
                <text:p>0.003134</text:p>
              </table:table-cell>
              <table:table-cell office:value-type="float" office:value="0.003813">
                <text:p>0.003813</text:p>
              </table:table-cell>
              <table:table-cell office:value-type="float" office:value="0.003838">
                <text:p>0.003838</text:p>
              </table:table-cell>
              <table:table-cell office:value-type="float" office:value="0.003535">
                <text:p>0.003535</text:p>
              </table:table-cell>
              <table:table-cell office:value-type="float" office:value="0.008193">
                <text:p>0.008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673">
                <text:p>0.003673</text:p>
              </table:table-cell>
              <table:table-cell office:value-type="float" office:value="0.002867">
                <text:p>0.002867</text:p>
              </table:table-cell>
              <table:table-cell office:value-type="float" office:value="0.000465">
                <text:p>0.000465</text:p>
              </table:table-cell>
              <table:table-cell office:value-type="float" office:value="0.00019">
                <text:p>0.00019</text:p>
              </table:table-cell>
              <table:table-cell office:value-type="float" office:value="0.002954">
                <text:p>0.002954</text:p>
              </table:table-cell>
              <table:table-cell office:value-type="float" office:value="0.003914">
                <text:p>0.003914</text:p>
              </table:table-cell>
              <table:table-cell office:value-type="float" office:value="0.004024">
                <text:p>0.004024</text:p>
              </table:table-cell>
              <table:table-cell office:value-type="float" office:value="0.003601">
                <text:p>0.003601</text:p>
              </table:table-cell>
              <table:table-cell office:value-type="float" office:value="0.006078">
                <text:p>0.006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922">
                <text:p>0.002922</text:p>
              </table:table-cell>
              <table:table-cell office:value-type="float" office:value="0.003484">
                <text:p>0.003484</text:p>
              </table:table-cell>
              <table:table-cell office:value-type="float" office:value="0.00046">
                <text:p>0.00046</text:p>
              </table:table-cell>
              <table:table-cell office:value-type="float" office:value="0.000282">
                <text:p>0.000282</text:p>
              </table:table-cell>
              <table:table-cell office:value-type="float" office:value="0.003174">
                <text:p>0.003174</text:p>
              </table:table-cell>
              <table:table-cell office:value-type="float" office:value="0.004005">
                <text:p>0.004005</text:p>
              </table:table-cell>
              <table:table-cell office:value-type="float" office:value="0.003782">
                <text:p>0.003782</text:p>
              </table:table-cell>
              <table:table-cell office:value-type="float" office:value="0.0047">
                <text:p>0.0047</text:p>
              </table:table-cell>
              <table:table-cell office:value-type="float" office:value="0.004015">
                <text:p>0.00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84">
                <text:p>0.00284</text:p>
              </table:table-cell>
              <table:table-cell office:value-type="float" office:value="0.003572">
                <text:p>0.003572</text:p>
              </table:table-cell>
              <table:table-cell office:value-type="float" office:value="0.000445">
                <text:p>0.000445</text:p>
              </table:table-cell>
              <table:table-cell office:value-type="float" office:value="0.000311">
                <text:p>0.000311</text:p>
              </table:table-cell>
              <table:table-cell office:value-type="float" office:value="0.003062">
                <text:p>0.003062</text:p>
              </table:table-cell>
              <table:table-cell office:value-type="float" office:value="0.004024">
                <text:p>0.004024</text:p>
              </table:table-cell>
              <table:table-cell office:value-type="float" office:value="0.004717">
                <text:p>0.004717</text:p>
              </table:table-cell>
              <table:table-cell office:value-type="float" office:value="0.003955">
                <text:p>0.003955</text:p>
              </table:table-cell>
              <table:table-cell office:value-type="float" office:value="0.003487">
                <text:p>0.003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3656">
                <text:p>0.003656</text:p>
              </table:table-cell>
              <table:table-cell office:value-type="float" office:value="0.004385">
                <text:p>0.004385</text:p>
              </table:table-cell>
              <table:table-cell office:value-type="float" office:value="0.00045">
                <text:p>0.00045</text:p>
              </table:table-cell>
              <table:table-cell office:value-type="float" office:value="0.000164">
                <text:p>0.000164</text:p>
              </table:table-cell>
              <table:table-cell office:value-type="float" office:value="0.003001">
                <text:p>0.003001</text:p>
              </table:table-cell>
              <table:table-cell office:value-type="float" office:value="0.004001">
                <text:p>0.004001</text:p>
              </table:table-cell>
              <table:table-cell office:value-type="float" office:value="0.00409">
                <text:p>0.00409</text:p>
              </table:table-cell>
              <table:table-cell office:value-type="float" office:value="0.003304">
                <text:p>0.003304</text:p>
              </table:table-cell>
              <table:table-cell office:value-type="float" office:value="0.005338">
                <text:p>0.005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916">
                <text:p>0.003916</text:p>
              </table:table-cell>
              <table:table-cell office:value-type="float" office:value="0.00413">
                <text:p>0.00413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355">
                <text:p>0.000355</text:p>
              </table:table-cell>
              <table:table-cell office:value-type="float" office:value="0.003041">
                <text:p>0.003041</text:p>
              </table:table-cell>
              <table:table-cell office:value-type="float" office:value="0.003847">
                <text:p>0.003847</text:p>
              </table:table-cell>
              <table:table-cell office:value-type="float" office:value="0.003996">
                <text:p>0.003996</text:p>
              </table:table-cell>
              <table:table-cell office:value-type="float" office:value="0.003229">
                <text:p>0.003229</text:p>
              </table:table-cell>
              <table:table-cell office:value-type="float" office:value="0.005247">
                <text:p>0.005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863">
                <text:p>0.003863</text:p>
              </table:table-cell>
              <table:table-cell office:value-type="float" office:value="0.003581">
                <text:p>0.003581</text:p>
              </table:table-cell>
              <table:table-cell office:value-type="float" office:value="0.04244">
                <text:p>0.04244</text:p>
              </table:table-cell>
              <table:table-cell office:value-type="float" office:value="0.000159">
                <text:p>0.000159</text:p>
              </table:table-cell>
              <table:table-cell office:value-type="float" office:value="0.003173">
                <text:p>0.003173</text:p>
              </table:table-cell>
              <table:table-cell office:value-type="float" office:value="0.003929">
                <text:p>0.003929</text:p>
              </table:table-cell>
              <table:table-cell office:value-type="float" office:value="0.0046">
                <text:p>0.0046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402">
                <text:p>0.003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244">
                <text:p>0.003244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138">
                <text:p>0.000138</text:p>
              </table:table-cell>
              <table:table-cell office:value-type="float" office:value="0.003255">
                <text:p>0.003255</text:p>
              </table:table-cell>
              <table:table-cell office:value-type="float" office:value="0.003891">
                <text:p>0.003891</text:p>
              </table:table-cell>
              <table:table-cell office:value-type="float" office:value="0.003987">
                <text:p>0.003987</text:p>
              </table:table-cell>
              <table:table-cell office:value-type="float" office:value="0.003728">
                <text:p>0.003728</text:p>
              </table:table-cell>
              <table:table-cell office:value-type="float" office:value="0.00251">
                <text:p>0.0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293">
                <text:p>0.003293</text:p>
              </table:table-cell>
              <table:table-cell office:value-type="float" office:value="0.003844">
                <text:p>0.003844</text:p>
              </table:table-cell>
              <table:table-cell office:value-type="float" office:value="0.000567">
                <text:p>0.000567</text:p>
              </table:table-cell>
              <table:table-cell office:value-type="float" office:value="0.000269">
                <text:p>0.000269</text:p>
              </table:table-cell>
              <table:table-cell office:value-type="float" office:value="0.003114">
                <text:p>0.003114</text:p>
              </table:table-cell>
              <table:table-cell office:value-type="float" office:value="0.003865">
                <text:p>0.003865</text:p>
              </table:table-cell>
              <table:table-cell office:value-type="float" office:value="0.003909">
                <text:p>0.003909</text:p>
              </table:table-cell>
              <table:table-cell office:value-type="float" office:value="0.003481">
                <text:p>0.003481</text:p>
              </table:table-cell>
              <table:table-cell office:value-type="float" office:value="0.002168">
                <text:p>0.00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95">
                <text:p>0.00395</text:p>
              </table:table-cell>
              <table:table-cell office:value-type="float" office:value="0.004542">
                <text:p>0.004542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14">
                <text:p>0.00014</text:p>
              </table:table-cell>
              <table:table-cell office:value-type="float" office:value="0.003117">
                <text:p>0.003117</text:p>
              </table:table-cell>
              <table:table-cell office:value-type="float" office:value="0.003912">
                <text:p>0.003912</text:p>
              </table:table-cell>
              <table:table-cell office:value-type="float" office:value="0.00461">
                <text:p>0.00461</text:p>
              </table:table-cell>
              <table:table-cell office:value-type="float" office:value="0.003577">
                <text:p>0.003577</text:p>
              </table:table-cell>
              <table:table-cell office:value-type="float" office:value="0.002154">
                <text:p>0.00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4004">
                <text:p>0.004004</text:p>
              </table:table-cell>
              <table:table-cell office:value-type="float" office:value="0.005282">
                <text:p>0.005282</text:p>
              </table:table-cell>
              <table:table-cell office:value-type="float" office:value="0.000547">
                <text:p>0.000547</text:p>
              </table:table-cell>
              <table:table-cell office:value-type="float" office:value="0.000299">
                <text:p>0.000299</text:p>
              </table:table-cell>
              <table:table-cell office:value-type="float" office:value="0.003168">
                <text:p>0.003168</text:p>
              </table:table-cell>
              <table:table-cell office:value-type="float" office:value="0.003889">
                <text:p>0.003889</text:p>
              </table:table-cell>
              <table:table-cell office:value-type="float" office:value="0.003897">
                <text:p>0.003897</text:p>
              </table:table-cell>
              <table:table-cell office:value-type="float" office:value="0.003903">
                <text:p>0.003903</text:p>
              </table:table-cell>
              <table:table-cell office:value-type="float" office:value="0.002301">
                <text:p>0.002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163">
                <text:p>0.004163</text:p>
              </table:table-cell>
              <table:table-cell office:value-type="float" office:value="0.003377">
                <text:p>0.003377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303">
                <text:p>0.000303</text:p>
              </table:table-cell>
              <table:table-cell office:value-type="float" office:value="0.003198">
                <text:p>0.003198</text:p>
              </table:table-cell>
              <table:table-cell office:value-type="float" office:value="0.00388">
                <text:p>0.00388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807">
                <text:p>0.003807</text:p>
              </table:table-cell>
              <table:table-cell office:value-type="float" office:value="0.001636">
                <text:p>0.00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088">
                <text:p>0.004088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136">
                <text:p>0.000136</text:p>
              </table:table-cell>
              <table:table-cell office:value-type="float" office:value="0.003174">
                <text:p>0.003174</text:p>
              </table:table-cell>
              <table:table-cell office:value-type="float" office:value="0.003873">
                <text:p>0.003873</text:p>
              </table:table-cell>
              <table:table-cell office:value-type="float" office:value="0.004024">
                <text:p>0.004024</text:p>
              </table:table-cell>
              <table:table-cell office:value-type="float" office:value="0.003696">
                <text:p>0.003696</text:p>
              </table:table-cell>
              <table:table-cell office:value-type="float" office:value="0.002115">
                <text:p>0.00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996">
                <text:p>0.004996</text:p>
              </table:table-cell>
              <table:table-cell office:value-type="float" office:value="0.003555">
                <text:p>0.003555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203">
                <text:p>0.000203</text:p>
              </table:table-cell>
              <table:table-cell office:value-type="float" office:value="0.003306">
                <text:p>0.003306</text:p>
              </table:table-cell>
              <table:table-cell office:value-type="float" office:value="0.003805">
                <text:p>0.003805</text:p>
              </table:table-cell>
              <table:table-cell office:value-type="float" office:value="0.005086">
                <text:p>0.005086</text:p>
              </table:table-cell>
              <table:table-cell office:value-type="float" office:value="0.004052">
                <text:p>0.004052</text:p>
              </table:table-cell>
              <table:table-cell office:value-type="float" office:value="0.002316">
                <text:p>0.00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3985">
                <text:p>0.003985</text:p>
              </table:table-cell>
              <table:table-cell office:value-type="float" office:value="0.004911">
                <text:p>0.004911</text:p>
              </table:table-cell>
              <table:table-cell office:value-type="float" office:value="0.00042">
                <text:p>0.00042</text:p>
              </table:table-cell>
              <table:table-cell office:value-type="float" office:value="0.000206">
                <text:p>0.000206</text:p>
              </table:table-cell>
              <table:table-cell office:value-type="float" office:value="0.023131">
                <text:p>0.023131</text:p>
              </table:table-cell>
              <table:table-cell office:value-type="float" office:value="0.003927">
                <text:p>0.003927</text:p>
              </table:table-cell>
              <table:table-cell office:value-type="float" office:value="0.006466">
                <text:p>0.006466</text:p>
              </table:table-cell>
              <table:table-cell office:value-type="float" office:value="0.012359">
                <text:p>0.012359</text:p>
              </table:table-cell>
              <table:table-cell office:value-type="float" office:value="0.007094">
                <text:p>0.007094</text:p>
              </table:table-cell>
              <table:table-cell office:value-type="float" office:value="0.177431">
                <text:p>0.1774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406">
                <text:p>0.003406</text:p>
              </table:table-cell>
              <table:table-cell office:value-type="float" office:value="0.006495">
                <text:p>0.006495</text:p>
              </table:table-cell>
              <table:table-cell office:value-type="float" office:value="0.000474">
                <text:p>0.000474</text:p>
              </table:table-cell>
              <table:table-cell office:value-type="float" office:value="0.000215">
                <text:p>0.000215</text:p>
              </table:table-cell>
              <table:table-cell office:value-type="float" office:value="0.003016">
                <text:p>0.003016</text:p>
              </table:table-cell>
              <table:table-cell office:value-type="float" office:value="0.003876">
                <text:p>0.003876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718">
                <text:p>0.003718</text:p>
              </table:table-cell>
              <table:table-cell office:value-type="float" office:value="0.001796">
                <text:p>0.001796</text:p>
              </table:table-cell>
              <table:table-cell office:value-type="float" office:value="0.000511">
                <text:p>0.0005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526">
                <text:p>0.002526</text:p>
              </table:table-cell>
              <table:table-cell office:value-type="float" office:value="0.0025">
                <text:p>0.0025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2">
                <text:p>0.0002</text:p>
              </table:table-cell>
              <table:table-cell office:value-type="float" office:value="0.003071">
                <text:p>0.003071</text:p>
              </table:table-cell>
              <table:table-cell office:value-type="float" office:value="0.003851">
                <text:p>0.003851</text:p>
              </table:table-cell>
              <table:table-cell office:value-type="float" office:value="0.003921">
                <text:p>0.003921</text:p>
              </table:table-cell>
              <table:table-cell office:value-type="float" office:value="0.003723">
                <text:p>0.003723</text:p>
              </table:table-cell>
              <table:table-cell office:value-type="float" office:value="0.005113">
                <text:p>0.005113</text:p>
              </table:table-cell>
              <table:table-cell office:value-type="float" office:value="0.006053">
                <text:p>0.0060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559">
                <text:p>0.003559</text:p>
              </table:table-cell>
              <table:table-cell office:value-type="float" office:value="0.004088">
                <text:p>0.004088</text:p>
              </table:table-cell>
              <table:table-cell office:value-type="float" office:value="0.000467">
                <text:p>0.000467</text:p>
              </table:table-cell>
              <table:table-cell office:value-type="float" office:value="0.00022">
                <text:p>0.00022</text:p>
              </table:table-cell>
              <table:table-cell office:value-type="float" office:value="0.003273">
                <text:p>0.003273</text:p>
              </table:table-cell>
              <table:table-cell office:value-type="float" office:value="0.003809">
                <text:p>0.003809</text:p>
              </table:table-cell>
              <table:table-cell office:value-type="float" office:value="0.004031">
                <text:p>0.004031</text:p>
              </table:table-cell>
              <table:table-cell office:value-type="float" office:value="0.003767">
                <text:p>0.003767</text:p>
              </table:table-cell>
              <table:table-cell office:value-type="float" office:value="0.001474">
                <text:p>0.00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64">
                <text:p>0.00264</text:p>
              </table:table-cell>
              <table:table-cell office:value-type="float" office:value="0.004433">
                <text:p>0.004433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194">
                <text:p>0.000194</text:p>
              </table:table-cell>
              <table:table-cell office:value-type="float" office:value="0.003275">
                <text:p>0.003275</text:p>
              </table:table-cell>
              <table:table-cell office:value-type="float" office:value="0.003881">
                <text:p>0.003881</text:p>
              </table:table-cell>
              <table:table-cell office:value-type="float" office:value="0.0065">
                <text:p>0.0065</text:p>
              </table:table-cell>
              <table:table-cell office:value-type="float" office:value="0.004138">
                <text:p>0.004138</text:p>
              </table:table-cell>
              <table:table-cell office:value-type="float" office:value="0.001311">
                <text:p>0.00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93">
                <text:p>0.00293</text:p>
              </table:table-cell>
              <table:table-cell office:value-type="float" office:value="0.003218">
                <text:p>0.003218</text:p>
              </table:table-cell>
              <table:table-cell office:value-type="float" office:value="0.00045">
                <text:p>0.00045</text:p>
              </table:table-cell>
              <table:table-cell office:value-type="float" office:value="0.000183">
                <text:p>0.000183</text:p>
              </table:table-cell>
              <table:table-cell office:value-type="float" office:value="0.003012">
                <text:p>0.003012</text:p>
              </table:table-cell>
              <table:table-cell office:value-type="float" office:value="0.0039">
                <text:p>0.0039</text:p>
              </table:table-cell>
              <table:table-cell office:value-type="float" office:value="0.003231">
                <text:p>0.003231</text:p>
              </table:table-cell>
              <table:table-cell office:value-type="float" office:value="0.003495">
                <text:p>0.003495</text:p>
              </table:table-cell>
              <table:table-cell office:value-type="float" office:value="0.004097">
                <text:p>0.00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254">
                <text:p>0.003254</text:p>
              </table:table-cell>
              <table:table-cell office:value-type="float" office:value="0.003168">
                <text:p>0.003168</text:p>
              </table:table-cell>
              <table:table-cell office:value-type="float" office:value="0.000457">
                <text:p>0.000457</text:p>
              </table:table-cell>
              <table:table-cell office:value-type="float" office:value="0.000202">
                <text:p>0.000202</text:p>
              </table:table-cell>
              <table:table-cell office:value-type="float" office:value="0.00294">
                <text:p>0.00294</text:p>
              </table:table-cell>
              <table:table-cell office:value-type="float" office:value="0.003823">
                <text:p>0.003823</text:p>
              </table:table-cell>
              <table:table-cell office:value-type="float" office:value="0.004177">
                <text:p>0.004177</text:p>
              </table:table-cell>
              <table:table-cell office:value-type="float" office:value="0.003689">
                <text:p>0.003689</text:p>
              </table:table-cell>
              <table:table-cell office:value-type="float" office:value="0.001723">
                <text:p>0.00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4129">
                <text:p>0.004129</text:p>
              </table:table-cell>
              <table:table-cell office:value-type="float" office:value="0.00325">
                <text:p>0.00325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346">
                <text:p>0.000346</text:p>
              </table:table-cell>
              <table:table-cell office:value-type="float" office:value="0.003038">
                <text:p>0.003038</text:p>
              </table:table-cell>
              <table:table-cell office:value-type="float" office:value="0.003848">
                <text:p>0.003848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682">
                <text:p>0.003682</text:p>
              </table:table-cell>
              <table:table-cell office:value-type="float" office:value="0.001843">
                <text:p>0.001843</text:p>
              </table:table-cell>
              <table:table-cell office:value-type="float" office:value="0.005189">
                <text:p>0.0051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483">
                <text:p>0.003483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219">
                <text:p>0.000219</text:p>
              </table:table-cell>
              <table:table-cell office:value-type="float" office:value="0.003169">
                <text:p>0.003169</text:p>
              </table:table-cell>
              <table:table-cell office:value-type="float" office:value="0.003938">
                <text:p>0.003938</text:p>
              </table:table-cell>
              <table:table-cell office:value-type="float" office:value="0.003961">
                <text:p>0.003961</text:p>
              </table:table-cell>
              <table:table-cell office:value-type="float" office:value="0.004375">
                <text:p>0.004375</text:p>
              </table:table-cell>
              <table:table-cell office:value-type="float" office:value="0.017163">
                <text:p>0.017163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398">
                <text:p>0.003398</text:p>
              </table:table-cell>
              <table:table-cell office:value-type="float" office:value="0.003403">
                <text:p>0.003403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315">
                <text:p>0.000315</text:p>
              </table:table-cell>
              <table:table-cell office:value-type="float" office:value="0.003166">
                <text:p>0.003166</text:p>
              </table:table-cell>
              <table:table-cell office:value-type="float" office:value="0.003906">
                <text:p>0.003906</text:p>
              </table:table-cell>
              <table:table-cell office:value-type="float" office:value="0.002872">
                <text:p>0.002872</text:p>
              </table:table-cell>
              <table:table-cell office:value-type="float" office:value="0.003881">
                <text:p>0.003881</text:p>
              </table:table-cell>
              <table:table-cell office:value-type="float" office:value="0.00129">
                <text:p>0.00129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86">
                <text:p>0.00286</text:p>
              </table:table-cell>
              <table:table-cell office:value-type="float" office:value="0.003515">
                <text:p>0.003515</text:p>
              </table:table-cell>
              <table:table-cell office:value-type="float" office:value="0.000488">
                <text:p>0.000488</text:p>
              </table:table-cell>
              <table:table-cell office:value-type="float" office:value="0.000301">
                <text:p>0.000301</text:p>
              </table:table-cell>
              <table:table-cell office:value-type="float" office:value="0.003016">
                <text:p>0.003016</text:p>
              </table:table-cell>
              <table:table-cell office:value-type="float" office:value="0.003806">
                <text:p>0.003806</text:p>
              </table:table-cell>
              <table:table-cell office:value-type="float" office:value="0.004962">
                <text:p>0.004962</text:p>
              </table:table-cell>
              <table:table-cell office:value-type="float" office:value="0.004062">
                <text:p>0.004062</text:p>
              </table:table-cell>
              <table:table-cell office:value-type="float" office:value="0.008207">
                <text:p>0.00820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692">
                <text:p>0.003692</text:p>
              </table:table-cell>
              <table:table-cell office:value-type="float" office:value="0.004658">
                <text:p>0.004658</text:p>
              </table:table-cell>
              <table:table-cell office:value-type="float" office:value="0.000529">
                <text:p>0.000529</text:p>
              </table:table-cell>
              <table:table-cell office:value-type="float" office:value="0.000387">
                <text:p>0.000387</text:p>
              </table:table-cell>
              <table:table-cell office:value-type="float" office:value="0.003157">
                <text:p>0.003157</text:p>
              </table:table-cell>
              <table:table-cell office:value-type="float" office:value="0.003888">
                <text:p>0.003888</text:p>
              </table:table-cell>
              <table:table-cell office:value-type="float" office:value="0.003819">
                <text:p>0.003819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626">
                <text:p>0.00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927">
                <text:p>0.003927</text:p>
              </table:table-cell>
              <table:table-cell office:value-type="float" office:value="0.004016">
                <text:p>0.004016</text:p>
              </table:table-cell>
              <table:table-cell office:value-type="float" office:value="0.000522">
                <text:p>0.000522</text:p>
              </table:table-cell>
              <table:table-cell office:value-type="float" office:value="0.000216">
                <text:p>0.000216</text:p>
              </table:table-cell>
              <table:table-cell office:value-type="float" office:value="0.00303">
                <text:p>0.00303</text:p>
              </table:table-cell>
              <table:table-cell office:value-type="float" office:value="0.004023">
                <text:p>0.004023</text:p>
              </table:table-cell>
              <table:table-cell office:value-type="float" office:value="0.003944">
                <text:p>0.003944</text:p>
              </table:table-cell>
              <table:table-cell office:value-type="float" office:value="0.003556">
                <text:p>0.003556</text:p>
              </table:table-cell>
              <table:table-cell office:value-type="float" office:value="0.004568">
                <text:p>0.004568</text:p>
              </table:table-cell>
              <table:table-cell office:value-type="float" office:value="0.011589">
                <text:p>0.0115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594">
                <text:p>0.003594</text:p>
              </table:table-cell>
              <table:table-cell office:value-type="float" office:value="0.004321">
                <text:p>0.004321</text:p>
              </table:table-cell>
              <table:table-cell office:value-type="float" office:value="0.000572">
                <text:p>0.000572</text:p>
              </table:table-cell>
              <table:table-cell office:value-type="float" office:value="0.00022">
                <text:p>0.00022</text:p>
              </table:table-cell>
              <table:table-cell office:value-type="float" office:value="0.003201">
                <text:p>0.003201</text:p>
              </table:table-cell>
              <table:table-cell office:value-type="float" office:value="0.003878">
                <text:p>0.003878</text:p>
              </table:table-cell>
              <table:table-cell office:value-type="float" office:value="0.002976">
                <text:p>0.002976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092">
                <text:p>0.003092</text:p>
              </table:table-cell>
              <table:table-cell office:value-type="float" office:value="0.001784">
                <text:p>0.00178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37">
                <text:p>0.003537</text:p>
              </table:table-cell>
              <table:table-cell office:value-type="float" office:value="0.004259">
                <text:p>0.004259</text:p>
              </table:table-cell>
              <table:table-cell office:value-type="float" office:value="0.000614">
                <text:p>0.000614</text:p>
              </table:table-cell>
              <table:table-cell office:value-type="float" office:value="0.000326">
                <text:p>0.000326</text:p>
              </table:table-cell>
              <table:table-cell office:value-type="float" office:value="0.004904">
                <text:p>0.004904</text:p>
              </table:table-cell>
              <table:table-cell office:value-type="float" office:value="0.00403">
                <text:p>0.00403</text:p>
              </table:table-cell>
              <table:table-cell office:value-type="float" office:value="0.004075">
                <text:p>0.004075</text:p>
              </table:table-cell>
              <table:table-cell office:value-type="float" office:value="0.003911">
                <text:p>0.003911</text:p>
              </table:table-cell>
              <table:table-cell office:value-type="float" office:value="0.00228">
                <text:p>0.00228</text:p>
              </table:table-cell>
              <table:table-cell office:value-type="float" office:value="0.015227">
                <text:p>0.01522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4509">
                <text:p>0.004509</text:p>
              </table:table-cell>
              <table:table-cell office:value-type="float" office:value="0.003684">
                <text:p>0.003684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278">
                <text:p>0.000278</text:p>
              </table:table-cell>
              <table:table-cell office:value-type="float" office:value="0.010296">
                <text:p>0.010296</text:p>
              </table:table-cell>
              <table:table-cell office:value-type="float" office:value="0.003915">
                <text:p>0.003915</text:p>
              </table:table-cell>
              <table:table-cell office:value-type="float" office:value="0.003395">
                <text:p>0.003395</text:p>
              </table:table-cell>
              <table:table-cell office:value-type="float" office:value="0.003664">
                <text:p>0.003664</text:p>
              </table:table-cell>
              <table:table-cell office:value-type="float" office:value="0.001406">
                <text:p>0.00140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781">
                <text:p>0.003781</text:p>
              </table:table-cell>
              <table:table-cell office:value-type="float" office:value="0.002989">
                <text:p>0.002989</text:p>
              </table:table-cell>
              <table:table-cell office:value-type="float" office:value="0.000536">
                <text:p>0.000536</text:p>
              </table:table-cell>
              <table:table-cell office:value-type="float" office:value="0.000246">
                <text:p>0.000246</text:p>
              </table:table-cell>
              <table:table-cell office:value-type="float" office:value="0.034556">
                <text:p>0.034556</text:p>
              </table:table-cell>
              <table:table-cell office:value-type="float" office:value="0.004211">
                <text:p>0.004211</text:p>
              </table:table-cell>
              <table:table-cell office:value-type="float" office:value="0.004968">
                <text:p>0.004968</text:p>
              </table:table-cell>
              <table:table-cell office:value-type="float" office:value="0.003418">
                <text:p>0.003418</text:p>
              </table:table-cell>
              <table:table-cell office:value-type="float" office:value="0.003701">
                <text:p>0.003701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395">
                <text:p>0.003395</text:p>
              </table:table-cell>
              <table:table-cell office:value-type="float" office:value="0.003066">
                <text:p>0.003066</text:p>
              </table:table-cell>
              <table:table-cell office:value-type="float" office:value="0.000567">
                <text:p>0.000567</text:p>
              </table:table-cell>
              <table:table-cell office:value-type="float" office:value="0.000288">
                <text:p>0.000288</text:p>
              </table:table-cell>
              <table:table-cell office:value-type="float" office:value="0.007806">
                <text:p>0.007806</text:p>
              </table:table-cell>
              <table:table-cell office:value-type="float" office:value="0.003921">
                <text:p>0.003921</text:p>
              </table:table-cell>
              <table:table-cell office:value-type="float" office:value="0.004491">
                <text:p>0.004491</text:p>
              </table:table-cell>
              <table:table-cell office:value-type="float" office:value="0.004189">
                <text:p>0.004189</text:p>
              </table:table-cell>
              <table:table-cell office:value-type="float" office:value="0.001818">
                <text:p>0.001818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527">
                <text:p>0.003527</text:p>
              </table:table-cell>
              <table:table-cell office:value-type="float" office:value="0.002895">
                <text:p>0.002895</text:p>
              </table:table-cell>
              <table:table-cell office:value-type="float" office:value="0.000591">
                <text:p>0.000591</text:p>
              </table:table-cell>
              <table:table-cell office:value-type="float" office:value="0.000292">
                <text:p>0.000292</text:p>
              </table:table-cell>
              <table:table-cell office:value-type="float" office:value="0.007238">
                <text:p>0.007238</text:p>
              </table:table-cell>
              <table:table-cell office:value-type="float" office:value="0.003982">
                <text:p>0.003982</text:p>
              </table:table-cell>
              <table:table-cell office:value-type="float" office:value="0.004452">
                <text:p>0.004452</text:p>
              </table:table-cell>
              <table:table-cell office:value-type="float" office:value="0.003821">
                <text:p>0.003821</text:p>
              </table:table-cell>
              <table:table-cell office:value-type="float" office:value="0.002003">
                <text:p>0.00200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3845">
                <text:p>0.003845</text:p>
              </table:table-cell>
              <table:table-cell office:value-type="float" office:value="0.0026">
                <text:p>0.0026</text:p>
              </table:table-cell>
              <table:table-cell office:value-type="float" office:value="0.000531">
                <text:p>0.000531</text:p>
              </table:table-cell>
              <table:table-cell office:value-type="float" office:value="0.000263">
                <text:p>0.000263</text:p>
              </table:table-cell>
              <table:table-cell office:value-type="float" office:value="0.010221">
                <text:p>0.010221</text:p>
              </table:table-cell>
              <table:table-cell office:value-type="float" office:value="0.003845">
                <text:p>0.003845</text:p>
              </table:table-cell>
              <table:table-cell office:value-type="float" office:value="0.003455">
                <text:p>0.003455</text:p>
              </table:table-cell>
              <table:table-cell office:value-type="float" office:value="0.003908">
                <text:p>0.003908</text:p>
              </table:table-cell>
              <table:table-cell office:value-type="float" office:value="0.001226">
                <text:p>0.00122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3497">
                <text:p>0.003497</text:p>
              </table:table-cell>
              <table:table-cell office:value-type="float" office:value="0.00479">
                <text:p>0.00479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28">
                <text:p>0.00028</text:p>
              </table:table-cell>
              <table:table-cell office:value-type="float" office:value="0.006955">
                <text:p>0.006955</text:p>
              </table:table-cell>
              <table:table-cell office:value-type="float" office:value="0.003903">
                <text:p>0.003903</text:p>
              </table:table-cell>
              <table:table-cell office:value-type="float" office:value="0.002793">
                <text:p>0.002793</text:p>
              </table:table-cell>
              <table:table-cell office:value-type="float" office:value="0.003729">
                <text:p>0.003729</text:p>
              </table:table-cell>
              <table:table-cell office:value-type="float" office:value="0.001103">
                <text:p>0.001103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839">
                <text:p>0.002839</text:p>
              </table:table-cell>
              <table:table-cell office:value-type="float" office:value="0.003669">
                <text:p>0.003669</text:p>
              </table:table-cell>
              <table:table-cell office:value-type="float" office:value="0.000648">
                <text:p>0.000648</text:p>
              </table:table-cell>
              <table:table-cell office:value-type="float" office:value="0.000267">
                <text:p>0.000267</text:p>
              </table:table-cell>
              <table:table-cell office:value-type="float" office:value="0.016294">
                <text:p>0.016294</text:p>
              </table:table-cell>
              <table:table-cell office:value-type="float" office:value="0.003814">
                <text:p>0.003814</text:p>
              </table:table-cell>
              <table:table-cell office:value-type="float" office:value="0.0039">
                <text:p>0.0039</text:p>
              </table:table-cell>
              <table:table-cell office:value-type="float" office:value="0.00407">
                <text:p>0.00407</text:p>
              </table:table-cell>
              <table:table-cell office:value-type="float" office:value="0.000964">
                <text:p>0.00096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706">
                <text:p>0.003706</text:p>
              </table:table-cell>
              <table:table-cell office:value-type="float" office:value="0.004598">
                <text:p>0.004598</text:p>
              </table:table-cell>
              <table:table-cell office:value-type="float" office:value="0.000614">
                <text:p>0.000614</text:p>
              </table:table-cell>
              <table:table-cell office:value-type="float" office:value="0.000387">
                <text:p>0.000387</text:p>
              </table:table-cell>
              <table:table-cell office:value-type="float" office:value="0.010128">
                <text:p>0.010128</text:p>
              </table:table-cell>
              <table:table-cell office:value-type="float" office:value="0.003918">
                <text:p>0.003918</text:p>
              </table:table-cell>
              <table:table-cell office:value-type="float" office:value="0.00399">
                <text:p>0.00399</text:p>
              </table:table-cell>
              <table:table-cell office:value-type="float" office:value="0.003703">
                <text:p>0.003703</text:p>
              </table:table-cell>
              <table:table-cell office:value-type="float" office:value="0.001249">
                <text:p>0.00124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4101">
                <text:p>0.004101</text:p>
              </table:table-cell>
              <table:table-cell office:value-type="float" office:value="0.004007">
                <text:p>0.004007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371">
                <text:p>0.000371</text:p>
              </table:table-cell>
              <table:table-cell office:value-type="float" office:value="0.006412">
                <text:p>0.006412</text:p>
              </table:table-cell>
              <table:table-cell office:value-type="float" office:value="0.003906">
                <text:p>0.003906</text:p>
              </table:table-cell>
              <table:table-cell office:value-type="float" office:value="0.004007">
                <text:p>0.004007</text:p>
              </table:table-cell>
              <table:table-cell office:value-type="float" office:value="0.003647">
                <text:p>0.003647</text:p>
              </table:table-cell>
              <table:table-cell office:value-type="float" office:value="0.001015">
                <text:p>0.00101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4006">
                <text:p>0.004006</text:p>
              </table:table-cell>
              <table:table-cell office:value-type="float" office:value="0.004598">
                <text:p>0.004598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334">
                <text:p>0.000334</text:p>
              </table:table-cell>
              <table:table-cell office:value-type="float" office:value="0.005641">
                <text:p>0.005641</text:p>
              </table:table-cell>
              <table:table-cell office:value-type="float" office:value="0.003956">
                <text:p>0.003956</text:p>
              </table:table-cell>
              <table:table-cell office:value-type="float" office:value="0.003375">
                <text:p>0.003375</text:p>
              </table:table-cell>
              <table:table-cell office:value-type="float" office:value="0.004013">
                <text:p>0.004013</text:p>
              </table:table-cell>
              <table:table-cell office:value-type="float" office:value="0.001074">
                <text:p>0.001074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31">
                <text:p>0.003931</text:p>
              </table:table-cell>
              <table:table-cell office:value-type="float" office:value="0.004394">
                <text:p>0.004394</text:p>
              </table:table-cell>
              <table:table-cell office:value-type="float" office:value="0.000605">
                <text:p>0.000605</text:p>
              </table:table-cell>
              <table:table-cell office:value-type="float" office:value="0.000401">
                <text:p>0.000401</text:p>
              </table:table-cell>
              <table:table-cell office:value-type="float" office:value="0.005856">
                <text:p>0.005856</text:p>
              </table:table-cell>
              <table:table-cell office:value-type="float" office:value="0.003878">
                <text:p>0.003878</text:p>
              </table:table-cell>
              <table:table-cell office:value-type="float" office:value="0.003644">
                <text:p>0.003644</text:p>
              </table:table-cell>
              <table:table-cell office:value-type="float" office:value="0.003797">
                <text:p>0.003797</text:p>
              </table:table-cell>
              <table:table-cell office:value-type="float" office:value="0.001239">
                <text:p>0.00123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887">
                <text:p>0.003887</text:p>
              </table:table-cell>
              <table:table-cell office:value-type="float" office:value="0.002601">
                <text:p>0.002601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366">
                <text:p>0.000366</text:p>
              </table:table-cell>
              <table:table-cell office:value-type="float" office:value="0.003077">
                <text:p>0.003077</text:p>
              </table:table-cell>
              <table:table-cell office:value-type="float" office:value="0.003891">
                <text:p>0.003891</text:p>
              </table:table-cell>
              <table:table-cell office:value-type="float" office:value="0.003417">
                <text:p>0.003417</text:p>
              </table:table-cell>
              <table:table-cell office:value-type="float" office:value="0.004079">
                <text:p>0.004079</text:p>
              </table:table-cell>
              <table:table-cell office:value-type="float" office:value="0.001088">
                <text:p>0.00108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522">
                <text:p>0.004522</text:p>
              </table:table-cell>
              <table:table-cell office:value-type="float" office:value="0.003527">
                <text:p>0.003527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586">
                <text:p>0.000586</text:p>
              </table:table-cell>
              <table:table-cell office:value-type="float" office:value="0.003287">
                <text:p>0.003287</text:p>
              </table:table-cell>
              <table:table-cell office:value-type="float" office:value="0.003862">
                <text:p>0.003862</text:p>
              </table:table-cell>
              <table:table-cell office:value-type="float" office:value="0.003183">
                <text:p>0.003183</text:p>
              </table:table-cell>
              <table:table-cell office:value-type="float" office:value="0.003462">
                <text:p>0.003462</text:p>
              </table:table-cell>
              <table:table-cell office:value-type="float" office:value="0.000583">
                <text:p>0.00058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4457">
                <text:p>0.004457</text:p>
              </table:table-cell>
              <table:table-cell office:value-type="float" office:value="0.004288">
                <text:p>0.004288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376">
                <text:p>0.000376</text:p>
              </table:table-cell>
              <table:table-cell office:value-type="float" office:value="0.006045">
                <text:p>0.006045</text:p>
              </table:table-cell>
              <table:table-cell office:value-type="float" office:value="0.003887">
                <text:p>0.003887</text:p>
              </table:table-cell>
              <table:table-cell office:value-type="float" office:value="0.003752">
                <text:p>0.003752</text:p>
              </table:table-cell>
              <table:table-cell office:value-type="float" office:value="0.003768">
                <text:p>0.003768</text:p>
              </table:table-cell>
              <table:table-cell office:value-type="float" office:value="0.001384">
                <text:p>0.00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4116">
                <text:p>0.004116</text:p>
              </table:table-cell>
              <table:table-cell office:value-type="float" office:value="0.003722">
                <text:p>0.003722</text:p>
              </table:table-cell>
              <table:table-cell office:value-type="float" office:value="0.00066">
                <text:p>0.00066</text:p>
              </table:table-cell>
              <table:table-cell office:value-type="float" office:value="0.000487">
                <text:p>0.000487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891">
                <text:p>0.003891</text:p>
              </table:table-cell>
              <table:table-cell office:value-type="float" office:value="0.003053">
                <text:p>0.003053</text:p>
              </table:table-cell>
              <table:table-cell office:value-type="float" office:value="0.003934">
                <text:p>0.003934</text:p>
              </table:table-cell>
              <table:table-cell office:value-type="float" office:value="0.001511">
                <text:p>0.00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813">
                <text:p>0.004813</text:p>
              </table:table-cell>
              <table:table-cell office:value-type="float" office:value="0.003428">
                <text:p>0.003428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41">
                <text:p>0.00041</text:p>
              </table:table-cell>
              <table:table-cell office:value-type="float" office:value="0.006104">
                <text:p>0.006104</text:p>
              </table:table-cell>
              <table:table-cell office:value-type="float" office:value="0.003838">
                <text:p>0.003838</text:p>
              </table:table-cell>
              <table:table-cell office:value-type="float" office:value="0.004131">
                <text:p>0.004131</text:p>
              </table:table-cell>
              <table:table-cell office:value-type="float" office:value="0.003956">
                <text:p>0.003956</text:p>
              </table:table-cell>
              <table:table-cell office:value-type="float" office:value="0.001383">
                <text:p>0.00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5147">
                <text:p>0.005147</text:p>
              </table:table-cell>
              <table:table-cell office:value-type="float" office:value="0.003435">
                <text:p>0.003435</text:p>
              </table:table-cell>
              <table:table-cell office:value-type="float" office:value="0.000715">
                <text:p>0.000715</text:p>
              </table:table-cell>
              <table:table-cell office:value-type="float" office:value="0.000519">
                <text:p>0.000519</text:p>
              </table:table-cell>
              <table:table-cell office:value-type="float" office:value="0.003275">
                <text:p>0.003275</text:p>
              </table:table-cell>
              <table:table-cell office:value-type="float" office:value="0.003986">
                <text:p>0.003986</text:p>
              </table:table-cell>
              <table:table-cell office:value-type="float" office:value="0.004472">
                <text:p>0.004472</text:p>
              </table:table-cell>
              <table:table-cell office:value-type="float" office:value="0.004522">
                <text:p>0.004522</text:p>
              </table:table-cell>
              <table:table-cell office:value-type="float" office:value="0.001823">
                <text:p>0.00182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382">
                <text:p>0.004382</text:p>
              </table:table-cell>
              <table:table-cell office:value-type="float" office:value="0.005283">
                <text:p>0.005283</text:p>
              </table:table-cell>
              <table:table-cell office:value-type="float" office:value="0.000759">
                <text:p>0.000759</text:p>
              </table:table-cell>
              <table:table-cell office:value-type="float" office:value="0.000554">
                <text:p>0.000554</text:p>
              </table:table-cell>
              <table:table-cell office:value-type="float" office:value="0.003163">
                <text:p>0.003163</text:p>
              </table:table-cell>
              <table:table-cell office:value-type="float" office:value="0.003897">
                <text:p>0.003897</text:p>
              </table:table-cell>
              <table:table-cell office:value-type="float" office:value="0.007715">
                <text:p>0.007715</text:p>
              </table:table-cell>
              <table:table-cell office:value-type="float" office:value="0.003957">
                <text:p>0.003957</text:p>
              </table:table-cell>
              <table:table-cell office:value-type="float" office:value="0.001157">
                <text:p>0.00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638">
                <text:p>0.003638</text:p>
              </table:table-cell>
              <table:table-cell office:value-type="float" office:value="0.004202">
                <text:p>0.004202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578">
                <text:p>0.000578</text:p>
              </table:table-cell>
              <table:table-cell office:value-type="float" office:value="0.003176">
                <text:p>0.003176</text:p>
              </table:table-cell>
              <table:table-cell office:value-type="float" office:value="0.003825">
                <text:p>0.003825</text:p>
              </table:table-cell>
              <table:table-cell office:value-type="float" office:value="0.003763">
                <text:p>0.003763</text:p>
              </table:table-cell>
              <table:table-cell office:value-type="float" office:value="0.003702">
                <text:p>0.003702</text:p>
              </table:table-cell>
              <table:table-cell office:value-type="float" office:value="0.00238">
                <text:p>0.00238</text:p>
              </table:table-cell>
              <table:table-cell office:value-type="float" office:value="0.001434">
                <text:p>0.00143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2954">
                <text:p>0.002954</text:p>
              </table:table-cell>
              <table:table-cell office:value-type="float" office:value="0.005647">
                <text:p>0.005647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572">
                <text:p>0.000572</text:p>
              </table:table-cell>
              <table:table-cell office:value-type="float" office:value="0.004185">
                <text:p>0.004185</text:p>
              </table:table-cell>
              <table:table-cell office:value-type="float" office:value="0.00387">
                <text:p>0.00387</text:p>
              </table:table-cell>
              <table:table-cell office:value-type="float" office:value="0.003921">
                <text:p>0.003921</text:p>
              </table:table-cell>
              <table:table-cell office:value-type="float" office:value="0.00378">
                <text:p>0.00378</text:p>
              </table:table-cell>
              <table:table-cell office:value-type="float" office:value="0.001638">
                <text:p>0.001638</text:p>
              </table:table-cell>
              <table:table-cell office:value-type="float" office:value="0.001209">
                <text:p>0.0012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726">
                <text:p>0.003726</text:p>
              </table:table-cell>
              <table:table-cell office:value-type="float" office:value="0.003508">
                <text:p>0.003508</text:p>
              </table:table-cell>
              <table:table-cell office:value-type="float" office:value="0.000809">
                <text:p>0.000809</text:p>
              </table:table-cell>
              <table:table-cell office:value-type="float" office:value="0.000588">
                <text:p>0.000588</text:p>
              </table:table-cell>
              <table:table-cell office:value-type="float" office:value="0.003479">
                <text:p>0.003479</text:p>
              </table:table-cell>
              <table:table-cell office:value-type="float" office:value="0.003979">
                <text:p>0.003979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344">
                <text:p>0.003344</text:p>
              </table:table-cell>
              <table:table-cell office:value-type="float" office:value="0.002782">
                <text:p>0.002782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2676">
                <text:p>0.002676</text:p>
              </table:table-cell>
              <table:table-cell office:value-type="float" office:value="0.002678">
                <text:p>0.002678</text:p>
              </table:table-cell>
              <table:table-cell office:value-type="float" office:value="0.000745">
                <text:p>0.000745</text:p>
              </table:table-cell>
              <table:table-cell office:value-type="float" office:value="0.000579">
                <text:p>0.000579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997">
                <text:p>0.003997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502">
                <text:p>0.003502</text:p>
              </table:table-cell>
              <table:table-cell office:value-type="float" office:value="0.002038">
                <text:p>0.00203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28">
                <text:p>0.0028</text:p>
              </table:table-cell>
              <table:table-cell office:value-type="float" office:value="0.003435">
                <text:p>0.003435</text:p>
              </table:table-cell>
              <table:table-cell office:value-type="float" office:value="0.042727">
                <text:p>0.042727</text:p>
              </table:table-cell>
              <table:table-cell office:value-type="float" office:value="0.000575">
                <text:p>0.000575</text:p>
              </table:table-cell>
              <table:table-cell office:value-type="float" office:value="0.003316">
                <text:p>0.003316</text:p>
              </table:table-cell>
              <table:table-cell office:value-type="float" office:value="0.003879">
                <text:p>0.003879</text:p>
              </table:table-cell>
              <table:table-cell office:value-type="float" office:value="0.00385">
                <text:p>0.00385</text:p>
              </table:table-cell>
              <table:table-cell office:value-type="float" office:value="0.004325">
                <text:p>0.004325</text:p>
              </table:table-cell>
              <table:table-cell office:value-type="float" office:value="0.001679">
                <text:p>0.001679</text:p>
              </table:table-cell>
              <table:table-cell office:value-type="float" office:value="0.000519">
                <text:p>0.000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43">
                <text:p>0.00343</text:p>
              </table:table-cell>
              <table:table-cell office:value-type="float" office:value="0.003807">
                <text:p>0.003807</text:p>
              </table:table-cell>
              <table:table-cell office:value-type="float" office:value="0.000763">
                <text:p>0.000763</text:p>
              </table:table-cell>
              <table:table-cell office:value-type="float" office:value="0.00074">
                <text:p>0.00074</text:p>
              </table:table-cell>
              <table:table-cell office:value-type="float" office:value="0.006118">
                <text:p>0.006118</text:p>
              </table:table-cell>
              <table:table-cell office:value-type="float" office:value="0.004037">
                <text:p>0.004037</text:p>
              </table:table-cell>
              <table:table-cell office:value-type="float" office:value="0.004106">
                <text:p>0.004106</text:p>
              </table:table-cell>
              <table:table-cell office:value-type="float" office:value="0.003699">
                <text:p>0.003699</text:p>
              </table:table-cell>
              <table:table-cell office:value-type="float" office:value="0.001483">
                <text:p>0.001483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155">
                <text:p>0.004155</text:p>
              </table:table-cell>
              <table:table-cell office:value-type="float" office:value="0.003783">
                <text:p>0.003783</text:p>
              </table:table-cell>
              <table:table-cell office:value-type="float" office:value="0.00075">
                <text:p>0.0007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3355">
                <text:p>0.003355</text:p>
              </table:table-cell>
              <table:table-cell office:value-type="float" office:value="0.00388">
                <text:p>0.00388</text:p>
              </table:table-cell>
              <table:table-cell office:value-type="float" office:value="0.00407">
                <text:p>0.00407</text:p>
              </table:table-cell>
              <table:table-cell office:value-type="float" office:value="0.003926">
                <text:p>0.003926</text:p>
              </table:table-cell>
              <table:table-cell office:value-type="float" office:value="0.001405">
                <text:p>0.001405</text:p>
              </table:table-cell>
              <table:table-cell office:value-type="float" office:value="0.000886">
                <text:p>0.0008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166">
                <text:p>0.003166</text:p>
              </table:table-cell>
              <table:table-cell office:value-type="float" office:value="0.00419">
                <text:p>0.00419</text:p>
              </table:table-cell>
              <table:table-cell office:value-type="float" office:value="0.000776">
                <text:p>0.000776</text:p>
              </table:table-cell>
              <table:table-cell office:value-type="float" office:value="0.000653">
                <text:p>0.000653</text:p>
              </table:table-cell>
              <table:table-cell office:value-type="float" office:value="0.003317">
                <text:p>0.003317</text:p>
              </table:table-cell>
              <table:table-cell office:value-type="float" office:value="0.003853">
                <text:p>0.003853</text:p>
              </table:table-cell>
              <table:table-cell office:value-type="float" office:value="0.003209">
                <text:p>0.003209</text:p>
              </table:table-cell>
              <table:table-cell office:value-type="float" office:value="0.003709">
                <text:p>0.003709</text:p>
              </table:table-cell>
              <table:table-cell office:value-type="float" office:value="0.001314">
                <text:p>0.001314</text:p>
              </table:table-cell>
              <table:table-cell office:value-type="float" office:value="0.002625">
                <text:p>0.00262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3069">
                <text:p>0.003069</text:p>
              </table:table-cell>
              <table:table-cell office:value-type="float" office:value="0.004329">
                <text:p>0.004329</text:p>
              </table:table-cell>
              <table:table-cell office:value-type="float" office:value="0.000787">
                <text:p>0.000787</text:p>
              </table:table-cell>
              <table:table-cell office:value-type="float" office:value="0.000722">
                <text:p>0.000722</text:p>
              </table:table-cell>
              <table:table-cell office:value-type="float" office:value="0.00345">
                <text:p>0.00345</text:p>
              </table:table-cell>
              <table:table-cell office:value-type="float" office:value="0.004199">
                <text:p>0.004199</text:p>
              </table:table-cell>
              <table:table-cell office:value-type="float" office:value="0.005491">
                <text:p>0.005491</text:p>
              </table:table-cell>
              <table:table-cell office:value-type="float" office:value="0.004221">
                <text:p>0.004221</text:p>
              </table:table-cell>
              <table:table-cell office:value-type="float" office:value="0.001991">
                <text:p>0.001991</text:p>
              </table:table-cell>
              <table:table-cell office:value-type="float" office:value="0.007575">
                <text:p>0.0075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108">
                <text:p>0.003108</text:p>
              </table:table-cell>
              <table:table-cell office:value-type="float" office:value="0.003307">
                <text:p>0.003307</text:p>
              </table:table-cell>
              <table:table-cell office:value-type="float" office:value="0.000815">
                <text:p>0.000815</text:p>
              </table:table-cell>
              <table:table-cell office:value-type="float" office:value="0.000714">
                <text:p>0.000714</text:p>
              </table:table-cell>
              <table:table-cell office:value-type="float" office:value="0.003179">
                <text:p>0.003179</text:p>
              </table:table-cell>
              <table:table-cell office:value-type="float" office:value="0.003945">
                <text:p>0.003945</text:p>
              </table:table-cell>
              <table:table-cell office:value-type="float" office:value="0.003081">
                <text:p>0.003081</text:p>
              </table:table-cell>
              <table:table-cell office:value-type="float" office:value="0.004053">
                <text:p>0.004053</text:p>
              </table:table-cell>
              <table:table-cell office:value-type="float" office:value="0.000755">
                <text:p>0.000755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619">
                <text:p>0.003619</text:p>
              </table:table-cell>
              <table:table-cell office:value-type="float" office:value="0.004208">
                <text:p>0.004208</text:p>
              </table:table-cell>
              <table:table-cell office:value-type="float" office:value="0.000759">
                <text:p>0.000759</text:p>
              </table:table-cell>
              <table:table-cell office:value-type="float" office:value="0.000832">
                <text:p>0.000832</text:p>
              </table:table-cell>
              <table:table-cell office:value-type="float" office:value="0.003183">
                <text:p>0.003183</text:p>
              </table:table-cell>
              <table:table-cell office:value-type="float" office:value="0.003962">
                <text:p>0.003962</text:p>
              </table:table-cell>
              <table:table-cell office:value-type="float" office:value="0.003099">
                <text:p>0.003099</text:p>
              </table:table-cell>
              <table:table-cell office:value-type="float" office:value="0.003682">
                <text:p>0.003682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351">
                <text:p>0.003351</text:p>
              </table:table-cell>
              <table:table-cell office:value-type="float" office:value="0.00249">
                <text:p>0.00249</text:p>
              </table:table-cell>
              <table:table-cell office:value-type="float" office:value="0.000813">
                <text:p>0.000813</text:p>
              </table:table-cell>
              <table:table-cell office:value-type="float" office:value="0.000836">
                <text:p>0.000836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943">
                <text:p>0.003943</text:p>
              </table:table-cell>
              <table:table-cell office:value-type="float" office:value="0.00401">
                <text:p>0.00401</text:p>
              </table:table-cell>
              <table:table-cell office:value-type="float" office:value="0.003679">
                <text:p>0.003679</text:p>
              </table:table-cell>
              <table:table-cell office:value-type="float" office:value="0.001679">
                <text:p>0.001679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3342">
                <text:p>0.003342</text:p>
              </table:table-cell>
              <table:table-cell office:value-type="float" office:value="0.004153">
                <text:p>0.004153</text:p>
              </table:table-cell>
              <table:table-cell office:value-type="float" office:value="0.001288">
                <text:p>0.001288</text:p>
              </table:table-cell>
              <table:table-cell office:value-type="float" office:value="0.001349">
                <text:p>0.001349</text:p>
              </table:table-cell>
              <table:table-cell office:value-type="float" office:value="0.003949">
                <text:p>0.003949</text:p>
              </table:table-cell>
              <table:table-cell office:value-type="float" office:value="0.004029">
                <text:p>0.004029</text:p>
              </table:table-cell>
              <table:table-cell office:value-type="float" office:value="0.00306">
                <text:p>0.00306</text:p>
              </table:table-cell>
              <table:table-cell office:value-type="float" office:value="0.004109">
                <text:p>0.004109</text:p>
              </table:table-cell>
              <table:table-cell office:value-type="float" office:value="0.001998">
                <text:p>0.001998</text:p>
              </table:table-cell>
              <table:table-cell office:value-type="float" office:value="0.000899">
                <text:p>0.0008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882">
                <text:p>0.003882</text:p>
              </table:table-cell>
              <table:table-cell office:value-type="float" office:value="0.003276">
                <text:p>0.003276</text:p>
              </table:table-cell>
              <table:table-cell office:value-type="float" office:value="0.000785">
                <text:p>0.000785</text:p>
              </table:table-cell>
              <table:table-cell office:value-type="float" office:value="0.000908">
                <text:p>0.000908</text:p>
              </table:table-cell>
              <table:table-cell office:value-type="float" office:value="0.003146">
                <text:p>0.003146</text:p>
              </table:table-cell>
              <table:table-cell office:value-type="float" office:value="0.004096">
                <text:p>0.004096</text:p>
              </table:table-cell>
              <table:table-cell office:value-type="float" office:value="0.003027">
                <text:p>0.003027</text:p>
              </table:table-cell>
              <table:table-cell office:value-type="float" office:value="0.003719">
                <text:p>0.003719</text:p>
              </table:table-cell>
              <table:table-cell office:value-type="float" office:value="0.00124">
                <text:p>0.00124</text:p>
              </table:table-cell>
              <table:table-cell office:value-type="float" office:value="0.000708">
                <text:p>0.00070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4542">
                <text:p>0.004542</text:p>
              </table:table-cell>
              <table:table-cell office:value-type="float" office:value="0.003495">
                <text:p>0.003495</text:p>
              </table:table-cell>
              <table:table-cell office:value-type="float" office:value="0.000818">
                <text:p>0.000818</text:p>
              </table:table-cell>
              <table:table-cell office:value-type="float" office:value="0.001001">
                <text:p>0.001001</text:p>
              </table:table-cell>
              <table:table-cell office:value-type="float" office:value="0.003742">
                <text:p>0.003742</text:p>
              </table:table-cell>
              <table:table-cell office:value-type="float" office:value="0.004137">
                <text:p>0.004137</text:p>
              </table:table-cell>
              <table:table-cell office:value-type="float" office:value="0.003367">
                <text:p>0.003367</text:p>
              </table:table-cell>
              <table:table-cell office:value-type="float" office:value="0.004092">
                <text:p>0.004092</text:p>
              </table:table-cell>
              <table:table-cell office:value-type="float" office:value="0.00182">
                <text:p>0.00182</text:p>
              </table:table-cell>
              <table:table-cell office:value-type="float" office:value="0.000582">
                <text:p>0.0005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554">
                <text:p>0.003554</text:p>
              </table:table-cell>
              <table:table-cell office:value-type="float" office:value="0.000816">
                <text:p>0.000816</text:p>
              </table:table-cell>
              <table:table-cell office:value-type="float" office:value="0.000891">
                <text:p>0.000891</text:p>
              </table:table-cell>
              <table:table-cell office:value-type="float" office:value="0.003231">
                <text:p>0.003231</text:p>
              </table:table-cell>
              <table:table-cell office:value-type="float" office:value="0.003898">
                <text:p>0.003898</text:p>
              </table:table-cell>
              <table:table-cell office:value-type="float" office:value="0.005612">
                <text:p>0.005612</text:p>
              </table:table-cell>
              <table:table-cell office:value-type="float" office:value="0.003998">
                <text:p>0.003998</text:p>
              </table:table-cell>
              <table:table-cell office:value-type="float" office:value="0.00224">
                <text:p>0.00224</text:p>
              </table:table-cell>
              <table:table-cell office:value-type="float" office:value="0.001702">
                <text:p>0.0017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421">
                <text:p>0.003421</text:p>
              </table:table-cell>
              <table:table-cell office:value-type="float" office:value="0.003239">
                <text:p>0.003239</text:p>
              </table:table-cell>
              <table:table-cell office:value-type="float" office:value="0.0008">
                <text:p>0.0008</text:p>
              </table:table-cell>
              <table:table-cell office:value-type="float" office:value="0.00105">
                <text:p>0.00105</text:p>
              </table:table-cell>
              <table:table-cell office:value-type="float" office:value="0.003206">
                <text:p>0.003206</text:p>
              </table:table-cell>
              <table:table-cell office:value-type="float" office:value="0.003785">
                <text:p>0.003785</text:p>
              </table:table-cell>
              <table:table-cell office:value-type="float" office:value="0.003794">
                <text:p>0.003794</text:p>
              </table:table-cell>
              <table:table-cell office:value-type="float" office:value="0.00436">
                <text:p>0.00436</text:p>
              </table:table-cell>
              <table:table-cell office:value-type="float" office:value="0.000781">
                <text:p>0.00078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2973">
                <text:p>0.002973</text:p>
              </table:table-cell>
              <table:table-cell office:value-type="float" office:value="0.003315">
                <text:p>0.003315</text:p>
              </table:table-cell>
              <table:table-cell office:value-type="float" office:value="0.000757">
                <text:p>0.000757</text:p>
              </table:table-cell>
              <table:table-cell office:value-type="float" office:value="0.00094">
                <text:p>0.00094</text:p>
              </table:table-cell>
              <table:table-cell office:value-type="float" office:value="0.005295">
                <text:p>0.005295</text:p>
              </table:table-cell>
              <table:table-cell office:value-type="float" office:value="0.004102">
                <text:p>0.004102</text:p>
              </table:table-cell>
              <table:table-cell office:value-type="float" office:value="0.003532">
                <text:p>0.003532</text:p>
              </table:table-cell>
              <table:table-cell office:value-type="float" office:value="0.00404">
                <text:p>0.00404</text:p>
              </table:table-cell>
              <table:table-cell office:value-type="float" office:value="0.001863">
                <text:p>0.001863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365">
                <text:p>0.003365</text:p>
              </table:table-cell>
              <table:table-cell office:value-type="float" office:value="0.002984">
                <text:p>0.002984</text:p>
              </table:table-cell>
              <table:table-cell office:value-type="float" office:value="0.000771">
                <text:p>0.000771</text:p>
              </table:table-cell>
              <table:table-cell office:value-type="float" office:value="0.000951">
                <text:p>0.000951</text:p>
              </table:table-cell>
              <table:table-cell office:value-type="float" office:value="0.003853">
                <text:p>0.003853</text:p>
              </table:table-cell>
              <table:table-cell office:value-type="float" office:value="0.004004">
                <text:p>0.004004</text:p>
              </table:table-cell>
              <table:table-cell office:value-type="float" office:value="0.003334">
                <text:p>0.003334</text:p>
              </table:table-cell>
              <table:table-cell office:value-type="float" office:value="0.004118">
                <text:p>0.004118</text:p>
              </table:table-cell>
              <table:table-cell office:value-type="float" office:value="0.003047">
                <text:p>0.003047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2772">
                <text:p>0.002772</text:p>
              </table:table-cell>
              <table:table-cell office:value-type="float" office:value="0.003194">
                <text:p>0.003194</text:p>
              </table:table-cell>
              <table:table-cell office:value-type="float" office:value="0.000745">
                <text:p>0.000745</text:p>
              </table:table-cell>
              <table:table-cell office:value-type="float" office:value="0.001082">
                <text:p>0.001082</text:p>
              </table:table-cell>
              <table:table-cell office:value-type="float" office:value="0.003986">
                <text:p>0.003986</text:p>
              </table:table-cell>
              <table:table-cell office:value-type="float" office:value="0.003911">
                <text:p>0.003911</text:p>
              </table:table-cell>
              <table:table-cell office:value-type="float" office:value="0.00468">
                <text:p>0.00468</text:p>
              </table:table-cell>
              <table:table-cell office:value-type="float" office:value="0.004167">
                <text:p>0.004167</text:p>
              </table:table-cell>
              <table:table-cell office:value-type="float" office:value="0.00227">
                <text:p>0.00227</text:p>
              </table:table-cell>
              <table:table-cell office:value-type="float" office:value="0.002644">
                <text:p>0.00264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2944">
                <text:p>0.002944</text:p>
              </table:table-cell>
              <table:table-cell office:value-type="float" office:value="0.004228">
                <text:p>0.004228</text:p>
              </table:table-cell>
              <table:table-cell office:value-type="float" office:value="0.000766">
                <text:p>0.000766</text:p>
              </table:table-cell>
              <table:table-cell office:value-type="float" office:value="0.001031">
                <text:p>0.001031</text:p>
              </table:table-cell>
              <table:table-cell office:value-type="float" office:value="0.00305">
                <text:p>0.00305</text:p>
              </table:table-cell>
              <table:table-cell office:value-type="float" office:value="0.003933">
                <text:p>0.003933</text:p>
              </table:table-cell>
              <table:table-cell office:value-type="float" office:value="0.004844">
                <text:p>0.004844</text:p>
              </table:table-cell>
              <table:table-cell office:value-type="float" office:value="0.004344">
                <text:p>0.004344</text:p>
              </table:table-cell>
              <table:table-cell office:value-type="float" office:value="0.001296">
                <text:p>0.001296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454">
                <text:p>0.003454</text:p>
              </table:table-cell>
              <table:table-cell office:value-type="float" office:value="0.004241">
                <text:p>0.004241</text:p>
              </table:table-cell>
              <table:table-cell office:value-type="float" office:value="0.000725">
                <text:p>0.000725</text:p>
              </table:table-cell>
              <table:table-cell office:value-type="float" office:value="0.000944">
                <text:p>0.000944</text:p>
              </table:table-cell>
              <table:table-cell office:value-type="float" office:value="0.00307">
                <text:p>0.00307</text:p>
              </table:table-cell>
              <table:table-cell office:value-type="float" office:value="0.00399">
                <text:p>0.00399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787">
                <text:p>0.003787</text:p>
              </table:table-cell>
              <table:table-cell office:value-type="float" office:value="0.002366">
                <text:p>0.002366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849">
                <text:p>0.003849</text:p>
              </table:table-cell>
              <table:table-cell office:value-type="float" office:value="0.004445">
                <text:p>0.004445</text:p>
              </table:table-cell>
              <table:table-cell office:value-type="float" office:value="0.000764">
                <text:p>0.000764</text:p>
              </table:table-cell>
              <table:table-cell office:value-type="float" office:value="0.000942">
                <text:p>0.000942</text:p>
              </table:table-cell>
              <table:table-cell office:value-type="float" office:value="0.00307">
                <text:p>0.00307</text:p>
              </table:table-cell>
              <table:table-cell office:value-type="float" office:value="0.00392">
                <text:p>0.00392</text:p>
              </table:table-cell>
              <table:table-cell office:value-type="float" office:value="0.004186">
                <text:p>0.004186</text:p>
              </table:table-cell>
              <table:table-cell office:value-type="float" office:value="0.003989">
                <text:p>0.003989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619">
                <text:p>0.003619</text:p>
              </table:table-cell>
              <table:table-cell office:value-type="float" office:value="0.00412">
                <text:p>0.00412</text:p>
              </table:table-cell>
              <table:table-cell office:value-type="float" office:value="0.000805">
                <text:p>0.000805</text:p>
              </table:table-cell>
              <table:table-cell office:value-type="float" office:value="0.000967">
                <text:p>0.000967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829">
                <text:p>0.003829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481">
                <text:p>0.003481</text:p>
              </table:table-cell>
              <table:table-cell office:value-type="float" office:value="0.002484">
                <text:p>0.00248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2">
                <text:p>0.003882</text:p>
              </table:table-cell>
              <table:table-cell office:value-type="float" office:value="0.004173">
                <text:p>0.004173</text:p>
              </table:table-cell>
              <table:table-cell office:value-type="float" office:value="0.000774">
                <text:p>0.000774</text:p>
              </table:table-cell>
              <table:table-cell office:value-type="float" office:value="0.000945">
                <text:p>0.000945</text:p>
              </table:table-cell>
              <table:table-cell office:value-type="float" office:value="0.003029">
                <text:p>0.003029</text:p>
              </table:table-cell>
              <table:table-cell office:value-type="float" office:value="0.003874">
                <text:p>0.003874</text:p>
              </table:table-cell>
              <table:table-cell office:value-type="float" office:value="0.003242">
                <text:p>0.003242</text:p>
              </table:table-cell>
              <table:table-cell office:value-type="float" office:value="0.003704">
                <text:p>0.003704</text:p>
              </table:table-cell>
              <table:table-cell office:value-type="float" office:value="0.001421">
                <text:p>0.001421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265">
                <text:p>0.003265</text:p>
              </table:table-cell>
              <table:table-cell office:value-type="float" office:value="0.004661">
                <text:p>0.004661</text:p>
              </table:table-cell>
              <table:table-cell office:value-type="float" office:value="0.000757">
                <text:p>0.000757</text:p>
              </table:table-cell>
              <table:table-cell office:value-type="float" office:value="0.00119">
                <text:p>0.00119</text:p>
              </table:table-cell>
              <table:table-cell office:value-type="float" office:value="0.003241">
                <text:p>0.003241</text:p>
              </table:table-cell>
              <table:table-cell office:value-type="float" office:value="0.003854">
                <text:p>0.003854</text:p>
              </table:table-cell>
              <table:table-cell office:value-type="float" office:value="0.002766">
                <text:p>0.002766</text:p>
              </table:table-cell>
              <table:table-cell office:value-type="float" office:value="0.003733">
                <text:p>0.003733</text:p>
              </table:table-cell>
              <table:table-cell office:value-type="float" office:value="0.001851">
                <text:p>0.00185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994">
                <text:p>0.003994</text:p>
              </table:table-cell>
              <table:table-cell office:value-type="float" office:value="0.003773">
                <text:p>0.003773</text:p>
              </table:table-cell>
              <table:table-cell office:value-type="float" office:value="0.000791">
                <text:p>0.000791</text:p>
              </table:table-cell>
              <table:table-cell office:value-type="float" office:value="0.00098">
                <text:p>0.00098</text:p>
              </table:table-cell>
              <table:table-cell office:value-type="float" office:value="0.004059">
                <text:p>0.004059</text:p>
              </table:table-cell>
              <table:table-cell office:value-type="float" office:value="0.003905">
                <text:p>0.003905</text:p>
              </table:table-cell>
              <table:table-cell office:value-type="float" office:value="0.003461">
                <text:p>0.003461</text:p>
              </table:table-cell>
              <table:table-cell office:value-type="float" office:value="0.003827">
                <text:p>0.003827</text:p>
              </table:table-cell>
              <table:table-cell office:value-type="float" office:value="0.001445">
                <text:p>0.00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533">
                <text:p>0.003533</text:p>
              </table:table-cell>
              <table:table-cell office:value-type="float" office:value="0.004512">
                <text:p>0.004512</text:p>
              </table:table-cell>
              <table:table-cell office:value-type="float" office:value="0.000783">
                <text:p>0.000783</text:p>
              </table:table-cell>
              <table:table-cell office:value-type="float" office:value="0.001001">
                <text:p>0.001001</text:p>
              </table:table-cell>
              <table:table-cell office:value-type="float" office:value="0.003116">
                <text:p>0.003116</text:p>
              </table:table-cell>
              <table:table-cell office:value-type="float" office:value="0.003868">
                <text:p>0.003868</text:p>
              </table:table-cell>
              <table:table-cell office:value-type="float" office:value="0.00459">
                <text:p>0.00459</text:p>
              </table:table-cell>
              <table:table-cell office:value-type="float" office:value="0.00371">
                <text:p>0.00371</text:p>
              </table:table-cell>
              <table:table-cell office:value-type="float" office:value="0.000928">
                <text:p>0.00092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3945">
                <text:p>0.003945</text:p>
              </table:table-cell>
              <table:table-cell office:value-type="float" office:value="0.00437">
                <text:p>0.00437</text:p>
              </table:table-cell>
              <table:table-cell office:value-type="float" office:value="0.000815">
                <text:p>0.000815</text:p>
              </table:table-cell>
              <table:table-cell office:value-type="float" office:value="0.001004">
                <text:p>0.001004</text:p>
              </table:table-cell>
              <table:table-cell office:value-type="float" office:value="0.004079">
                <text:p>0.004079</text:p>
              </table:table-cell>
              <table:table-cell office:value-type="float" office:value="0.003858">
                <text:p>0.003858</text:p>
              </table:table-cell>
              <table:table-cell office:value-type="float" office:value="0.003267">
                <text:p>0.003267</text:p>
              </table:table-cell>
              <table:table-cell office:value-type="float" office:value="0.003802">
                <text:p>0.003802</text:p>
              </table:table-cell>
              <table:table-cell office:value-type="float" office:value="0.000824">
                <text:p>0.000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998">
                <text:p>0.003998</text:p>
              </table:table-cell>
              <table:table-cell office:value-type="float" office:value="0.003889">
                <text:p>0.003889</text:p>
              </table:table-cell>
              <table:table-cell office:value-type="float" office:value="0.00082">
                <text:p>0.00082</text:p>
              </table:table-cell>
              <table:table-cell office:value-type="float" office:value="0.000989">
                <text:p>0.000989</text:p>
              </table:table-cell>
              <table:table-cell office:value-type="float" office:value="0.003279">
                <text:p>0.003279</text:p>
              </table:table-cell>
              <table:table-cell office:value-type="float" office:value="0.003858">
                <text:p>0.003858</text:p>
              </table:table-cell>
              <table:table-cell office:value-type="float" office:value="0.003153">
                <text:p>0.003153</text:p>
              </table:table-cell>
              <table:table-cell office:value-type="float" office:value="0.003481">
                <text:p>0.003481</text:p>
              </table:table-cell>
              <table:table-cell office:value-type="float" office:value="0.000738">
                <text:p>0.00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74">
                <text:p>0.00474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847">
                <text:p>0.000847</text:p>
              </table:table-cell>
              <table:table-cell office:value-type="float" office:value="0.001075">
                <text:p>0.001075</text:p>
              </table:table-cell>
              <table:table-cell office:value-type="float" office:value="0.003165">
                <text:p>0.003165</text:p>
              </table:table-cell>
              <table:table-cell office:value-type="float" office:value="0.003868">
                <text:p>0.003868</text:p>
              </table:table-cell>
              <table:table-cell office:value-type="float" office:value="0.004329">
                <text:p>0.004329</text:p>
              </table:table-cell>
              <table:table-cell office:value-type="float" office:value="0.003802">
                <text:p>0.003802</text:p>
              </table:table-cell>
              <table:table-cell office:value-type="float" office:value="0.004929">
                <text:p>0.004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73">
                <text:p>0.003773</text:p>
              </table:table-cell>
              <table:table-cell office:value-type="float" office:value="0.003518">
                <text:p>0.003518</text:p>
              </table:table-cell>
              <table:table-cell office:value-type="float" office:value="0.000839">
                <text:p>0.000839</text:p>
              </table:table-cell>
              <table:table-cell office:value-type="float" office:value="0.001075">
                <text:p>0.001075</text:p>
              </table:table-cell>
              <table:table-cell office:value-type="float" office:value="0.002996">
                <text:p>0.002996</text:p>
              </table:table-cell>
              <table:table-cell office:value-type="float" office:value="0.003864">
                <text:p>0.003864</text:p>
              </table:table-cell>
              <table:table-cell office:value-type="float" office:value="0.005225">
                <text:p>0.005225</text:p>
              </table:table-cell>
              <table:table-cell office:value-type="float" office:value="0.003101">
                <text:p>0.003101</text:p>
              </table:table-cell>
              <table:table-cell office:value-type="float" office:value="0.001012">
                <text:p>0.00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53">
                <text:p>0.003853</text:p>
              </table:table-cell>
              <table:table-cell office:value-type="float" office:value="0.003316">
                <text:p>0.003316</text:p>
              </table:table-cell>
              <table:table-cell office:value-type="float" office:value="0.000857">
                <text:p>0.000857</text:p>
              </table:table-cell>
              <table:table-cell office:value-type="float" office:value="0.001194">
                <text:p>0.001194</text:p>
              </table:table-cell>
              <table:table-cell office:value-type="float" office:value="0.005586">
                <text:p>0.005586</text:p>
              </table:table-cell>
              <table:table-cell office:value-type="float" office:value="0.004005">
                <text:p>0.004005</text:p>
              </table:table-cell>
              <table:table-cell office:value-type="float" office:value="0.003062">
                <text:p>0.003062</text:p>
              </table:table-cell>
              <table:table-cell office:value-type="float" office:value="0.003393">
                <text:p>0.003393</text:p>
              </table:table-cell>
              <table:table-cell office:value-type="float" office:value="0.011064">
                <text:p>0.011064</text:p>
              </table:table-cell>
              <table:table-cell office:value-type="float" office:value="0.057503">
                <text:p>0.0575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2637">
                <text:p>0.002637</text:p>
              </table:table-cell>
              <table:table-cell office:value-type="float" office:value="0.002098">
                <text:p>0.002098</text:p>
              </table:table-cell>
              <table:table-cell office:value-type="float" office:value="0.000866">
                <text:p>0.000866</text:p>
              </table:table-cell>
              <table:table-cell office:value-type="float" office:value="0.001219">
                <text:p>0.001219</text:p>
              </table:table-cell>
              <table:table-cell office:value-type="float" office:value="0.005058">
                <text:p>0.005058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289">
                <text:p>0.004289</text:p>
              </table:table-cell>
              <table:table-cell office:value-type="float" office:value="0.003847">
                <text:p>0.003847</text:p>
              </table:table-cell>
              <table:table-cell office:value-type="float" office:value="0.00271">
                <text:p>0.00271</text:p>
              </table:table-cell>
              <table:table-cell office:value-type="float" office:value="0.011731">
                <text:p>0.01173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4211">
                <text:p>0.004211</text:p>
              </table:table-cell>
              <table:table-cell office:value-type="float" office:value="0.00479">
                <text:p>0.00479</text:p>
              </table:table-cell>
              <table:table-cell office:value-type="float" office:value="0.000896">
                <text:p>0.000896</text:p>
              </table:table-cell>
              <table:table-cell office:value-type="float" office:value="0.001228">
                <text:p>0.001228</text:p>
              </table:table-cell>
              <table:table-cell office:value-type="float" office:value="0.004854">
                <text:p>0.004854</text:p>
              </table:table-cell>
              <table:table-cell office:value-type="float" office:value="0.003966">
                <text:p>0.003966</text:p>
              </table:table-cell>
              <table:table-cell office:value-type="float" office:value="0.004675">
                <text:p>0.004675</text:p>
              </table:table-cell>
              <table:table-cell office:value-type="float" office:value="0.00407">
                <text:p>0.00407</text:p>
              </table:table-cell>
              <table:table-cell office:value-type="float" office:value="0.00595">
                <text:p>0.00595</text:p>
              </table:table-cell>
              <table:table-cell office:value-type="float" office:value="0.017069">
                <text:p>0.0170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204">
                <text:p>0.003204</text:p>
              </table:table-cell>
              <table:table-cell office:value-type="float" office:value="0.004002">
                <text:p>0.004002</text:p>
              </table:table-cell>
              <table:table-cell office:value-type="float" office:value="0.000918">
                <text:p>0.000918</text:p>
              </table:table-cell>
              <table:table-cell office:value-type="float" office:value="0.001383">
                <text:p>0.001383</text:p>
              </table:table-cell>
              <table:table-cell office:value-type="float" office:value="0.004629">
                <text:p>0.004629</text:p>
              </table:table-cell>
              <table:table-cell office:value-type="float" office:value="0.003963">
                <text:p>0.003963</text:p>
              </table:table-cell>
              <table:table-cell office:value-type="float" office:value="0.00452">
                <text:p>0.00452</text:p>
              </table:table-cell>
              <table:table-cell office:value-type="float" office:value="0.00408">
                <text:p>0.00408</text:p>
              </table:table-cell>
              <table:table-cell office:value-type="float" office:value="0.005682">
                <text:p>0.005682</text:p>
              </table:table-cell>
              <table:table-cell office:value-type="float" office:value="0.027839">
                <text:p>0.02783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4196">
                <text:p>0.004196</text:p>
              </table:table-cell>
              <table:table-cell office:value-type="float" office:value="0.003454">
                <text:p>0.003454</text:p>
              </table:table-cell>
              <table:table-cell office:value-type="float" office:value="0.001003">
                <text:p>0.001003</text:p>
              </table:table-cell>
              <table:table-cell office:value-type="float" office:value="0.001405">
                <text:p>0.001405</text:p>
              </table:table-cell>
              <table:table-cell office:value-type="float" office:value="0.010285">
                <text:p>0.010285</text:p>
              </table:table-cell>
              <table:table-cell office:value-type="float" office:value="0.003848">
                <text:p>0.003848</text:p>
              </table:table-cell>
              <table:table-cell office:value-type="float" office:value="0.00371">
                <text:p>0.00371</text:p>
              </table:table-cell>
              <table:table-cell office:value-type="float" office:value="0.004393">
                <text:p>0.004393</text:p>
              </table:table-cell>
              <table:table-cell office:value-type="float" office:value="0.019665">
                <text:p>0.019665</text:p>
              </table:table-cell>
              <table:table-cell office:value-type="float" office:value="0.093885">
                <text:p>0.09388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404">
                <text:p>0.003404</text:p>
              </table:table-cell>
              <table:table-cell office:value-type="float" office:value="0.002871">
                <text:p>0.002871</text:p>
              </table:table-cell>
              <table:table-cell office:value-type="float" office:value="0.000998">
                <text:p>0.000998</text:p>
              </table:table-cell>
              <table:table-cell office:value-type="float" office:value="0.001512">
                <text:p>0.001512</text:p>
              </table:table-cell>
              <table:table-cell office:value-type="float" office:value="0.006261">
                <text:p>0.006261</text:p>
              </table:table-cell>
              <table:table-cell office:value-type="float" office:value="0.004116">
                <text:p>0.004116</text:p>
              </table:table-cell>
              <table:table-cell office:value-type="float" office:value="0.003821">
                <text:p>0.003821</text:p>
              </table:table-cell>
              <table:table-cell office:value-type="float" office:value="0.003888">
                <text:p>0.003888</text:p>
              </table:table-cell>
              <table:table-cell office:value-type="float" office:value="0.002845">
                <text:p>0.002845</text:p>
              </table:table-cell>
              <table:table-cell office:value-type="float" office:value="0.015615">
                <text:p>0.01561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07">
                <text:p>0.004407</text:p>
              </table:table-cell>
              <table:table-cell office:value-type="float" office:value="0.003175">
                <text:p>0.003175</text:p>
              </table:table-cell>
              <table:table-cell office:value-type="float" office:value="0.001007">
                <text:p>0.001007</text:p>
              </table:table-cell>
              <table:table-cell office:value-type="float" office:value="0.001643">
                <text:p>0.001643</text:p>
              </table:table-cell>
              <table:table-cell office:value-type="float" office:value="0.003943">
                <text:p>0.003943</text:p>
              </table:table-cell>
              <table:table-cell office:value-type="float" office:value="0.003853">
                <text:p>0.003853</text:p>
              </table:table-cell>
              <table:table-cell office:value-type="float" office:value="0.003194">
                <text:p>0.003194</text:p>
              </table:table-cell>
              <table:table-cell office:value-type="float" office:value="0.003779">
                <text:p>0.003779</text:p>
              </table:table-cell>
              <table:table-cell office:value-type="float" office:value="0.004278">
                <text:p>0.004278</text:p>
              </table:table-cell>
              <table:table-cell office:value-type="float" office:value="0.017263">
                <text:p>0.01726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3687">
                <text:p>0.003687</text:p>
              </table:table-cell>
              <table:table-cell office:value-type="float" office:value="0.004825">
                <text:p>0.004825</text:p>
              </table:table-cell>
              <table:table-cell office:value-type="float" office:value="0.001288">
                <text:p>0.001288</text:p>
              </table:table-cell>
              <table:table-cell office:value-type="float" office:value="0.001929">
                <text:p>0.001929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12">
                <text:p>0.003812</text:p>
              </table:table-cell>
              <table:table-cell office:value-type="float" office:value="0.003143">
                <text:p>0.003143</text:p>
              </table:table-cell>
              <table:table-cell office:value-type="float" office:value="0.003416">
                <text:p>0.003416</text:p>
              </table:table-cell>
              <table:table-cell office:value-type="float" office:value="0.0039">
                <text:p>0.0039</text:p>
              </table:table-cell>
              <table:table-cell office:value-type="float" office:value="0.043856">
                <text:p>0.04385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3976">
                <text:p>0.003976</text:p>
              </table:table-cell>
              <table:table-cell office:value-type="float" office:value="0.004898">
                <text:p>0.004898</text:p>
              </table:table-cell>
              <table:table-cell office:value-type="float" office:value="0.001051">
                <text:p>0.001051</text:p>
              </table:table-cell>
              <table:table-cell office:value-type="float" office:value="0.001594">
                <text:p>0.001594</text:p>
              </table:table-cell>
              <table:table-cell office:value-type="float" office:value="0.004433">
                <text:p>0.004433</text:p>
              </table:table-cell>
              <table:table-cell office:value-type="float" office:value="0.004156">
                <text:p>0.004156</text:p>
              </table:table-cell>
              <table:table-cell office:value-type="float" office:value="0.001585">
                <text:p>0.001585</text:p>
              </table:table-cell>
              <table:table-cell office:value-type="float" office:value="0.004323">
                <text:p>0.004323</text:p>
              </table:table-cell>
              <table:table-cell office:value-type="float" office:value="0.010753">
                <text:p>0.010753</text:p>
              </table:table-cell>
              <table:table-cell office:value-type="float" office:value="0.046792">
                <text:p>0.04679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2788">
                <text:p>0.002788</text:p>
              </table:table-cell>
              <table:table-cell office:value-type="float" office:value="0.003194">
                <text:p>0.003194</text:p>
              </table:table-cell>
              <table:table-cell office:value-type="float" office:value="0.001067">
                <text:p>0.001067</text:p>
              </table:table-cell>
              <table:table-cell office:value-type="float" office:value="0.001764">
                <text:p>0.001764</text:p>
              </table:table-cell>
              <table:table-cell office:value-type="float" office:value="0.004741">
                <text:p>0.004741</text:p>
              </table:table-cell>
              <table:table-cell office:value-type="float" office:value="0.004017">
                <text:p>0.004017</text:p>
              </table:table-cell>
              <table:table-cell office:value-type="float" office:value="0.003595">
                <text:p>0.003595</text:p>
              </table:table-cell>
              <table:table-cell office:value-type="float" office:value="0.004042">
                <text:p>0.004042</text:p>
              </table:table-cell>
              <table:table-cell office:value-type="float" office:value="0.000877">
                <text:p>0.000877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09">
                <text:p>0.003809</text:p>
              </table:table-cell>
              <table:table-cell office:value-type="float" office:value="0.00555">
                <text:p>0.00555</text:p>
              </table:table-cell>
              <table:table-cell office:value-type="float" office:value="0.001072">
                <text:p>0.001072</text:p>
              </table:table-cell>
              <table:table-cell office:value-type="float" office:value="0.001601">
                <text:p>0.001601</text:p>
              </table:table-cell>
              <table:table-cell office:value-type="float" office:value="0.003222">
                <text:p>0.003222</text:p>
              </table:table-cell>
              <table:table-cell office:value-type="float" office:value="0.003905">
                <text:p>0.003905</text:p>
              </table:table-cell>
              <table:table-cell office:value-type="float" office:value="0.003287">
                <text:p>0.003287</text:p>
              </table:table-cell>
              <table:table-cell office:value-type="float" office:value="0.003884">
                <text:p>0.003884</text:p>
              </table:table-cell>
              <table:table-cell office:value-type="float" office:value="0.002173">
                <text:p>0.002173</text:p>
              </table:table-cell>
              <table:table-cell office:value-type="float" office:value="0.00896">
                <text:p>0.0089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346">
                <text:p>0.00346</text:p>
              </table:table-cell>
              <table:table-cell office:value-type="float" office:value="0.003627">
                <text:p>0.003627</text:p>
              </table:table-cell>
              <table:table-cell office:value-type="float" office:value="0.001049">
                <text:p>0.001049</text:p>
              </table:table-cell>
              <table:table-cell office:value-type="float" office:value="0.00179">
                <text:p>0.00179</text:p>
              </table:table-cell>
              <table:table-cell office:value-type="float" office:value="0.00391">
                <text:p>0.00391</text:p>
              </table:table-cell>
              <table:table-cell office:value-type="float" office:value="0.003898">
                <text:p>0.003898</text:p>
              </table:table-cell>
              <table:table-cell office:value-type="float" office:value="0.00492">
                <text:p>0.00492</text:p>
              </table:table-cell>
              <table:table-cell office:value-type="float" office:value="0.004037">
                <text:p>0.004037</text:p>
              </table:table-cell>
              <table:table-cell office:value-type="float" office:value="0.007411">
                <text:p>0.007411</text:p>
              </table:table-cell>
              <table:table-cell office:value-type="float" office:value="0.030742">
                <text:p>0.03074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4462">
                <text:p>0.004462</text:p>
              </table:table-cell>
              <table:table-cell office:value-type="float" office:value="0.004679">
                <text:p>0.004679</text:p>
              </table:table-cell>
              <table:table-cell office:value-type="float" office:value="0.001087">
                <text:p>0.001087</text:p>
              </table:table-cell>
              <table:table-cell office:value-type="float" office:value="0.001912">
                <text:p>0.001912</text:p>
              </table:table-cell>
              <table:table-cell office:value-type="float" office:value="0.004881">
                <text:p>0.004881</text:p>
              </table:table-cell>
              <table:table-cell office:value-type="float" office:value="0.00396">
                <text:p>0.00396</text:p>
              </table:table-cell>
              <table:table-cell office:value-type="float" office:value="0.002394">
                <text:p>0.002394</text:p>
              </table:table-cell>
              <table:table-cell office:value-type="float" office:value="0.004187">
                <text:p>0.004187</text:p>
              </table:table-cell>
              <table:table-cell office:value-type="float" office:value="0.004247">
                <text:p>0.004247</text:p>
              </table:table-cell>
              <table:table-cell office:value-type="float" office:value="0.019522">
                <text:p>0.0195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947">
                <text:p>0.003947</text:p>
              </table:table-cell>
              <table:table-cell office:value-type="float" office:value="0.004324">
                <text:p>0.004324</text:p>
              </table:table-cell>
              <table:table-cell office:value-type="float" office:value="0.001032">
                <text:p>0.001032</text:p>
              </table:table-cell>
              <table:table-cell office:value-type="float" office:value="0.001663">
                <text:p>0.001663</text:p>
              </table:table-cell>
              <table:table-cell office:value-type="float" office:value="0.006049">
                <text:p>0.006049</text:p>
              </table:table-cell>
              <table:table-cell office:value-type="float" office:value="0.003875">
                <text:p>0.003875</text:p>
              </table:table-cell>
              <table:table-cell office:value-type="float" office:value="0.003257">
                <text:p>0.003257</text:p>
              </table:table-cell>
              <table:table-cell office:value-type="float" office:value="0.004224">
                <text:p>0.004224</text:p>
              </table:table-cell>
              <table:table-cell office:value-type="float" office:value="0.010136">
                <text:p>0.010136</text:p>
              </table:table-cell>
              <table:table-cell office:value-type="float" office:value="0.050165">
                <text:p>0.05016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448">
                <text:p>0.004448</text:p>
              </table:table-cell>
              <table:table-cell office:value-type="float" office:value="0.003755">
                <text:p>0.003755</text:p>
              </table:table-cell>
              <table:table-cell office:value-type="float" office:value="0.001087">
                <text:p>0.001087</text:p>
              </table:table-cell>
              <table:table-cell office:value-type="float" office:value="0.001781">
                <text:p>0.001781</text:p>
              </table:table-cell>
              <table:table-cell office:value-type="float" office:value="0.006735">
                <text:p>0.006735</text:p>
              </table:table-cell>
              <table:table-cell office:value-type="float" office:value="0.003886">
                <text:p>0.003886</text:p>
              </table:table-cell>
              <table:table-cell office:value-type="float" office:value="0.003411">
                <text:p>0.003411</text:p>
              </table:table-cell>
              <table:table-cell office:value-type="float" office:value="0.004112">
                <text:p>0.004112</text:p>
              </table:table-cell>
              <table:table-cell office:value-type="float" office:value="0.020004">
                <text:p>0.020004</text:p>
              </table:table-cell>
              <table:table-cell office:value-type="float" office:value="0.056635">
                <text:p>0.05663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642">
                <text:p>0.003642</text:p>
              </table:table-cell>
              <table:table-cell office:value-type="float" office:value="0.004615">
                <text:p>0.004615</text:p>
              </table:table-cell>
              <table:table-cell office:value-type="float" office:value="0.00106">
                <text:p>0.00106</text:p>
              </table:table-cell>
              <table:table-cell office:value-type="float" office:value="0.00184">
                <text:p>0.00184</text:p>
              </table:table-cell>
              <table:table-cell office:value-type="float" office:value="0.004168">
                <text:p>0.004168</text:p>
              </table:table-cell>
              <table:table-cell office:value-type="float" office:value="0.003862">
                <text:p>0.003862</text:p>
              </table:table-cell>
              <table:table-cell office:value-type="float" office:value="0.003863">
                <text:p>0.003863</text:p>
              </table:table-cell>
              <table:table-cell office:value-type="float" office:value="0.003927">
                <text:p>0.003927</text:p>
              </table:table-cell>
              <table:table-cell office:value-type="float" office:value="0.007335">
                <text:p>0.007335</text:p>
              </table:table-cell>
              <table:table-cell office:value-type="float" office:value="0.012042">
                <text:p>0.01204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4272">
                <text:p>0.004272</text:p>
              </table:table-cell>
              <table:table-cell office:value-type="float" office:value="0.004469">
                <text:p>0.004469</text:p>
              </table:table-cell>
              <table:table-cell office:value-type="float" office:value="0.00111">
                <text:p>0.00111</text:p>
              </table:table-cell>
              <table:table-cell office:value-type="float" office:value="0.001604">
                <text:p>0.001604</text:p>
              </table:table-cell>
              <table:table-cell office:value-type="float" office:value="0.003198">
                <text:p>0.003198</text:p>
              </table:table-cell>
              <table:table-cell office:value-type="float" office:value="0.003798">
                <text:p>0.003798</text:p>
              </table:table-cell>
              <table:table-cell office:value-type="float" office:value="0.004488">
                <text:p>0.004488</text:p>
              </table:table-cell>
              <table:table-cell office:value-type="float" office:value="0.004203">
                <text:p>0.004203</text:p>
              </table:table-cell>
              <table:table-cell office:value-type="float" office:value="0.000887">
                <text:p>0.000887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749">
                <text:p>0.003749</text:p>
              </table:table-cell>
              <table:table-cell office:value-type="float" office:value="0.003521">
                <text:p>0.003521</text:p>
              </table:table-cell>
              <table:table-cell office:value-type="float" office:value="0.001166">
                <text:p>0.001166</text:p>
              </table:table-cell>
              <table:table-cell office:value-type="float" office:value="0.001597">
                <text:p>0.001597</text:p>
              </table:table-cell>
              <table:table-cell office:value-type="float" office:value="0.006054">
                <text:p>0.006054</text:p>
              </table:table-cell>
              <table:table-cell office:value-type="float" office:value="0.00386">
                <text:p>0.00386</text:p>
              </table:table-cell>
              <table:table-cell office:value-type="float" office:value="0.004736">
                <text:p>0.004736</text:p>
              </table:table-cell>
              <table:table-cell office:value-type="float" office:value="0.003989">
                <text:p>0.003989</text:p>
              </table:table-cell>
              <table:table-cell office:value-type="float" office:value="0.012953">
                <text:p>0.012953</text:p>
              </table:table-cell>
              <table:table-cell office:value-type="float" office:value="0.041335">
                <text:p>0.0413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6">
                <text:p>0.004086</text:p>
              </table:table-cell>
              <table:table-cell office:value-type="float" office:value="0.004997">
                <text:p>0.004997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57">
                <text:p>0.00157</text:p>
              </table:table-cell>
              <table:table-cell office:value-type="float" office:value="0.005378">
                <text:p>0.005378</text:p>
              </table:table-cell>
              <table:table-cell office:value-type="float" office:value="0.003903">
                <text:p>0.003903</text:p>
              </table:table-cell>
              <table:table-cell office:value-type="float" office:value="0.002978">
                <text:p>0.002978</text:p>
              </table:table-cell>
              <table:table-cell office:value-type="float" office:value="0.004364">
                <text:p>0.004364</text:p>
              </table:table-cell>
              <table:table-cell office:value-type="float" office:value="0.009955">
                <text:p>0.009955</text:p>
              </table:table-cell>
              <table:table-cell office:value-type="float" office:value="0.048022">
                <text:p>0.04802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733">
                <text:p>0.003733</text:p>
              </table:table-cell>
              <table:table-cell office:value-type="float" office:value="0.003633">
                <text:p>0.003633</text:p>
              </table:table-cell>
              <table:table-cell office:value-type="float" office:value="0.001103">
                <text:p>0.001103</text:p>
              </table:table-cell>
              <table:table-cell office:value-type="float" office:value="0.001443">
                <text:p>0.001443</text:p>
              </table:table-cell>
              <table:table-cell office:value-type="float" office:value="0.007776">
                <text:p>0.007776</text:p>
              </table:table-cell>
              <table:table-cell office:value-type="float" office:value="0.003953">
                <text:p>0.003953</text:p>
              </table:table-cell>
              <table:table-cell office:value-type="float" office:value="0.002862">
                <text:p>0.002862</text:p>
              </table:table-cell>
              <table:table-cell office:value-type="float" office:value="0.004196">
                <text:p>0.004196</text:p>
              </table:table-cell>
              <table:table-cell office:value-type="float" office:value="0.013142">
                <text:p>0.013142</text:p>
              </table:table-cell>
              <table:table-cell office:value-type="float" office:value="0.068986">
                <text:p>0.06898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4094">
                <text:p>0.004094</text:p>
              </table:table-cell>
              <table:table-cell office:value-type="float" office:value="0.003701">
                <text:p>0.003701</text:p>
              </table:table-cell>
              <table:table-cell office:value-type="float" office:value="0.001176">
                <text:p>0.001176</text:p>
              </table:table-cell>
              <table:table-cell office:value-type="float" office:value="0.001448">
                <text:p>0.001448</text:p>
              </table:table-cell>
              <table:table-cell office:value-type="float" office:value="0.004133">
                <text:p>0.004133</text:p>
              </table:table-cell>
              <table:table-cell office:value-type="float" office:value="0.00385">
                <text:p>0.00385</text:p>
              </table:table-cell>
              <table:table-cell office:value-type="float" office:value="0.003747">
                <text:p>0.003747</text:p>
              </table:table-cell>
              <table:table-cell office:value-type="float" office:value="0.004127">
                <text:p>0.004127</text:p>
              </table:table-cell>
              <table:table-cell office:value-type="float" office:value="0.004969">
                <text:p>0.004969</text:p>
              </table:table-cell>
              <table:table-cell office:value-type="float" office:value="0.021798">
                <text:p>0.02179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437">
                <text:p>0.00437</text:p>
              </table:table-cell>
              <table:table-cell office:value-type="float" office:value="0.004099">
                <text:p>0.004099</text:p>
              </table:table-cell>
              <table:table-cell office:value-type="float" office:value="0.001144">
                <text:p>0.001144</text:p>
              </table:table-cell>
              <table:table-cell office:value-type="float" office:value="0.001348">
                <text:p>0.001348</text:p>
              </table:table-cell>
              <table:table-cell office:value-type="float" office:value="0.003282">
                <text:p>0.003282</text:p>
              </table:table-cell>
              <table:table-cell office:value-type="float" office:value="0.003882">
                <text:p>0.003882</text:p>
              </table:table-cell>
              <table:table-cell office:value-type="float" office:value="0.002989">
                <text:p>0.002989</text:p>
              </table:table-cell>
              <table:table-cell office:value-type="float" office:value="0.003782">
                <text:p>0.003782</text:p>
              </table:table-cell>
              <table:table-cell office:value-type="float" office:value="0.001885">
                <text:p>0.001885</text:p>
              </table:table-cell>
              <table:table-cell office:value-type="float" office:value="0.006999">
                <text:p>0.00699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542">
                <text:p>0.004542</text:p>
              </table:table-cell>
              <table:table-cell office:value-type="float" office:value="0.003562">
                <text:p>0.003562</text:p>
              </table:table-cell>
              <table:table-cell office:value-type="float" office:value="0.0011">
                <text:p>0.0011</text:p>
              </table:table-cell>
              <table:table-cell office:value-type="float" office:value="0.001258">
                <text:p>0.001258</text:p>
              </table:table-cell>
              <table:table-cell office:value-type="float" office:value="0.003394">
                <text:p>0.003394</text:p>
              </table:table-cell>
              <table:table-cell office:value-type="float" office:value="0.003985">
                <text:p>0.003985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468">
                <text:p>0.003468</text:p>
              </table:table-cell>
              <table:table-cell office:value-type="float" office:value="0.001689">
                <text:p>0.001689</text:p>
              </table:table-cell>
              <table:table-cell office:value-type="float" office:value="0.016273">
                <text:p>0.0162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4003">
                <text:p>0.004003</text:p>
              </table:table-cell>
              <table:table-cell office:value-type="float" office:value="0.003935">
                <text:p>0.003935</text:p>
              </table:table-cell>
              <table:table-cell office:value-type="float" office:value="0.001154">
                <text:p>0.001154</text:p>
              </table:table-cell>
              <table:table-cell office:value-type="float" office:value="0.00122">
                <text:p>0.00122</text:p>
              </table:table-cell>
              <table:table-cell office:value-type="float" office:value="0.004289">
                <text:p>0.004289</text:p>
              </table:table-cell>
              <table:table-cell office:value-type="float" office:value="0.003824">
                <text:p>0.003824</text:p>
              </table:table-cell>
              <table:table-cell office:value-type="float" office:value="0.003136">
                <text:p>0.003136</text:p>
              </table:table-cell>
              <table:table-cell office:value-type="float" office:value="0.003899">
                <text:p>0.003899</text:p>
              </table:table-cell>
              <table:table-cell office:value-type="float" office:value="0.001364">
                <text:p>0.001364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781">
                <text:p>0.004781</text:p>
              </table:table-cell>
              <table:table-cell office:value-type="float" office:value="0.004424">
                <text:p>0.004424</text:p>
              </table:table-cell>
              <table:table-cell office:value-type="float" office:value="0.001121">
                <text:p>0.001121</text:p>
              </table:table-cell>
              <table:table-cell office:value-type="float" office:value="0.001187">
                <text:p>0.001187</text:p>
              </table:table-cell>
              <table:table-cell office:value-type="float" office:value="0.004296">
                <text:p>0.004296</text:p>
              </table:table-cell>
              <table:table-cell office:value-type="float" office:value="0.003847">
                <text:p>0.003847</text:p>
              </table:table-cell>
              <table:table-cell office:value-type="float" office:value="0.003193">
                <text:p>0.003193</text:p>
              </table:table-cell>
              <table:table-cell office:value-type="float" office:value="0.00361">
                <text:p>0.00361</text:p>
              </table:table-cell>
              <table:table-cell office:value-type="float" office:value="0.002623">
                <text:p>0.002623</text:p>
              </table:table-cell>
              <table:table-cell office:value-type="float" office:value="0.017524">
                <text:p>0.01752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707">
                <text:p>0.003707</text:p>
              </table:table-cell>
              <table:table-cell office:value-type="float" office:value="0.002491">
                <text:p>0.002491</text:p>
              </table:table-cell>
              <table:table-cell office:value-type="float" office:value="0.001129">
                <text:p>0.00112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3422">
                <text:p>0.003422</text:p>
              </table:table-cell>
              <table:table-cell office:value-type="float" office:value="0.004074">
                <text:p>0.004074</text:p>
              </table:table-cell>
              <table:table-cell office:value-type="float" office:value="0.003072">
                <text:p>0.003072</text:p>
              </table:table-cell>
              <table:table-cell office:value-type="float" office:value="0.003903">
                <text:p>0.003903</text:p>
              </table:table-cell>
              <table:table-cell office:value-type="float" office:value="0.00093">
                <text:p>0.00093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575">
                <text:p>0.004575</text:p>
              </table:table-cell>
              <table:table-cell office:value-type="float" office:value="0.004474">
                <text:p>0.004474</text:p>
              </table:table-cell>
              <table:table-cell office:value-type="float" office:value="0.001133">
                <text:p>0.001133</text:p>
              </table:table-cell>
              <table:table-cell office:value-type="float" office:value="0.001084">
                <text:p>0.001084</text:p>
              </table:table-cell>
              <table:table-cell office:value-type="float" office:value="0.003338">
                <text:p>0.003338</text:p>
              </table:table-cell>
              <table:table-cell office:value-type="float" office:value="0.003888">
                <text:p>0.003888</text:p>
              </table:table-cell>
              <table:table-cell office:value-type="float" office:value="0.002963">
                <text:p>0.002963</text:p>
              </table:table-cell>
              <table:table-cell office:value-type="float" office:value="0.003522">
                <text:p>0.003522</text:p>
              </table:table-cell>
              <table:table-cell office:value-type="float" office:value="0.014218">
                <text:p>0.014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4599">
                <text:p>0.004599</text:p>
              </table:table-cell>
              <table:table-cell office:value-type="float" office:value="0.0038">
                <text:p>0.0038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276">
                <text:p>0.001276</text:p>
              </table:table-cell>
              <table:table-cell office:value-type="float" office:value="0.00319">
                <text:p>0.00319</text:p>
              </table:table-cell>
              <table:table-cell office:value-type="float" office:value="0.003832">
                <text:p>0.003832</text:p>
              </table:table-cell>
              <table:table-cell office:value-type="float" office:value="0.004359">
                <text:p>0.004359</text:p>
              </table:table-cell>
              <table:table-cell office:value-type="float" office:value="0.003474">
                <text:p>0.003474</text:p>
              </table:table-cell>
              <table:table-cell office:value-type="float" office:value="0.00223">
                <text:p>0.0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4973">
                <text:p>0.004973</text:p>
              </table:table-cell>
              <table:table-cell office:value-type="float" office:value="0.003622">
                <text:p>0.003622</text:p>
              </table:table-cell>
              <table:table-cell office:value-type="float" office:value="0.001156">
                <text:p>0.001156</text:p>
              </table:table-cell>
              <table:table-cell office:value-type="float" office:value="0.001134">
                <text:p>0.001134</text:p>
              </table:table-cell>
              <table:table-cell office:value-type="float" office:value="0.0034">
                <text:p>0.0034</text:p>
              </table:table-cell>
              <table:table-cell office:value-type="float" office:value="0.003909">
                <text:p>0.003909</text:p>
              </table:table-cell>
              <table:table-cell office:value-type="float" office:value="0.003293">
                <text:p>0.003293</text:p>
              </table:table-cell>
              <table:table-cell office:value-type="float" office:value="0.003725">
                <text:p>0.003725</text:p>
              </table:table-cell>
              <table:table-cell office:value-type="float" office:value="0.006699">
                <text:p>0.006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5139">
                <text:p>0.005139</text:p>
              </table:table-cell>
              <table:table-cell office:value-type="float" office:value="0.003603">
                <text:p>0.003603</text:p>
              </table:table-cell>
              <table:table-cell office:value-type="float" office:value="0.001209">
                <text:p>0.001209</text:p>
              </table:table-cell>
              <table:table-cell office:value-type="float" office:value="0.001098">
                <text:p>0.001098</text:p>
              </table:table-cell>
              <table:table-cell office:value-type="float" office:value="0.003243">
                <text:p>0.003243</text:p>
              </table:table-cell>
              <table:table-cell office:value-type="float" office:value="0.003867">
                <text:p>0.003867</text:p>
              </table:table-cell>
              <table:table-cell office:value-type="float" office:value="0.004192">
                <text:p>0.004192</text:p>
              </table:table-cell>
              <table:table-cell office:value-type="float" office:value="0.003822">
                <text:p>0.003822</text:p>
              </table:table-cell>
              <table:table-cell office:value-type="float" office:value="0.002672">
                <text:p>0.002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4865">
                <text:p>0.004865</text:p>
              </table:table-cell>
              <table:table-cell office:value-type="float" office:value="0.003137">
                <text:p>0.003137</text:p>
              </table:table-cell>
              <table:table-cell office:value-type="float" office:value="0.001253">
                <text:p>0.001253</text:p>
              </table:table-cell>
              <table:table-cell office:value-type="float" office:value="0.12717">
                <text:p>0.12717</text:p>
              </table:table-cell>
              <table:table-cell office:value-type="float" office:value="0.003213">
                <text:p>0.003213</text:p>
              </table:table-cell>
              <table:table-cell office:value-type="float" office:value="0.003991">
                <text:p>0.003991</text:p>
              </table:table-cell>
              <table:table-cell office:value-type="float" office:value="0.004745">
                <text:p>0.004745</text:p>
              </table:table-cell>
              <table:table-cell office:value-type="float" office:value="0.004477">
                <text:p>0.004477</text:p>
              </table:table-cell>
              <table:table-cell office:value-type="float" office:value="0.000659">
                <text:p>0.000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466">
                <text:p>0.004466</text:p>
              </table:table-cell>
              <table:table-cell office:value-type="float" office:value="0.005414">
                <text:p>0.005414</text:p>
              </table:table-cell>
              <table:table-cell office:value-type="float" office:value="0.001191">
                <text:p>0.001191</text:p>
              </table:table-cell>
              <table:table-cell office:value-type="float" office:value="0.001278">
                <text:p>0.001278</text:p>
              </table:table-cell>
              <table:table-cell office:value-type="float" office:value="0.002988">
                <text:p>0.002988</text:p>
              </table:table-cell>
              <table:table-cell office:value-type="float" office:value="0.004021">
                <text:p>0.004021</text:p>
              </table:table-cell>
              <table:table-cell office:value-type="float" office:value="0.006325">
                <text:p>0.006325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461">
                <text:p>0.003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98">
                <text:p>0.003798</text:p>
              </table:table-cell>
              <table:table-cell office:value-type="float" office:value="0.003747">
                <text:p>0.003747</text:p>
              </table:table-cell>
              <table:table-cell office:value-type="float" office:value="0.0012">
                <text:p>0.0012</text:p>
              </table:table-cell>
              <table:table-cell office:value-type="float" office:value="0.001303">
                <text:p>0.001303</text:p>
              </table:table-cell>
              <table:table-cell office:value-type="float" office:value="0.00314">
                <text:p>0.00314</text:p>
              </table:table-cell>
              <table:table-cell office:value-type="float" office:value="0.003882">
                <text:p>0.003882</text:p>
              </table:table-cell>
              <table:table-cell office:value-type="float" office:value="0.007147">
                <text:p>0.007147</text:p>
              </table:table-cell>
              <table:table-cell office:value-type="float" office:value="0.003277">
                <text:p>0.003277</text:p>
              </table:table-cell>
              <table:table-cell office:value-type="float" office:value="0.002386">
                <text:p>0.00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364">
                <text:p>0.003364</text:p>
              </table:table-cell>
              <table:table-cell office:value-type="float" office:value="0.004251">
                <text:p>0.004251</text:p>
              </table:table-cell>
              <table:table-cell office:value-type="float" office:value="0.00114">
                <text:p>0.00114</text:p>
              </table:table-cell>
              <table:table-cell office:value-type="float" office:value="0.001356">
                <text:p>0.001356</text:p>
              </table:table-cell>
              <table:table-cell office:value-type="float" office:value="0.002992">
                <text:p>0.002992</text:p>
              </table:table-cell>
              <table:table-cell office:value-type="float" office:value="0.003962">
                <text:p>0.003962</text:p>
              </table:table-cell>
              <table:table-cell office:value-type="float" office:value="0.003248">
                <text:p>0.003248</text:p>
              </table:table-cell>
              <table:table-cell office:value-type="float" office:value="0.003538">
                <text:p>0.003538</text:p>
              </table:table-cell>
              <table:table-cell office:value-type="float" office:value="0.00118">
                <text:p>0.0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386">
                <text:p>0.003386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489">
                <text:p>0.001489</text:p>
              </table:table-cell>
              <table:table-cell office:value-type="float" office:value="0.003133">
                <text:p>0.003133</text:p>
              </table:table-cell>
              <table:table-cell office:value-type="float" office:value="0.003864">
                <text:p>0.003864</text:p>
              </table:table-cell>
              <table:table-cell office:value-type="float" office:value="0.003825">
                <text:p>0.003825</text:p>
              </table:table-cell>
              <table:table-cell office:value-type="float" office:value="0.00331">
                <text:p>0.00331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473">
                <text:p>0.003473</text:p>
              </table:table-cell>
              <table:table-cell office:value-type="float" office:value="0.005903">
                <text:p>0.005903</text:p>
              </table:table-cell>
              <table:table-cell office:value-type="float" office:value="0.001193">
                <text:p>0.001193</text:p>
              </table:table-cell>
              <table:table-cell office:value-type="float" office:value="0.00144">
                <text:p>0.00144</text:p>
              </table:table-cell>
              <table:table-cell office:value-type="float" office:value="0.002931">
                <text:p>0.002931</text:p>
              </table:table-cell>
              <table:table-cell office:value-type="float" office:value="0.003854">
                <text:p>0.003854</text:p>
              </table:table-cell>
              <table:table-cell office:value-type="float" office:value="0.002698">
                <text:p>0.002698</text:p>
              </table:table-cell>
              <table:table-cell office:value-type="float" office:value="0.003556">
                <text:p>0.003556</text:p>
              </table:table-cell>
              <table:table-cell office:value-type="float" office:value="0.001097">
                <text:p>0.00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295">
                <text:p>0.003295</text:p>
              </table:table-cell>
              <table:table-cell office:value-type="float" office:value="0.004427">
                <text:p>0.004427</text:p>
              </table:table-cell>
              <table:table-cell office:value-type="float" office:value="0.001103">
                <text:p>0.001103</text:p>
              </table:table-cell>
              <table:table-cell office:value-type="float" office:value="0.001569">
                <text:p>0.001569</text:p>
              </table:table-cell>
              <table:table-cell office:value-type="float" office:value="0.003163">
                <text:p>0.003163</text:p>
              </table:table-cell>
              <table:table-cell office:value-type="float" office:value="0.003874">
                <text:p>0.003874</text:p>
              </table:table-cell>
              <table:table-cell office:value-type="float" office:value="0.003783">
                <text:p>0.003783</text:p>
              </table:table-cell>
              <table:table-cell office:value-type="float" office:value="0.003221">
                <text:p>0.003221</text:p>
              </table:table-cell>
              <table:table-cell office:value-type="float" office:value="0.000827">
                <text:p>0.000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42">
                <text:p>0.00342</text:p>
              </table:table-cell>
              <table:table-cell office:value-type="float" office:value="0.00341">
                <text:p>0.00341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466">
                <text:p>0.001466</text:p>
              </table:table-cell>
              <table:table-cell office:value-type="float" office:value="0.003211">
                <text:p>0.003211</text:p>
              </table:table-cell>
              <table:table-cell office:value-type="float" office:value="0.003897">
                <text:p>0.003897</text:p>
              </table:table-cell>
              <table:table-cell office:value-type="float" office:value="0.002887">
                <text:p>0.002887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182">
                <text:p>0.0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4223">
                <text:p>0.004223</text:p>
              </table:table-cell>
              <table:table-cell office:value-type="float" office:value="0.003368">
                <text:p>0.003368</text:p>
              </table:table-cell>
              <table:table-cell office:value-type="float" office:value="0.001058">
                <text:p>0.001058</text:p>
              </table:table-cell>
              <table:table-cell office:value-type="float" office:value="0.001384">
                <text:p>0.001384</text:p>
              </table:table-cell>
              <table:table-cell office:value-type="float" office:value="0.003279">
                <text:p>0.003279</text:p>
              </table:table-cell>
              <table:table-cell office:value-type="float" office:value="0.00384">
                <text:p>0.00384</text:p>
              </table:table-cell>
              <table:table-cell office:value-type="float" office:value="0.003271">
                <text:p>0.003271</text:p>
              </table:table-cell>
              <table:table-cell office:value-type="float" office:value="0.003512">
                <text:p>0.003512</text:p>
              </table:table-cell>
              <table:table-cell office:value-type="float" office:value="0.001012">
                <text:p>0.00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3018">
                <text:p>0.003018</text:p>
              </table:table-cell>
              <table:table-cell office:value-type="float" office:value="0.002538">
                <text:p>0.002538</text:p>
              </table:table-cell>
              <table:table-cell office:value-type="float" office:value="0.00099">
                <text:p>0.00099</text:p>
              </table:table-cell>
              <table:table-cell office:value-type="float" office:value="0.001346">
                <text:p>0.001346</text:p>
              </table:table-cell>
              <table:table-cell office:value-type="float" office:value="0.003039">
                <text:p>0.003039</text:p>
              </table:table-cell>
              <table:table-cell office:value-type="float" office:value="0.003888">
                <text:p>0.003888</text:p>
              </table:table-cell>
              <table:table-cell office:value-type="float" office:value="0.004918">
                <text:p>0.004918</text:p>
              </table:table-cell>
              <table:table-cell office:value-type="float" office:value="0.003433">
                <text:p>0.003433</text:p>
              </table:table-cell>
              <table:table-cell office:value-type="float" office:value="0.000994">
                <text:p>0.000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294">
                <text:p>0.00294</text:p>
              </table:table-cell>
              <table:table-cell office:value-type="float" office:value="0.00246">
                <text:p>0.00246</text:p>
              </table:table-cell>
              <table:table-cell office:value-type="float" office:value="0.000961">
                <text:p>0.000961</text:p>
              </table:table-cell>
              <table:table-cell office:value-type="float" office:value="0.001313">
                <text:p>0.001313</text:p>
              </table:table-cell>
              <table:table-cell office:value-type="float" office:value="0.003021">
                <text:p>0.003021</text:p>
              </table:table-cell>
              <table:table-cell office:value-type="float" office:value="0.003901">
                <text:p>0.003901</text:p>
              </table:table-cell>
              <table:table-cell office:value-type="float" office:value="0.004197">
                <text:p>0.004197</text:p>
              </table:table-cell>
              <table:table-cell office:value-type="float" office:value="0.003601">
                <text:p>0.003601</text:p>
              </table:table-cell>
              <table:table-cell office:value-type="float" office:value="0.000765">
                <text:p>0.00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2672">
                <text:p>0.002672</text:p>
              </table:table-cell>
              <table:table-cell office:value-type="float" office:value="0.003335">
                <text:p>0.003335</text:p>
              </table:table-cell>
              <table:table-cell office:value-type="float" office:value="0.000892">
                <text:p>0.000892</text:p>
              </table:table-cell>
              <table:table-cell office:value-type="float" office:value="0.001197">
                <text:p>0.001197</text:p>
              </table:table-cell>
              <table:table-cell office:value-type="float" office:value="0.003267">
                <text:p>0.003267</text:p>
              </table:table-cell>
              <table:table-cell office:value-type="float" office:value="0.003886">
                <text:p>0.003886</text:p>
              </table:table-cell>
              <table:table-cell office:value-type="float" office:value="0.003612">
                <text:p>0.003612</text:p>
              </table:table-cell>
              <table:table-cell office:value-type="float" office:value="0.004633">
                <text:p>0.004633</text:p>
              </table:table-cell>
              <table:table-cell office:value-type="float" office:value="0.0007">
                <text:p>0.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453">
                <text:p>0.003453</text:p>
              </table:table-cell>
              <table:table-cell office:value-type="float" office:value="0.003646">
                <text:p>0.003646</text:p>
              </table:table-cell>
              <table:table-cell office:value-type="float" office:value="0.000954">
                <text:p>0.000954</text:p>
              </table:table-cell>
              <table:table-cell office:value-type="float" office:value="0.001308">
                <text:p>0.001308</text:p>
              </table:table-cell>
              <table:table-cell office:value-type="float" office:value="0.003082">
                <text:p>0.003082</text:p>
              </table:table-cell>
              <table:table-cell office:value-type="float" office:value="0.003889">
                <text:p>0.003889</text:p>
              </table:table-cell>
              <table:table-cell office:value-type="float" office:value="0.003933">
                <text:p>0.003933</text:p>
              </table:table-cell>
              <table:table-cell office:value-type="float" office:value="0.00358">
                <text:p>0.00358</text:p>
              </table:table-cell>
              <table:table-cell office:value-type="float" office:value="0.000743">
                <text:p>0.000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993">
                <text:p>0.003993</text:p>
              </table:table-cell>
              <table:table-cell office:value-type="float" office:value="0.003769">
                <text:p>0.003769</text:p>
              </table:table-cell>
              <table:table-cell office:value-type="float" office:value="0.001155">
                <text:p>0.001155</text:p>
              </table:table-cell>
              <table:table-cell office:value-type="float" office:value="0.001457">
                <text:p>0.001457</text:p>
              </table:table-cell>
              <table:table-cell office:value-type="float" office:value="0.003244">
                <text:p>0.003244</text:p>
              </table:table-cell>
              <table:table-cell office:value-type="float" office:value="0.003874">
                <text:p>0.003874</text:p>
              </table:table-cell>
              <table:table-cell office:value-type="float" office:value="0.004197">
                <text:p>0.004197</text:p>
              </table:table-cell>
              <table:table-cell office:value-type="float" office:value="0.003856">
                <text:p>0.003856</text:p>
              </table:table-cell>
              <table:table-cell office:value-type="float" office:value="0.001086">
                <text:p>0.00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751">
                <text:p>0.003751</text:p>
              </table:table-cell>
              <table:table-cell office:value-type="float" office:value="0.004121">
                <text:p>0.004121</text:p>
              </table:table-cell>
              <table:table-cell office:value-type="float" office:value="0.000832">
                <text:p>0.000832</text:p>
              </table:table-cell>
              <table:table-cell office:value-type="float" office:value="0.001216">
                <text:p>0.001216</text:p>
              </table:table-cell>
              <table:table-cell office:value-type="float" office:value="0.003184">
                <text:p>0.003184</text:p>
              </table:table-cell>
              <table:table-cell office:value-type="float" office:value="0.00386">
                <text:p>0.00386</text:p>
              </table:table-cell>
              <table:table-cell office:value-type="float" office:value="0.004619">
                <text:p>0.004619</text:p>
              </table:table-cell>
              <table:table-cell office:value-type="float" office:value="0.003605">
                <text:p>0.003605</text:p>
              </table:table-cell>
              <table:table-cell office:value-type="float" office:value="0.000875">
                <text:p>0.000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4241">
                <text:p>0.004241</text:p>
              </table:table-cell>
              <table:table-cell office:value-type="float" office:value="0.004543">
                <text:p>0.004543</text:p>
              </table:table-cell>
              <table:table-cell office:value-type="float" office:value="0.000821">
                <text:p>0.000821</text:p>
              </table:table-cell>
              <table:table-cell office:value-type="float" office:value="0.001253">
                <text:p>0.001253</text:p>
              </table:table-cell>
              <table:table-cell office:value-type="float" office:value="0.003185">
                <text:p>0.003185</text:p>
              </table:table-cell>
              <table:table-cell office:value-type="float" office:value="0.003903">
                <text:p>0.003903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999">
                <text:p>0.003999</text:p>
              </table:table-cell>
              <table:table-cell office:value-type="float" office:value="0.001342">
                <text:p>0.00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4502">
                <text:p>0.004502</text:p>
              </table:table-cell>
              <table:table-cell office:value-type="float" office:value="0.004028">
                <text:p>0.004028</text:p>
              </table:table-cell>
              <table:table-cell office:value-type="float" office:value="0.000798">
                <text:p>0.000798</text:p>
              </table:table-cell>
              <table:table-cell office:value-type="float" office:value="0.001198">
                <text:p>0.001198</text:p>
              </table:table-cell>
              <table:table-cell office:value-type="float" office:value="0.003257">
                <text:p>0.003257</text:p>
              </table:table-cell>
              <table:table-cell office:value-type="float" office:value="0.003838">
                <text:p>0.003838</text:p>
              </table:table-cell>
              <table:table-cell office:value-type="float" office:value="0.004878">
                <text:p>0.004878</text:p>
              </table:table-cell>
              <table:table-cell office:value-type="float" office:value="0.004127">
                <text:p>0.004127</text:p>
              </table:table-cell>
              <table:table-cell office:value-type="float" office:value="0.000978">
                <text:p>0.00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679">
                <text:p>0.003679</text:p>
              </table:table-cell>
              <table:table-cell office:value-type="float" office:value="0.004079">
                <text:p>0.004079</text:p>
              </table:table-cell>
              <table:table-cell office:value-type="float" office:value="0.000754">
                <text:p>0.000754</text:p>
              </table:table-cell>
              <table:table-cell office:value-type="float" office:value="0.001251">
                <text:p>0.001251</text:p>
              </table:table-cell>
              <table:table-cell office:value-type="float" office:value="0.00336">
                <text:p>0.00336</text:p>
              </table:table-cell>
              <table:table-cell office:value-type="float" office:value="0.003861">
                <text:p>0.003861</text:p>
              </table:table-cell>
              <table:table-cell office:value-type="float" office:value="0.004798">
                <text:p>0.004798</text:p>
              </table:table-cell>
              <table:table-cell office:value-type="float" office:value="0.003475">
                <text:p>0.003475</text:p>
              </table:table-cell>
              <table:table-cell office:value-type="float" office:value="0.000984">
                <text:p>0.000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834">
                <text:p>0.003834</text:p>
              </table:table-cell>
              <table:table-cell office:value-type="float" office:value="0.000801">
                <text:p>0.000801</text:p>
              </table:table-cell>
              <table:table-cell office:value-type="float" office:value="0.001229">
                <text:p>0.001229</text:p>
              </table:table-cell>
              <table:table-cell office:value-type="float" office:value="0.003318">
                <text:p>0.003318</text:p>
              </table:table-cell>
              <table:table-cell office:value-type="float" office:value="0.003837">
                <text:p>0.003837</text:p>
              </table:table-cell>
              <table:table-cell office:value-type="float" office:value="0.0042">
                <text:p>0.0042</text:p>
              </table:table-cell>
              <table:table-cell office:value-type="float" office:value="0.003833">
                <text:p>0.003833</text:p>
              </table:table-cell>
              <table:table-cell office:value-type="float" office:value="0.001266">
                <text:p>0.00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2861">
                <text:p>0.002861</text:p>
              </table:table-cell>
              <table:table-cell office:value-type="float" office:value="0.004636">
                <text:p>0.004636</text:p>
              </table:table-cell>
              <table:table-cell office:value-type="float" office:value="0.000743">
                <text:p>0.000743</text:p>
              </table:table-cell>
              <table:table-cell office:value-type="float" office:value="0.001238">
                <text:p>0.001238</text:p>
              </table:table-cell>
              <table:table-cell office:value-type="float" office:value="0.003172">
                <text:p>0.003172</text:p>
              </table:table-cell>
              <table:table-cell office:value-type="float" office:value="0.003891">
                <text:p>0.003891</text:p>
              </table:table-cell>
              <table:table-cell office:value-type="float" office:value="0.005815">
                <text:p>0.005815</text:p>
              </table:table-cell>
              <table:table-cell office:value-type="float" office:value="0.004193">
                <text:p>0.004193</text:p>
              </table:table-cell>
              <table:table-cell office:value-type="float" office:value="0.000887">
                <text:p>0.00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751">
                <text:p>0.003751</text:p>
              </table:table-cell>
              <table:table-cell office:value-type="float" office:value="0.003625">
                <text:p>0.003625</text:p>
              </table:table-cell>
              <table:table-cell office:value-type="float" office:value="0.000726">
                <text:p>0.000726</text:p>
              </table:table-cell>
              <table:table-cell office:value-type="float" office:value="0.001164">
                <text:p>0.001164</text:p>
              </table:table-cell>
              <table:table-cell office:value-type="float" office:value="0.003205">
                <text:p>0.003205</text:p>
              </table:table-cell>
              <table:table-cell office:value-type="float" office:value="0.003911">
                <text:p>0.003911</text:p>
              </table:table-cell>
              <table:table-cell office:value-type="float" office:value="0.003849">
                <text:p>0.003849</text:p>
              </table:table-cell>
              <table:table-cell office:value-type="float" office:value="0.003749">
                <text:p>0.003749</text:p>
              </table:table-cell>
              <table:table-cell office:value-type="float" office:value="0.001074">
                <text:p>0.00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71">
                <text:p>0.004171</text:p>
              </table:table-cell>
              <table:table-cell office:value-type="float" office:value="0.003308">
                <text:p>0.003308</text:p>
              </table:table-cell>
              <table:table-cell office:value-type="float" office:value="0.000721">
                <text:p>0.000721</text:p>
              </table:table-cell>
              <table:table-cell office:value-type="float" office:value="0.001246">
                <text:p>0.001246</text:p>
              </table:table-cell>
              <table:table-cell office:value-type="float" office:value="0.003163">
                <text:p>0.003163</text:p>
              </table:table-cell>
              <table:table-cell office:value-type="float" office:value="0.003844">
                <text:p>0.003844</text:p>
              </table:table-cell>
              <table:table-cell office:value-type="float" office:value="0.003027">
                <text:p>0.003027</text:p>
              </table:table-cell>
              <table:table-cell office:value-type="float" office:value="0.003685">
                <text:p>0.003685</text:p>
              </table:table-cell>
              <table:table-cell office:value-type="float" office:value="0.000782">
                <text:p>0.000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737">
                <text:p>0.003737</text:p>
              </table:table-cell>
              <table:table-cell office:value-type="float" office:value="0.004647">
                <text:p>0.004647</text:p>
              </table:table-cell>
              <table:table-cell office:value-type="float" office:value="0.000709">
                <text:p>0.000709</text:p>
              </table:table-cell>
              <table:table-cell office:value-type="float" office:value="0.001069">
                <text:p>0.001069</text:p>
              </table:table-cell>
              <table:table-cell office:value-type="float" office:value="0.003091">
                <text:p>0.003091</text:p>
              </table:table-cell>
              <table:table-cell office:value-type="float" office:value="0.003912">
                <text:p>0.003912</text:p>
              </table:table-cell>
              <table:table-cell office:value-type="float" office:value="0.004098">
                <text:p>0.004098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68">
                <text:p>0.0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913">
                <text:p>0.003913</text:p>
              </table:table-cell>
              <table:table-cell office:value-type="float" office:value="0.003879">
                <text:p>0.003879</text:p>
              </table:table-cell>
              <table:table-cell office:value-type="float" office:value="0.000675">
                <text:p>0.000675</text:p>
              </table:table-cell>
              <table:table-cell office:value-type="float" office:value="0.001204">
                <text:p>0.001204</text:p>
              </table:table-cell>
              <table:table-cell office:value-type="float" office:value="0.003108">
                <text:p>0.003108</text:p>
              </table:table-cell>
              <table:table-cell office:value-type="float" office:value="0.003862">
                <text:p>0.003862</text:p>
              </table:table-cell>
              <table:table-cell office:value-type="float" office:value="0.002848">
                <text:p>0.002848</text:p>
              </table:table-cell>
              <table:table-cell office:value-type="float" office:value="0.003802">
                <text:p>0.003802</text:p>
              </table:table-cell>
              <table:table-cell office:value-type="float" office:value="0.002301">
                <text:p>0.002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4115">
                <text:p>0.004115</text:p>
              </table:table-cell>
              <table:table-cell office:value-type="float" office:value="0.003768">
                <text:p>0.003768</text:p>
              </table:table-cell>
              <table:table-cell office:value-type="float" office:value="0.000688">
                <text:p>0.000688</text:p>
              </table:table-cell>
              <table:table-cell office:value-type="float" office:value="0.001123">
                <text:p>0.001123</text:p>
              </table:table-cell>
              <table:table-cell office:value-type="float" office:value="0.003181">
                <text:p>0.003181</text:p>
              </table:table-cell>
              <table:table-cell office:value-type="float" office:value="0.003868">
                <text:p>0.003868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65">
                <text:p>0.00365</text:p>
              </table:table-cell>
              <table:table-cell office:value-type="float" office:value="0.000777">
                <text:p>0.000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432">
                <text:p>0.003432</text:p>
              </table:table-cell>
              <table:table-cell office:value-type="float" office:value="0.002472">
                <text:p>0.002472</text:p>
              </table:table-cell>
              <table:table-cell office:value-type="float" office:value="0.000687">
                <text:p>0.000687</text:p>
              </table:table-cell>
              <table:table-cell office:value-type="float" office:value="0.001058">
                <text:p>0.001058</text:p>
              </table:table-cell>
              <table:table-cell office:value-type="float" office:value="0.003039">
                <text:p>0.003039</text:p>
              </table:table-cell>
              <table:table-cell office:value-type="float" office:value="0.003844">
                <text:p>0.003844</text:p>
              </table:table-cell>
              <table:table-cell office:value-type="float" office:value="0.004741">
                <text:p>0.004741</text:p>
              </table:table-cell>
              <table:table-cell office:value-type="float" office:value="0.003559">
                <text:p>0.003559</text:p>
              </table:table-cell>
              <table:table-cell office:value-type="float" office:value="0.000608">
                <text:p>0.000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626">
                <text:p>0.003626</text:p>
              </table:table-cell>
              <table:table-cell office:value-type="float" office:value="0.002248">
                <text:p>0.002248</text:p>
              </table:table-cell>
              <table:table-cell office:value-type="float" office:value="0.00068">
                <text:p>0.00068</text:p>
              </table:table-cell>
              <table:table-cell office:value-type="float" office:value="0.00103">
                <text:p>0.00103</text:p>
              </table:table-cell>
              <table:table-cell office:value-type="float" office:value="0.003025">
                <text:p>0.003025</text:p>
              </table:table-cell>
              <table:table-cell office:value-type="float" office:value="0.003864">
                <text:p>0.003864</text:p>
              </table:table-cell>
              <table:table-cell office:value-type="float" office:value="0.004042">
                <text:p>0.004042</text:p>
              </table:table-cell>
              <table:table-cell office:value-type="float" office:value="0.003719">
                <text:p>0.003719</text:p>
              </table:table-cell>
              <table:table-cell office:value-type="float" office:value="0.001002">
                <text:p>0.00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122">
                <text:p>0.003122</text:p>
              </table:table-cell>
              <table:table-cell office:value-type="float" office:value="0.00457">
                <text:p>0.00457</text:p>
              </table:table-cell>
              <table:table-cell office:value-type="float" office:value="0.000987">
                <text:p>0.000987</text:p>
              </table:table-cell>
              <table:table-cell office:value-type="float" office:value="0.001316">
                <text:p>0.001316</text:p>
              </table:table-cell>
              <table:table-cell office:value-type="float" office:value="0.003248">
                <text:p>0.003248</text:p>
              </table:table-cell>
              <table:table-cell office:value-type="float" office:value="0.003842">
                <text:p>0.003842</text:p>
              </table:table-cell>
              <table:table-cell office:value-type="float" office:value="0.002699">
                <text:p>0.002699</text:p>
              </table:table-cell>
              <table:table-cell office:value-type="float" office:value="0.004075">
                <text:p>0.004075</text:p>
              </table:table-cell>
              <table:table-cell office:value-type="float" office:value="0.001061">
                <text:p>0.00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768">
                <text:p>0.003768</text:p>
              </table:table-cell>
              <table:table-cell office:value-type="float" office:value="0.004037">
                <text:p>0.004037</text:p>
              </table:table-cell>
              <table:table-cell office:value-type="float" office:value="0.042662">
                <text:p>0.042662</text:p>
              </table:table-cell>
              <table:table-cell office:value-type="float" office:value="0.000919">
                <text:p>0.000919</text:p>
              </table:table-cell>
              <table:table-cell office:value-type="float" office:value="0.003156">
                <text:p>0.003156</text:p>
              </table:table-cell>
              <table:table-cell office:value-type="float" office:value="0.003855">
                <text:p>0.003855</text:p>
              </table:table-cell>
              <table:table-cell office:value-type="float" office:value="0.003457">
                <text:p>0.003457</text:p>
              </table:table-cell>
              <table:table-cell office:value-type="float" office:value="0.003677">
                <text:p>0.003677</text:p>
              </table:table-cell>
              <table:table-cell office:value-type="float" office:value="0.000656">
                <text:p>0.000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3868">
                <text:p>0.003868</text:p>
              </table:table-cell>
              <table:table-cell office:value-type="float" office:value="0.003878">
                <text:p>0.003878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909">
                <text:p>0.000909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901">
                <text:p>0.003901</text:p>
              </table:table-cell>
              <table:table-cell office:value-type="float" office:value="0.003032">
                <text:p>0.003032</text:p>
              </table:table-cell>
              <table:table-cell office:value-type="float" office:value="0.003698">
                <text:p>0.003698</text:p>
              </table:table-cell>
              <table:table-cell office:value-type="float" office:value="0.000801">
                <text:p>0.00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4259">
                <text:p>0.004259</text:p>
              </table:table-cell>
              <table:table-cell office:value-type="float" office:value="0.00283">
                <text:p>0.00283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906">
                <text:p>0.000906</text:p>
              </table:table-cell>
              <table:table-cell office:value-type="float" office:value="0.003165">
                <text:p>0.003165</text:p>
              </table:table-cell>
              <table:table-cell office:value-type="float" office:value="0.003871">
                <text:p>0.003871</text:p>
              </table:table-cell>
              <table:table-cell office:value-type="float" office:value="0.002702">
                <text:p>0.002702</text:p>
              </table:table-cell>
              <table:table-cell office:value-type="float" office:value="0.003446">
                <text:p>0.003446</text:p>
              </table:table-cell>
              <table:table-cell office:value-type="float" office:value="0.000582">
                <text:p>0.00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537">
                <text:p>0.004537</text:p>
              </table:table-cell>
              <table:table-cell office:value-type="float" office:value="0.004119">
                <text:p>0.004119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789">
                <text:p>0.000789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869">
                <text:p>0.003869</text:p>
              </table:table-cell>
              <table:table-cell office:value-type="float" office:value="0.002659">
                <text:p>0.002659</text:p>
              </table:table-cell>
              <table:table-cell office:value-type="float" office:value="0.00382">
                <text:p>0.00382</text:p>
              </table:table-cell>
              <table:table-cell office:value-type="float" office:value="0.001049">
                <text:p>0.00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488">
                <text:p>0.00488</text:p>
              </table:table-cell>
              <table:table-cell office:value-type="float" office:value="0.003365">
                <text:p>0.003365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819">
                <text:p>0.000819</text:p>
              </table:table-cell>
              <table:table-cell office:value-type="float" office:value="0.003221">
                <text:p>0.003221</text:p>
              </table:table-cell>
              <table:table-cell office:value-type="float" office:value="0.003873">
                <text:p>0.003873</text:p>
              </table:table-cell>
              <table:table-cell office:value-type="float" office:value="0.003621">
                <text:p>0.003621</text:p>
              </table:table-cell>
              <table:table-cell office:value-type="float" office:value="0.004212">
                <text:p>0.004212</text:p>
              </table:table-cell>
              <table:table-cell office:value-type="float" office:value="0.000528">
                <text:p>0.00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3893">
                <text:p>0.003893</text:p>
              </table:table-cell>
              <table:table-cell office:value-type="float" office:value="0.004215">
                <text:p>0.004215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816">
                <text:p>0.000816</text:p>
              </table:table-cell>
              <table:table-cell office:value-type="float" office:value="0.003224">
                <text:p>0.003224</text:p>
              </table:table-cell>
              <table:table-cell office:value-type="float" office:value="0.003871">
                <text:p>0.003871</text:p>
              </table:table-cell>
              <table:table-cell office:value-type="float" office:value="0.005018">
                <text:p>0.005018</text:p>
              </table:table-cell>
              <table:table-cell office:value-type="float" office:value="0.003791">
                <text:p>0.003791</text:p>
              </table:table-cell>
              <table:table-cell office:value-type="float" office:value="0.000916">
                <text:p>0.000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3283">
                <text:p>0.003283</text:p>
              </table:table-cell>
              <table:table-cell office:value-type="float" office:value="0.003267">
                <text:p>0.003267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739">
                <text:p>0.000739</text:p>
              </table:table-cell>
              <table:table-cell office:value-type="float" office:value="0.003191">
                <text:p>0.003191</text:p>
              </table:table-cell>
              <table:table-cell office:value-type="float" office:value="0.003847">
                <text:p>0.003847</text:p>
              </table:table-cell>
              <table:table-cell office:value-type="float" office:value="0.00407">
                <text:p>0.00407</text:p>
              </table:table-cell>
              <table:table-cell office:value-type="float" office:value="0.003351">
                <text:p>0.003351</text:p>
              </table:table-cell>
              <table:table-cell office:value-type="float" office:value="0.000542">
                <text:p>0.00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2965">
                <text:p>0.002965</text:p>
              </table:table-cell>
              <table:table-cell office:value-type="float" office:value="0.003526">
                <text:p>0.003526</text:p>
              </table:table-cell>
              <table:table-cell office:value-type="float" office:value="0.000624">
                <text:p>0.000624</text:p>
              </table:table-cell>
              <table:table-cell office:value-type="float" office:value="0.000799">
                <text:p>0.000799</text:p>
              </table:table-cell>
              <table:table-cell office:value-type="float" office:value="0.003124">
                <text:p>0.003124</text:p>
              </table:table-cell>
              <table:table-cell office:value-type="float" office:value="0.003908">
                <text:p>0.003908</text:p>
              </table:table-cell>
              <table:table-cell office:value-type="float" office:value="0.003244">
                <text:p>0.003244</text:p>
              </table:table-cell>
              <table:table-cell office:value-type="float" office:value="0.004051">
                <text:p>0.004051</text:p>
              </table:table-cell>
              <table:table-cell office:value-type="float" office:value="0.001283">
                <text:p>0.00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954">
                <text:p>0.003954</text:p>
              </table:table-cell>
              <table:table-cell office:value-type="float" office:value="0.003588">
                <text:p>0.003588</text:p>
              </table:table-cell>
              <table:table-cell office:value-type="float" office:value="0.00067">
                <text:p>0.00067</text:p>
              </table:table-cell>
              <table:table-cell office:value-type="float" office:value="0.000765">
                <text:p>0.000765</text:p>
              </table:table-cell>
              <table:table-cell office:value-type="float" office:value="0.003195">
                <text:p>0.003195</text:p>
              </table:table-cell>
              <table:table-cell office:value-type="float" office:value="0.003822">
                <text:p>0.003822</text:p>
              </table:table-cell>
              <table:table-cell office:value-type="float" office:value="0.004008">
                <text:p>0.004008</text:p>
              </table:table-cell>
              <table:table-cell office:value-type="float" office:value="0.003763">
                <text:p>0.003763</text:p>
              </table:table-cell>
              <table:table-cell office:value-type="float" office:value="0.000784">
                <text:p>0.000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3437">
                <text:p>0.003437</text:p>
              </table:table-cell>
              <table:table-cell office:value-type="float" office:value="0.004119">
                <text:p>0.004119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729">
                <text:p>0.000729</text:p>
              </table:table-cell>
              <table:table-cell office:value-type="float" office:value="0.00306">
                <text:p>0.00306</text:p>
              </table:table-cell>
              <table:table-cell office:value-type="float" office:value="0.003932">
                <text:p>0.003932</text:p>
              </table:table-cell>
              <table:table-cell office:value-type="float" office:value="0.002174">
                <text:p>0.002174</text:p>
              </table:table-cell>
              <table:table-cell office:value-type="float" office:value="0.003941">
                <text:p>0.003941</text:p>
              </table:table-cell>
              <table:table-cell office:value-type="float" office:value="0.000839">
                <text:p>0.000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729">
                <text:p>0.003729</text:p>
              </table:table-cell>
              <table:table-cell office:value-type="float" office:value="0.004293">
                <text:p>0.004293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655">
                <text:p>0.000655</text:p>
              </table:table-cell>
              <table:table-cell office:value-type="float" office:value="0.00319">
                <text:p>0.00319</text:p>
              </table:table-cell>
              <table:table-cell office:value-type="float" office:value="0.003881">
                <text:p>0.003881</text:p>
              </table:table-cell>
              <table:table-cell office:value-type="float" office:value="0.003002">
                <text:p>0.003002</text:p>
              </table:table-cell>
              <table:table-cell office:value-type="float" office:value="0.004055">
                <text:p>0.004055</text:p>
              </table:table-cell>
              <table:table-cell office:value-type="float" office:value="0.000475">
                <text:p>0.000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27">
                <text:p>0.00327</text:p>
              </table:table-cell>
              <table:table-cell office:value-type="float" office:value="0.003444">
                <text:p>0.003444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596">
                <text:p>0.000596</text:p>
              </table:table-cell>
              <table:table-cell office:value-type="float" office:value="0.003153">
                <text:p>0.003153</text:p>
              </table:table-cell>
              <table:table-cell office:value-type="float" office:value="0.003807">
                <text:p>0.003807</text:p>
              </table:table-cell>
              <table:table-cell office:value-type="float" office:value="0.002956">
                <text:p>0.002956</text:p>
              </table:table-cell>
              <table:table-cell office:value-type="float" office:value="0.003945">
                <text:p>0.003945</text:p>
              </table:table-cell>
              <table:table-cell office:value-type="float" office:value="0.000547">
                <text:p>0.00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4261">
                <text:p>0.004261</text:p>
              </table:table-cell>
              <table:table-cell office:value-type="float" office:value="0.003371">
                <text:p>0.003371</text:p>
              </table:table-cell>
              <table:table-cell office:value-type="float" office:value="0.00103">
                <text:p>0.00103</text:p>
              </table:table-cell>
              <table:table-cell office:value-type="float" office:value="0.00094">
                <text:p>0.00094</text:p>
              </table:table-cell>
              <table:table-cell office:value-type="float" office:value="0.003349">
                <text:p>0.003349</text:p>
              </table:table-cell>
              <table:table-cell office:value-type="float" office:value="0.003872">
                <text:p>0.003872</text:p>
              </table:table-cell>
              <table:table-cell office:value-type="float" office:value="0.002666">
                <text:p>0.002666</text:p>
              </table:table-cell>
              <table:table-cell office:value-type="float" office:value="0.00424">
                <text:p>0.00424</text:p>
              </table:table-cell>
              <table:table-cell office:value-type="float" office:value="0.000731">
                <text:p>0.000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212">
                <text:p>0.003212</text:p>
              </table:table-cell>
              <table:table-cell office:value-type="float" office:value="0.003432">
                <text:p>0.003432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564">
                <text:p>0.000564</text:p>
              </table:table-cell>
              <table:table-cell office:value-type="float" office:value="0.003027">
                <text:p>0.003027</text:p>
              </table:table-cell>
              <table:table-cell office:value-type="float" office:value="0.003912">
                <text:p>0.003912</text:p>
              </table:table-cell>
              <table:table-cell office:value-type="float" office:value="0.005451">
                <text:p>0.005451</text:p>
              </table:table-cell>
              <table:table-cell office:value-type="float" office:value="0.003907">
                <text:p>0.003907</text:p>
              </table:table-cell>
              <table:table-cell office:value-type="float" office:value="0.000627">
                <text:p>0.000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299">
                <text:p>0.00299</text:p>
              </table:table-cell>
              <table:table-cell office:value-type="float" office:value="0.002867">
                <text:p>0.002867</text:p>
              </table:table-cell>
              <table:table-cell office:value-type="float" office:value="0.298335">
                <text:p>0.298335</text:p>
              </table:table-cell>
              <table:table-cell office:value-type="float" office:value="0.000484">
                <text:p>0.000484</text:p>
              </table:table-cell>
              <table:table-cell office:value-type="float" office:value="0.003125">
                <text:p>0.003125</text:p>
              </table:table-cell>
              <table:table-cell office:value-type="float" office:value="0.003839">
                <text:p>0.003839</text:p>
              </table:table-cell>
              <table:table-cell office:value-type="float" office:value="0.004014">
                <text:p>0.004014</text:p>
              </table:table-cell>
              <table:table-cell office:value-type="float" office:value="0.004282">
                <text:p>0.004282</text:p>
              </table:table-cell>
              <table:table-cell office:value-type="float" office:value="0.000586">
                <text:p>0.000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2864">
                <text:p>0.002864</text:p>
              </table:table-cell>
              <table:table-cell office:value-type="float" office:value="0.003844">
                <text:p>0.003844</text:p>
              </table:table-cell>
              <table:table-cell office:value-type="float" office:value="0.000809">
                <text:p>0.000809</text:p>
              </table:table-cell>
              <table:table-cell office:value-type="float" office:value="0.000487">
                <text:p>0.000487</text:p>
              </table:table-cell>
              <table:table-cell office:value-type="float" office:value="0.002931">
                <text:p>0.002931</text:p>
              </table:table-cell>
              <table:table-cell office:value-type="float" office:value="0.003939">
                <text:p>0.003939</text:p>
              </table:table-cell>
              <table:table-cell office:value-type="float" office:value="0.004532">
                <text:p>0.004532</text:p>
              </table:table-cell>
              <table:table-cell office:value-type="float" office:value="0.004343">
                <text:p>0.004343</text:p>
              </table:table-cell>
              <table:table-cell office:value-type="float" office:value="0.000646">
                <text:p>0.00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625">
                <text:p>0.000625</text:p>
              </table:table-cell>
              <table:table-cell office:value-type="float" office:value="0.446997">
                <text:p>0.446997</text:p>
              </table:table-cell>
              <table:table-cell office:value-type="float" office:value="0.003126">
                <text:p>0.003126</text:p>
              </table:table-cell>
              <table:table-cell office:value-type="float" office:value="0.00387">
                <text:p>0.00387</text:p>
              </table:table-cell>
              <table:table-cell office:value-type="float" office:value="0.003973">
                <text:p>0.003973</text:p>
              </table:table-cell>
              <table:table-cell office:value-type="float" office:value="0.003978">
                <text:p>0.003978</text:p>
              </table:table-cell>
              <table:table-cell office:value-type="float" office:value="0.000504">
                <text:p>0.00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3542">
                <text:p>0.003542</text:p>
              </table:table-cell>
              <table:table-cell office:value-type="float" office:value="0.004319">
                <text:p>0.004319</text:p>
              </table:table-cell>
              <table:table-cell office:value-type="float" office:value="0.149478">
                <text:p>0.149478</text:p>
              </table:table-cell>
              <table:table-cell office:value-type="float" office:value="0.000543">
                <text:p>0.000543</text:p>
              </table:table-cell>
              <table:table-cell office:value-type="float" office:value="0.003032">
                <text:p>0.003032</text:p>
              </table:table-cell>
              <table:table-cell office:value-type="float" office:value="0.003901">
                <text:p>0.003901</text:p>
              </table:table-cell>
              <table:table-cell office:value-type="float" office:value="0.00288">
                <text:p>0.00288</text:p>
              </table:table-cell>
              <table:table-cell office:value-type="float" office:value="0.003591">
                <text:p>0.003591</text:p>
              </table:table-cell>
              <table:table-cell office:value-type="float" office:value="0.000607">
                <text:p>0.000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563">
                <text:p>0.003563</text:p>
              </table:table-cell>
              <table:table-cell office:value-type="float" office:value="0.004164">
                <text:p>0.004164</text:p>
              </table:table-cell>
              <table:table-cell office:value-type="float" office:value="0.00072">
                <text:p>0.00072</text:p>
              </table:table-cell>
              <table:table-cell office:value-type="float" office:value="0.000658">
                <text:p>0.000658</text:p>
              </table:table-cell>
              <table:table-cell office:value-type="float" office:value="0.003347">
                <text:p>0.003347</text:p>
              </table:table-cell>
              <table:table-cell office:value-type="float" office:value="0.003817">
                <text:p>0.003817</text:p>
              </table:table-cell>
              <table:table-cell office:value-type="float" office:value="0.003182">
                <text:p>0.003182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624">
                <text:p>0.000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4066">
                <text:p>0.004066</text:p>
              </table:table-cell>
              <table:table-cell office:value-type="float" office:value="0.004684">
                <text:p>0.004684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354">
                <text:p>0.000354</text:p>
              </table:table-cell>
              <table:table-cell office:value-type="float" office:value="0.003161">
                <text:p>0.003161</text:p>
              </table:table-cell>
              <table:table-cell office:value-type="float" office:value="0.003929">
                <text:p>0.003929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737">
                <text:p>0.003737</text:p>
              </table:table-cell>
              <table:table-cell office:value-type="float" office:value="0.000486">
                <text:p>0.000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4383">
                <text:p>0.004383</text:p>
              </table:table-cell>
              <table:table-cell office:value-type="float" office:value="0.004083">
                <text:p>0.004083</text:p>
              </table:table-cell>
              <table:table-cell office:value-type="float" office:value="0.000536">
                <text:p>0.000536</text:p>
              </table:table-cell>
              <table:table-cell office:value-type="float" office:value="0.000291">
                <text:p>0.000291</text:p>
              </table:table-cell>
              <table:table-cell office:value-type="float" office:value="0.003184">
                <text:p>0.003184</text:p>
              </table:table-cell>
              <table:table-cell office:value-type="float" office:value="0.003813">
                <text:p>0.003813</text:p>
              </table:table-cell>
              <table:table-cell office:value-type="float" office:value="0.004115">
                <text:p>0.004115</text:p>
              </table:table-cell>
              <table:table-cell office:value-type="float" office:value="0.004043">
                <text:p>0.004043</text:p>
              </table:table-cell>
              <table:table-cell office:value-type="float" office:value="0.000442">
                <text:p>0.00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747">
                <text:p>0.003747</text:p>
              </table:table-cell>
              <table:table-cell office:value-type="float" office:value="0.00386">
                <text:p>0.00386</text:p>
              </table:table-cell>
              <table:table-cell office:value-type="float" office:value="0.000564">
                <text:p>0.000564</text:p>
              </table:table-cell>
              <table:table-cell office:value-type="float" office:value="0.000493">
                <text:p>0.000493</text:p>
              </table:table-cell>
              <table:table-cell office:value-type="float" office:value="0.003008">
                <text:p>0.003008</text:p>
              </table:table-cell>
              <table:table-cell office:value-type="float" office:value="0.003869">
                <text:p>0.003869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102">
                <text:p>0.003102</text:p>
              </table:table-cell>
              <table:table-cell office:value-type="float" office:value="0.000559">
                <text:p>0.000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82">
                <text:p>0.00382</text:p>
              </table:table-cell>
              <table:table-cell office:value-type="float" office:value="0.000552">
                <text:p>0.000552</text:p>
              </table:table-cell>
              <table:table-cell office:value-type="float" office:value="0.00041">
                <text:p>0.00041</text:p>
              </table:table-cell>
              <table:table-cell office:value-type="float" office:value="0.003225">
                <text:p>0.003225</text:p>
              </table:table-cell>
              <table:table-cell office:value-type="float" office:value="0.003934">
                <text:p>0.003934</text:p>
              </table:table-cell>
              <table:table-cell office:value-type="float" office:value="0.004519">
                <text:p>0.004519</text:p>
              </table:table-cell>
              <table:table-cell office:value-type="float" office:value="0.003614">
                <text:p>0.003614</text:p>
              </table:table-cell>
              <table:table-cell office:value-type="float" office:value="0.000538">
                <text:p>0.00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385">
                <text:p>0.00385</text:p>
              </table:table-cell>
              <table:table-cell office:value-type="float" office:value="0.004565">
                <text:p>0.004565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565">
                <text:p>0.000565</text:p>
              </table:table-cell>
              <table:table-cell office:value-type="float" office:value="0.003071">
                <text:p>0.003071</text:p>
              </table:table-cell>
              <table:table-cell office:value-type="float" office:value="0.003927">
                <text:p>0.003927</text:p>
              </table:table-cell>
              <table:table-cell office:value-type="float" office:value="0.003873">
                <text:p>0.003873</text:p>
              </table:table-cell>
              <table:table-cell office:value-type="float" office:value="0.003801">
                <text:p>0.003801</text:p>
              </table:table-cell>
              <table:table-cell office:value-type="float" office:value="0.00051">
                <text:p>0.0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3967">
                <text:p>0.003967</text:p>
              </table:table-cell>
              <table:table-cell office:value-type="float" office:value="0.00339">
                <text:p>0.00339</text:p>
              </table:table-cell>
              <table:table-cell office:value-type="float" office:value="0.000512">
                <text:p>0.000512</text:p>
              </table:table-cell>
              <table:table-cell office:value-type="float" office:value="0.000432">
                <text:p>0.000432</text:p>
              </table:table-cell>
              <table:table-cell office:value-type="float" office:value="0.003187">
                <text:p>0.003187</text:p>
              </table:table-cell>
              <table:table-cell office:value-type="float" office:value="0.003944">
                <text:p>0.003944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816">
                <text:p>0.003816</text:p>
              </table:table-cell>
              <table:table-cell office:value-type="float" office:value="0.000501">
                <text:p>0.00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4208">
                <text:p>0.004208</text:p>
              </table:table-cell>
              <table:table-cell office:value-type="float" office:value="0.004929">
                <text:p>0.004929</text:p>
              </table:table-cell>
              <table:table-cell office:value-type="float" office:value="0.000545">
                <text:p>0.000545</text:p>
              </table:table-cell>
              <table:table-cell office:value-type="float" office:value="0.000512">
                <text:p>0.000512</text:p>
              </table:table-cell>
              <table:table-cell office:value-type="float" office:value="0.003233">
                <text:p>0.003233</text:p>
              </table:table-cell>
              <table:table-cell office:value-type="float" office:value="0.003815">
                <text:p>0.003815</text:p>
              </table:table-cell>
              <table:table-cell office:value-type="float" office:value="0.001861">
                <text:p>0.001861</text:p>
              </table:table-cell>
              <table:table-cell office:value-type="float" office:value="0.003659">
                <text:p>0.003659</text:p>
              </table:table-cell>
              <table:table-cell office:value-type="float" office:value="0.000618">
                <text:p>0.000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3635">
                <text:p>0.003635</text:p>
              </table:table-cell>
              <table:table-cell office:value-type="float" office:value="0.004904">
                <text:p>0.004904</text:p>
              </table:table-cell>
              <table:table-cell office:value-type="float" office:value="0.000524">
                <text:p>0.000524</text:p>
              </table:table-cell>
              <table:table-cell office:value-type="float" office:value="0.000384">
                <text:p>0.000384</text:p>
              </table:table-cell>
              <table:table-cell office:value-type="float" office:value="0.003183">
                <text:p>0.003183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954">
                <text:p>0.002954</text:p>
              </table:table-cell>
              <table:table-cell office:value-type="float" office:value="0.003922">
                <text:p>0.003922</text:p>
              </table:table-cell>
              <table:table-cell office:value-type="float" office:value="0.001818">
                <text:p>0.00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4182">
                <text:p>0.004182</text:p>
              </table:table-cell>
              <table:table-cell office:value-type="float" office:value="0.003784">
                <text:p>0.003784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491">
                <text:p>0.000491</text:p>
              </table:table-cell>
              <table:table-cell office:value-type="float" office:value="0.003134">
                <text:p>0.003134</text:p>
              </table:table-cell>
              <table:table-cell office:value-type="float" office:value="0.00385">
                <text:p>0.00385</text:p>
              </table:table-cell>
              <table:table-cell office:value-type="float" office:value="0.003248">
                <text:p>0.003248</text:p>
              </table:table-cell>
              <table:table-cell office:value-type="float" office:value="0.003839">
                <text:p>0.003839</text:p>
              </table:table-cell>
              <table:table-cell office:value-type="float" office:value="0.000598">
                <text:p>0.00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4266">
                <text:p>0.004266</text:p>
              </table:table-cell>
              <table:table-cell office:value-type="float" office:value="0.003982">
                <text:p>0.003982</text:p>
              </table:table-cell>
              <table:table-cell office:value-type="float" office:value="0.000502">
                <text:p>0.000502</text:p>
              </table:table-cell>
              <table:table-cell office:value-type="float" office:value="0.000489">
                <text:p>0.000489</text:p>
              </table:table-cell>
              <table:table-cell office:value-type="float" office:value="0.003255">
                <text:p>0.003255</text:p>
              </table:table-cell>
              <table:table-cell office:value-type="float" office:value="0.003815">
                <text:p>0.003815</text:p>
              </table:table-cell>
              <table:table-cell office:value-type="float" office:value="0.002591">
                <text:p>0.002591</text:p>
              </table:table-cell>
              <table:table-cell office:value-type="float" office:value="0.004164">
                <text:p>0.004164</text:p>
              </table:table-cell>
              <table:table-cell office:value-type="float" office:value="0.000446">
                <text:p>0.00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801">
                <text:p>0.003801</text:p>
              </table:table-cell>
              <table:table-cell office:value-type="float" office:value="0.004478">
                <text:p>0.004478</text:p>
              </table:table-cell>
              <table:table-cell office:value-type="float" office:value="0.000419">
                <text:p>0.000419</text:p>
              </table:table-cell>
              <table:table-cell office:value-type="float" office:value="0.00046">
                <text:p>0.00046</text:p>
              </table:table-cell>
              <table:table-cell office:value-type="float" office:value="0.003066">
                <text:p>0.003066</text:p>
              </table:table-cell>
              <table:table-cell office:value-type="float" office:value="0.00382">
                <text:p>0.00382</text:p>
              </table:table-cell>
              <table:table-cell office:value-type="float" office:value="0.004984">
                <text:p>0.004984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737">
                <text:p>0.000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3919">
                <text:p>0.003919</text:p>
              </table:table-cell>
              <table:table-cell office:value-type="float" office:value="0.004107">
                <text:p>0.004107</text:p>
              </table:table-cell>
              <table:table-cell office:value-type="float" office:value="0.000488">
                <text:p>0.000488</text:p>
              </table:table-cell>
              <table:table-cell office:value-type="float" office:value="0.000477">
                <text:p>0.000477</text:p>
              </table:table-cell>
              <table:table-cell office:value-type="float" office:value="0.003254">
                <text:p>0.003254</text:p>
              </table:table-cell>
              <table:table-cell office:value-type="float" office:value="0.003818">
                <text:p>0.003818</text:p>
              </table:table-cell>
              <table:table-cell office:value-type="float" office:value="0.004193">
                <text:p>0.004193</text:p>
              </table:table-cell>
              <table:table-cell office:value-type="float" office:value="0.003778">
                <text:p>0.003778</text:p>
              </table:table-cell>
              <table:table-cell office:value-type="float" office:value="0.000783">
                <text:p>0.00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964">
                <text:p>0.003964</text:p>
              </table:table-cell>
              <table:table-cell office:value-type="float" office:value="0.004749">
                <text:p>0.004749</text:p>
              </table:table-cell>
              <table:table-cell office:value-type="float" office:value="0.000401">
                <text:p>0.000401</text:p>
              </table:table-cell>
              <table:table-cell office:value-type="float" office:value="0.000426">
                <text:p>0.000426</text:p>
              </table:table-cell>
              <table:table-cell office:value-type="float" office:value="0.003082">
                <text:p>0.003082</text:p>
              </table:table-cell>
              <table:table-cell office:value-type="float" office:value="0.003821">
                <text:p>0.003821</text:p>
              </table:table-cell>
              <table:table-cell office:value-type="float" office:value="0.003223">
                <text:p>0.003223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606">
                <text:p>0.00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4355">
                <text:p>0.004355</text:p>
              </table:table-cell>
              <table:table-cell office:value-type="float" office:value="0.004184">
                <text:p>0.004184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3356">
                <text:p>0.003356</text:p>
              </table:table-cell>
              <table:table-cell office:value-type="float" office:value="0.003856">
                <text:p>0.003856</text:p>
              </table:table-cell>
              <table:table-cell office:value-type="float" office:value="0.003302">
                <text:p>0.003302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49">
                <text:p>0.0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4333">
                <text:p>0.004333</text:p>
              </table:table-cell>
              <table:table-cell office:value-type="float" office:value="0.003928">
                <text:p>0.003928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419">
                <text:p>0.000419</text:p>
              </table:table-cell>
              <table:table-cell office:value-type="float" office:value="0.003185">
                <text:p>0.003185</text:p>
              </table:table-cell>
              <table:table-cell office:value-type="float" office:value="0.003852">
                <text:p>0.003852</text:p>
              </table:table-cell>
              <table:table-cell office:value-type="float" office:value="0.002636">
                <text:p>0.002636</text:p>
              </table:table-cell>
              <table:table-cell office:value-type="float" office:value="0.003377">
                <text:p>0.003377</text:p>
              </table:table-cell>
              <table:table-cell office:value-type="float" office:value="0.000588">
                <text:p>0.00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007">
                <text:p>0.004007</text:p>
              </table:table-cell>
              <table:table-cell office:value-type="float" office:value="0.003403">
                <text:p>0.003403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548">
                <text:p>0.000548</text:p>
              </table:table-cell>
              <table:table-cell office:value-type="float" office:value="0.003455">
                <text:p>0.003455</text:p>
              </table:table-cell>
              <table:table-cell office:value-type="float" office:value="0.003912">
                <text:p>0.003912</text:p>
              </table:table-cell>
              <table:table-cell office:value-type="float" office:value="0.002915">
                <text:p>0.002915</text:p>
              </table:table-cell>
              <table:table-cell office:value-type="float" office:value="0.003514">
                <text:p>0.003514</text:p>
              </table:table-cell>
              <table:table-cell office:value-type="float" office:value="0.000451">
                <text:p>0.000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715">
                <text:p>0.004715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371">
                <text:p>0.000371</text:p>
              </table:table-cell>
              <table:table-cell office:value-type="float" office:value="0.003302">
                <text:p>0.003302</text:p>
              </table:table-cell>
              <table:table-cell office:value-type="float" office:value="0.00391">
                <text:p>0.00391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345">
                <text:p>0.003345</text:p>
              </table:table-cell>
              <table:table-cell office:value-type="float" office:value="0.000414">
                <text:p>0.00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5114">
                <text:p>0.005114</text:p>
              </table:table-cell>
              <table:table-cell office:value-type="float" office:value="0.003345">
                <text:p>0.003345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376">
                <text:p>0.000376</text:p>
              </table:table-cell>
              <table:table-cell office:value-type="float" office:value="0.003283">
                <text:p>0.003283</text:p>
              </table:table-cell>
              <table:table-cell office:value-type="float" office:value="0.003959">
                <text:p>0.003959</text:p>
              </table:table-cell>
              <table:table-cell office:value-type="float" office:value="0.004355">
                <text:p>0.004355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916">
                <text:p>0.000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3963">
                <text:p>0.003963</text:p>
              </table:table-cell>
              <table:table-cell office:value-type="float" office:value="0.004099">
                <text:p>0.004099</text:p>
              </table:table-cell>
              <table:table-cell office:value-type="float" office:value="0.000408">
                <text:p>0.000408</text:p>
              </table:table-cell>
              <table:table-cell office:value-type="float" office:value="0.000396">
                <text:p>0.000396</text:p>
              </table:table-cell>
              <table:table-cell office:value-type="float" office:value="0.003136">
                <text:p>0.003136</text:p>
              </table:table-cell>
              <table:table-cell office:value-type="float" office:value="0.003889">
                <text:p>0.003889</text:p>
              </table:table-cell>
              <table:table-cell office:value-type="float" office:value="0.005878">
                <text:p>0.005878</text:p>
              </table:table-cell>
              <table:table-cell office:value-type="float" office:value="0.003055">
                <text:p>0.003055</text:p>
              </table:table-cell>
              <table:table-cell office:value-type="float" office:value="0.000776">
                <text:p>0.000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425">
                <text:p>0.003425</text:p>
              </table:table-cell>
              <table:table-cell office:value-type="float" office:value="0.003399">
                <text:p>0.003399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379">
                <text:p>0.000379</text:p>
              </table:table-cell>
              <table:table-cell office:value-type="float" office:value="0.003129">
                <text:p>0.003129</text:p>
              </table:table-cell>
              <table:table-cell office:value-type="float" office:value="0.003912">
                <text:p>0.003912</text:p>
              </table:table-cell>
              <table:table-cell office:value-type="float" office:value="0.003391">
                <text:p>0.003391</text:p>
              </table:table-cell>
              <table:table-cell office:value-type="float" office:value="0.003256">
                <text:p>0.003256</text:p>
              </table:table-cell>
              <table:table-cell office:value-type="float" office:value="0.000674">
                <text:p>0.000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392">
                <text:p>0.00392</text:p>
              </table:table-cell>
              <table:table-cell office:value-type="float" office:value="0.004646">
                <text:p>0.004646</text:p>
              </table:table-cell>
              <table:table-cell office:value-type="float" office:value="0.000474">
                <text:p>0.000474</text:p>
              </table:table-cell>
              <table:table-cell office:value-type="float" office:value="0.000334">
                <text:p>0.000334</text:p>
              </table:table-cell>
              <table:table-cell office:value-type="float" office:value="0.002953">
                <text:p>0.002953</text:p>
              </table:table-cell>
              <table:table-cell office:value-type="float" office:value="0.003821">
                <text:p>0.003821</text:p>
              </table:table-cell>
              <table:table-cell office:value-type="float" office:value="0.002538">
                <text:p>0.002538</text:p>
              </table:table-cell>
              <table:table-cell office:value-type="float" office:value="0.003081">
                <text:p>0.003081</text:p>
              </table:table-cell>
              <table:table-cell office:value-type="float" office:value="0.000421">
                <text:p>0.000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3944">
                <text:p>0.003944</text:p>
              </table:table-cell>
              <table:table-cell office:value-type="float" office:value="0.003233">
                <text:p>0.003233</text:p>
              </table:table-cell>
              <table:table-cell office:value-type="float" office:value="0.000432">
                <text:p>0.000432</text:p>
              </table:table-cell>
              <table:table-cell office:value-type="float" office:value="0.000467">
                <text:p>0.000467</text:p>
              </table:table-cell>
              <table:table-cell office:value-type="float" office:value="0.003176">
                <text:p>0.003176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683">
                <text:p>0.002683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638">
                <text:p>0.000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281">
                <text:p>0.003281</text:p>
              </table:table-cell>
              <table:table-cell office:value-type="float" office:value="0.002395">
                <text:p>0.002395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389">
                <text:p>0.000389</text:p>
              </table:table-cell>
              <table:table-cell office:value-type="float" office:value="0.00315">
                <text:p>0.00315</text:p>
              </table:table-cell>
              <table:table-cell office:value-type="float" office:value="0.003887">
                <text:p>0.003887</text:p>
              </table:table-cell>
              <table:table-cell office:value-type="float" office:value="0.005678">
                <text:p>0.005678</text:p>
              </table:table-cell>
              <table:table-cell office:value-type="float" office:value="0.003769">
                <text:p>0.003769</text:p>
              </table:table-cell>
              <table:table-cell office:value-type="float" office:value="0.000991">
                <text:p>0.000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375">
                <text:p>0.003375</text:p>
              </table:table-cell>
              <table:table-cell office:value-type="float" office:value="0.003516">
                <text:p>0.003516</text:p>
              </table:table-cell>
              <table:table-cell office:value-type="float" office:value="0.000447">
                <text:p>0.000447</text:p>
              </table:table-cell>
              <table:table-cell office:value-type="float" office:value="0.000375">
                <text:p>0.000375</text:p>
              </table:table-cell>
              <table:table-cell office:value-type="float" office:value="0.003194">
                <text:p>0.003194</text:p>
              </table:table-cell>
              <table:table-cell office:value-type="float" office:value="0.003867">
                <text:p>0.003867</text:p>
              </table:table-cell>
              <table:table-cell office:value-type="float" office:value="0.003742">
                <text:p>0.003742</text:p>
              </table:table-cell>
              <table:table-cell office:value-type="float" office:value="0.003996">
                <text:p>0.003996</text:p>
              </table:table-cell>
              <table:table-cell office:value-type="float" office:value="0.001064">
                <text:p>0.00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4183">
                <text:p>0.004183</text:p>
              </table:table-cell>
              <table:table-cell office:value-type="float" office:value="0.004162">
                <text:p>0.004162</text:p>
              </table:table-cell>
              <table:table-cell office:value-type="float" office:value="0.000424">
                <text:p>0.000424</text:p>
              </table:table-cell>
              <table:table-cell office:value-type="float" office:value="0.000449">
                <text:p>0.000449</text:p>
              </table:table-cell>
              <table:table-cell office:value-type="float" office:value="0.003194">
                <text:p>0.003194</text:p>
              </table:table-cell>
              <table:table-cell office:value-type="float" office:value="0.003859">
                <text:p>0.003859</text:p>
              </table:table-cell>
              <table:table-cell office:value-type="float" office:value="0.004802">
                <text:p>0.004802</text:p>
              </table:table-cell>
              <table:table-cell office:value-type="float" office:value="0.003722">
                <text:p>0.003722</text:p>
              </table:table-cell>
              <table:table-cell office:value-type="float" office:value="0.001352">
                <text:p>0.00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4731">
                <text:p>0.004731</text:p>
              </table:table-cell>
              <table:table-cell office:value-type="float" office:value="0.004741">
                <text:p>0.004741</text:p>
              </table:table-cell>
              <table:table-cell office:value-type="float" office:value="0.00065">
                <text:p>0.00065</text:p>
              </table:table-cell>
              <table:table-cell office:value-type="float" office:value="0.000688">
                <text:p>0.000688</text:p>
              </table:table-cell>
              <table:table-cell office:value-type="float" office:value="0.003241">
                <text:p>0.003241</text:p>
              </table:table-cell>
              <table:table-cell office:value-type="float" office:value="0.003816">
                <text:p>0.003816</text:p>
              </table:table-cell>
              <table:table-cell office:value-type="float" office:value="0.004505">
                <text:p>0.004505</text:p>
              </table:table-cell>
              <table:table-cell office:value-type="float" office:value="0.00442">
                <text:p>0.00442</text:p>
              </table:table-cell>
              <table:table-cell office:value-type="float" office:value="0.000562">
                <text:p>0.000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764">
                <text:p>0.003764</text:p>
              </table:table-cell>
              <table:table-cell office:value-type="float" office:value="0.003682">
                <text:p>0.003682</text:p>
              </table:table-cell>
              <table:table-cell office:value-type="float" office:value="0.000485">
                <text:p>0.000485</text:p>
              </table:table-cell>
              <table:table-cell office:value-type="float" office:value="0.000497">
                <text:p>0.000497</text:p>
              </table:table-cell>
              <table:table-cell office:value-type="float" office:value="0.003262">
                <text:p>0.003262</text:p>
              </table:table-cell>
              <table:table-cell office:value-type="float" office:value="0.003858">
                <text:p>0.003858</text:p>
              </table:table-cell>
              <table:table-cell office:value-type="float" office:value="0.005808">
                <text:p>0.005808</text:p>
              </table:table-cell>
              <table:table-cell office:value-type="float" office:value="0.003485">
                <text:p>0.003485</text:p>
              </table:table-cell>
              <table:table-cell office:value-type="float" office:value="0.00111">
                <text:p>0.00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948">
                <text:p>0.003948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499">
                <text:p>0.000499</text:p>
              </table:table-cell>
              <table:table-cell office:value-type="float" office:value="0.00311">
                <text:p>0.00311</text:p>
              </table:table-cell>
              <table:table-cell office:value-type="float" office:value="0.003832">
                <text:p>0.003832</text:p>
              </table:table-cell>
              <table:table-cell office:value-type="float" office:value="0.004208">
                <text:p>0.004208</text:p>
              </table:table-cell>
              <table:table-cell office:value-type="float" office:value="0.003748">
                <text:p>0.003748</text:p>
              </table:table-cell>
              <table:table-cell office:value-type="float" office:value="0.000783">
                <text:p>0.00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4817">
                <text:p>0.004817</text:p>
              </table:table-cell>
              <table:table-cell office:value-type="float" office:value="0.004646">
                <text:p>0.004646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524">
                <text:p>0.000524</text:p>
              </table:table-cell>
              <table:table-cell office:value-type="float" office:value="0.002966">
                <text:p>0.002966</text:p>
              </table:table-cell>
              <table:table-cell office:value-type="float" office:value="0.003846">
                <text:p>0.003846</text:p>
              </table:table-cell>
              <table:table-cell office:value-type="float" office:value="0.004067">
                <text:p>0.004067</text:p>
              </table:table-cell>
              <table:table-cell office:value-type="float" office:value="0.003519">
                <text:p>0.003519</text:p>
              </table:table-cell>
              <table:table-cell office:value-type="float" office:value="0.000449">
                <text:p>0.000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216">
                <text:p>0.004216</text:p>
              </table:table-cell>
              <table:table-cell office:value-type="float" office:value="0.003368">
                <text:p>0.003368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552">
                <text:p>0.000552</text:p>
              </table:table-cell>
              <table:table-cell office:value-type="float" office:value="0.003174">
                <text:p>0.003174</text:p>
              </table:table-cell>
              <table:table-cell office:value-type="float" office:value="0.003877">
                <text:p>0.003877</text:p>
              </table:table-cell>
              <table:table-cell office:value-type="float" office:value="0.00329">
                <text:p>0.00329</text:p>
              </table:table-cell>
              <table:table-cell office:value-type="float" office:value="0.004007">
                <text:p>0.004007</text:p>
              </table:table-cell>
              <table:table-cell office:value-type="float" office:value="0.001003">
                <text:p>0.00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222">
                <text:p>0.00222</text:p>
              </table:table-cell>
              <table:table-cell office:value-type="float" office:value="0.000595">
                <text:p>0.000595</text:p>
              </table:table-cell>
              <table:table-cell office:value-type="float" office:value="0.000539">
                <text:p>0.000539</text:p>
              </table:table-cell>
              <table:table-cell office:value-type="float" office:value="0.003082">
                <text:p>0.003082</text:p>
              </table:table-cell>
              <table:table-cell office:value-type="float" office:value="0.003859">
                <text:p>0.003859</text:p>
              </table:table-cell>
              <table:table-cell office:value-type="float" office:value="0.004723">
                <text:p>0.004723</text:p>
              </table:table-cell>
              <table:table-cell office:value-type="float" office:value="0.003656">
                <text:p>0.003656</text:p>
              </table:table-cell>
              <table:table-cell office:value-type="float" office:value="0.001851">
                <text:p>0.00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3638">
                <text:p>0.003638</text:p>
              </table:table-cell>
              <table:table-cell office:value-type="float" office:value="0.004453">
                <text:p>0.004453</text:p>
              </table:table-cell>
              <table:table-cell office:value-type="float" office:value="0.000567">
                <text:p>0.000567</text:p>
              </table:table-cell>
              <table:table-cell office:value-type="float" office:value="0.000546">
                <text:p>0.000546</text:p>
              </table:table-cell>
              <table:table-cell office:value-type="float" office:value="0.003246">
                <text:p>0.003246</text:p>
              </table:table-cell>
              <table:table-cell office:value-type="float" office:value="0.003818">
                <text:p>0.003818</text:p>
              </table:table-cell>
              <table:table-cell office:value-type="float" office:value="0.003006">
                <text:p>0.003006</text:p>
              </table:table-cell>
              <table:table-cell office:value-type="float" office:value="0.003731">
                <text:p>0.003731</text:p>
              </table:table-cell>
              <table:table-cell office:value-type="float" office:value="0.001132">
                <text:p>0.00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227">
                <text:p>0.004227</text:p>
              </table:table-cell>
              <table:table-cell office:value-type="float" office:value="0.003526">
                <text:p>0.003526</text:p>
              </table:table-cell>
              <table:table-cell office:value-type="float" office:value="0.000543">
                <text:p>0.000543</text:p>
              </table:table-cell>
              <table:table-cell office:value-type="float" office:value="0.000505">
                <text:p>0.000505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859">
                <text:p>0.003859</text:p>
              </table:table-cell>
              <table:table-cell office:value-type="float" office:value="0.002773">
                <text:p>0.002773</text:p>
              </table:table-cell>
              <table:table-cell office:value-type="float" office:value="0.003469">
                <text:p>0.003469</text:p>
              </table:table-cell>
              <table:table-cell office:value-type="float" office:value="0.000839">
                <text:p>0.000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5004">
                <text:p>0.005004</text:p>
              </table:table-cell>
              <table:table-cell office:value-type="float" office:value="0.004013">
                <text:p>0.004013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574">
                <text:p>0.000574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834">
                <text:p>0.003834</text:p>
              </table:table-cell>
              <table:table-cell office:value-type="float" office:value="0.00289">
                <text:p>0.00289</text:p>
              </table:table-cell>
              <table:table-cell office:value-type="float" office:value="0.004083">
                <text:p>0.004083</text:p>
              </table:table-cell>
              <table:table-cell office:value-type="float" office:value="0.000679">
                <text:p>0.000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3707">
                <text:p>0.003707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805">
                <text:p>0.000805</text:p>
              </table:table-cell>
              <table:table-cell office:value-type="float" office:value="0.000725">
                <text:p>0.000725</text:p>
              </table:table-cell>
              <table:table-cell office:value-type="float" office:value="0.003301">
                <text:p>0.003301</text:p>
              </table:table-cell>
              <table:table-cell office:value-type="float" office:value="0.003877">
                <text:p>0.003877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227">
                <text:p>0.003227</text:p>
              </table:table-cell>
              <table:table-cell office:value-type="float" office:value="0.000755">
                <text:p>0.00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539">
                <text:p>0.000539</text:p>
              </table:table-cell>
              <table:table-cell office:value-type="float" office:value="0.000524">
                <text:p>0.000524</text:p>
              </table:table-cell>
              <table:table-cell office:value-type="float" office:value="0.003045">
                <text:p>0.003045</text:p>
              </table:table-cell>
              <table:table-cell office:value-type="float" office:value="0.003844">
                <text:p>0.003844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49">
                <text:p>0.00349</text:p>
              </table:table-cell>
              <table:table-cell office:value-type="float" office:value="0.000841">
                <text:p>0.000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414">
                <text:p>0.00414</text:p>
              </table:table-cell>
              <table:table-cell office:value-type="float" office:value="0.004994">
                <text:p>0.004994</text:p>
              </table:table-cell>
              <table:table-cell office:value-type="float" office:value="0.000553">
                <text:p>0.000553</text:p>
              </table:table-cell>
              <table:table-cell office:value-type="float" office:value="0.000444">
                <text:p>0.000444</text:p>
              </table:table-cell>
              <table:table-cell office:value-type="float" office:value="0.003318">
                <text:p>0.003318</text:p>
              </table:table-cell>
              <table:table-cell office:value-type="float" office:value="0.003863">
                <text:p>0.003863</text:p>
              </table:table-cell>
              <table:table-cell office:value-type="float" office:value="0.001697">
                <text:p>0.001697</text:p>
              </table:table-cell>
              <table:table-cell office:value-type="float" office:value="0.003794">
                <text:p>0.003794</text:p>
              </table:table-cell>
              <table:table-cell office:value-type="float" office:value="0.000662">
                <text:p>0.000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063">
                <text:p>0.004063</text:p>
              </table:table-cell>
              <table:table-cell office:value-type="float" office:value="0.00395">
                <text:p>0.00395</text:p>
              </table:table-cell>
              <table:table-cell office:value-type="float" office:value="0.000605">
                <text:p>0.000605</text:p>
              </table:table-cell>
              <table:table-cell office:value-type="float" office:value="0.000476">
                <text:p>0.000476</text:p>
              </table:table-cell>
              <table:table-cell office:value-type="float" office:value="0.003379">
                <text:p>0.003379</text:p>
              </table:table-cell>
              <table:table-cell office:value-type="float" office:value="0.00388">
                <text:p>0.00388</text:p>
              </table:table-cell>
              <table:table-cell office:value-type="float" office:value="0.002265">
                <text:p>0.002265</text:p>
              </table:table-cell>
              <table:table-cell office:value-type="float" office:value="0.00424">
                <text:p>0.00424</text:p>
              </table:table-cell>
              <table:table-cell office:value-type="float" office:value="0.001801">
                <text:p>0.00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057">
                <text:p>0.003057</text:p>
              </table:table-cell>
              <table:table-cell office:value-type="float" office:value="0.000554">
                <text:p>0.000554</text:p>
              </table:table-cell>
              <table:table-cell office:value-type="float" office:value="0.000421">
                <text:p>0.000421</text:p>
              </table:table-cell>
              <table:table-cell office:value-type="float" office:value="0.003267">
                <text:p>0.003267</text:p>
              </table:table-cell>
              <table:table-cell office:value-type="float" office:value="0.003897">
                <text:p>0.003897</text:p>
              </table:table-cell>
              <table:table-cell office:value-type="float" office:value="0.004779">
                <text:p>0.004779</text:p>
              </table:table-cell>
              <table:table-cell office:value-type="float" office:value="0.004104">
                <text:p>0.004104</text:p>
              </table:table-cell>
              <table:table-cell office:value-type="float" office:value="0.000671">
                <text:p>0.000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617">
                <text:p>0.003617</text:p>
              </table:table-cell>
              <table:table-cell office:value-type="float" office:value="0.000572">
                <text:p>0.000572</text:p>
              </table:table-cell>
              <table:table-cell office:value-type="float" office:value="0.000411">
                <text:p>0.000411</text:p>
              </table:table-cell>
              <table:table-cell office:value-type="float" office:value="0.003135">
                <text:p>0.003135</text:p>
              </table:table-cell>
              <table:table-cell office:value-type="float" office:value="0.003878">
                <text:p>0.003878</text:p>
              </table:table-cell>
              <table:table-cell office:value-type="float" office:value="0.003685">
                <text:p>0.003685</text:p>
              </table:table-cell>
              <table:table-cell office:value-type="float" office:value="0.00403">
                <text:p>0.00403</text:p>
              </table:table-cell>
              <table:table-cell office:value-type="float" office:value="0.001189">
                <text:p>0.00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636">
                <text:p>0.003636</text:p>
              </table:table-cell>
              <table:table-cell office:value-type="float" office:value="0.004208">
                <text:p>0.004208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43">
                <text:p>0.00043</text:p>
              </table:table-cell>
              <table:table-cell office:value-type="float" office:value="0.003266">
                <text:p>0.003266</text:p>
              </table:table-cell>
              <table:table-cell office:value-type="float" office:value="0.003878">
                <text:p>0.003878</text:p>
              </table:table-cell>
              <table:table-cell office:value-type="float" office:value="0.002561">
                <text:p>0.002561</text:p>
              </table:table-cell>
              <table:table-cell office:value-type="float" office:value="0.003822">
                <text:p>0.003822</text:p>
              </table:table-cell>
              <table:table-cell office:value-type="float" office:value="0.000525">
                <text:p>0.00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4374">
                <text:p>0.004374</text:p>
              </table:table-cell>
              <table:table-cell office:value-type="float" office:value="0.004194">
                <text:p>0.004194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3256">
                <text:p>0.003256</text:p>
              </table:table-cell>
              <table:table-cell office:value-type="float" office:value="0.003822">
                <text:p>0.003822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539">
                <text:p>0.00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596">
                <text:p>0.003596</text:p>
              </table:table-cell>
              <table:table-cell office:value-type="float" office:value="0.000574">
                <text:p>0.000574</text:p>
              </table:table-cell>
              <table:table-cell office:value-type="float" office:value="0.000467">
                <text:p>0.000467</text:p>
              </table:table-cell>
              <table:table-cell office:value-type="float" office:value="0.003071">
                <text:p>0.003071</text:p>
              </table:table-cell>
              <table:table-cell office:value-type="float" office:value="0.003821">
                <text:p>0.003821</text:p>
              </table:table-cell>
              <table:table-cell office:value-type="float" office:value="0.004482">
                <text:p>0.004482</text:p>
              </table:table-cell>
              <table:table-cell office:value-type="float" office:value="0.003287">
                <text:p>0.003287</text:p>
              </table:table-cell>
              <table:table-cell office:value-type="float" office:value="0.000688">
                <text:p>0.000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3863">
                <text:p>0.003863</text:p>
              </table:table-cell>
              <table:table-cell office:value-type="float" office:value="0.003753">
                <text:p>0.003753</text:p>
              </table:table-cell>
              <table:table-cell office:value-type="float" office:value="0.00074">
                <text:p>0.00074</text:p>
              </table:table-cell>
              <table:table-cell office:value-type="float" office:value="0.00062">
                <text:p>0.00062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854">
                <text:p>0.003854</text:p>
              </table:table-cell>
              <table:table-cell office:value-type="float" office:value="0.004245">
                <text:p>0.004245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636">
                <text:p>0.000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4607">
                <text:p>0.004607</text:p>
              </table:table-cell>
              <table:table-cell office:value-type="float" office:value="0.005152">
                <text:p>0.005152</text:p>
              </table:table-cell>
              <table:table-cell office:value-type="float" office:value="0.00062">
                <text:p>0.00062</text:p>
              </table:table-cell>
              <table:table-cell office:value-type="float" office:value="0.000453">
                <text:p>0.000453</text:p>
              </table:table-cell>
              <table:table-cell office:value-type="float" office:value="0.003215">
                <text:p>0.003215</text:p>
              </table:table-cell>
              <table:table-cell office:value-type="float" office:value="0.003888">
                <text:p>0.003888</text:p>
              </table:table-cell>
              <table:table-cell office:value-type="float" office:value="0.002101">
                <text:p>0.002101</text:p>
              </table:table-cell>
              <table:table-cell office:value-type="float" office:value="0.003768">
                <text:p>0.003768</text:p>
              </table:table-cell>
              <table:table-cell office:value-type="float" office:value="0.000553">
                <text:p>0.000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549">
                <text:p>0.004549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452">
                <text:p>0.000452</text:p>
              </table:table-cell>
              <table:table-cell office:value-type="float" office:value="0.003219">
                <text:p>0.003219</text:p>
              </table:table-cell>
              <table:table-cell office:value-type="float" office:value="0.003878">
                <text:p>0.003878</text:p>
              </table:table-cell>
              <table:table-cell office:value-type="float" office:value="0.002537">
                <text:p>0.002537</text:p>
              </table:table-cell>
              <table:table-cell office:value-type="float" office:value="0.004283">
                <text:p>0.004283</text:p>
              </table:table-cell>
              <table:table-cell office:value-type="float" office:value="0.00055">
                <text:p>0.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4122">
                <text:p>0.004122</text:p>
              </table:table-cell>
              <table:table-cell office:value-type="float" office:value="0.004098">
                <text:p>0.004098</text:p>
              </table:table-cell>
              <table:table-cell office:value-type="float" office:value="0.000543">
                <text:p>0.000543</text:p>
              </table:table-cell>
              <table:table-cell office:value-type="float" office:value="0.000455">
                <text:p>0.000455</text:p>
              </table:table-cell>
              <table:table-cell office:value-type="float" office:value="0.003157">
                <text:p>0.003157</text:p>
              </table:table-cell>
              <table:table-cell office:value-type="float" office:value="0.003956">
                <text:p>0.003956</text:p>
              </table:table-cell>
              <table:table-cell office:value-type="float" office:value="0.004556">
                <text:p>0.004556</text:p>
              </table:table-cell>
              <table:table-cell office:value-type="float" office:value="0.003922">
                <text:p>0.003922</text:p>
              </table:table-cell>
              <table:table-cell office:value-type="float" office:value="0.001283">
                <text:p>0.00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4463">
                <text:p>0.004463</text:p>
              </table:table-cell>
              <table:table-cell office:value-type="float" office:value="0.004475">
                <text:p>0.004475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73">
                <text:p>0.000473</text:p>
              </table:table-cell>
              <table:table-cell office:value-type="float" office:value="0.003341">
                <text:p>0.003341</text:p>
              </table:table-cell>
              <table:table-cell office:value-type="float" office:value="0.003902">
                <text:p>0.003902</text:p>
              </table:table-cell>
              <table:table-cell office:value-type="float" office:value="0.003293">
                <text:p>0.003293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746">
                <text:p>0.000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355">
                <text:p>0.004355</text:p>
              </table:table-cell>
              <table:table-cell office:value-type="float" office:value="0.003415">
                <text:p>0.003415</text:p>
              </table:table-cell>
              <table:table-cell office:value-type="float" office:value="0.000575">
                <text:p>0.000575</text:p>
              </table:table-cell>
              <table:table-cell office:value-type="float" office:value="0.00048">
                <text:p>0.00048</text:p>
              </table:table-cell>
              <table:table-cell office:value-type="float" office:value="0.003227">
                <text:p>0.003227</text:p>
              </table:table-cell>
              <table:table-cell office:value-type="float" office:value="0.003846">
                <text:p>0.003846</text:p>
              </table:table-cell>
              <table:table-cell office:value-type="float" office:value="0.002485">
                <text:p>0.002485</text:p>
              </table:table-cell>
              <table:table-cell office:value-type="float" office:value="0.003456">
                <text:p>0.003456</text:p>
              </table:table-cell>
              <table:table-cell office:value-type="float" office:value="0.00097">
                <text:p>0.00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5024">
                <text:p>0.005024</text:p>
              </table:table-cell>
              <table:table-cell office:value-type="float" office:value="0.003455">
                <text:p>0.003455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469">
                <text:p>0.000469</text:p>
              </table:table-cell>
              <table:table-cell office:value-type="float" office:value="0.003294">
                <text:p>0.003294</text:p>
              </table:table-cell>
              <table:table-cell office:value-type="float" office:value="0.003951">
                <text:p>0.003951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47">
                <text:p>0.00347</text:p>
              </table:table-cell>
              <table:table-cell office:value-type="float" office:value="0.000602">
                <text:p>0.000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769">
                <text:p>0.003769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514">
                <text:p>0.000514</text:p>
              </table:table-cell>
              <table:table-cell office:value-type="float" office:value="0.003189">
                <text:p>0.003189</text:p>
              </table:table-cell>
              <table:table-cell office:value-type="float" office:value="0.003947">
                <text:p>0.003947</text:p>
              </table:table-cell>
              <table:table-cell office:value-type="float" office:value="0.003962">
                <text:p>0.003962</text:p>
              </table:table-cell>
              <table:table-cell office:value-type="float" office:value="0.003275">
                <text:p>0.003275</text:p>
              </table:table-cell>
              <table:table-cell office:value-type="float" office:value="0.00065">
                <text:p>0.0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3958">
                <text:p>0.003958</text:p>
              </table:table-cell>
              <table:table-cell office:value-type="float" office:value="0.004689">
                <text:p>0.004689</text:p>
              </table:table-cell>
              <table:table-cell office:value-type="float" office:value="0.000848">
                <text:p>0.000848</text:p>
              </table:table-cell>
              <table:table-cell office:value-type="float" office:value="0.000692">
                <text:p>0.000692</text:p>
              </table:table-cell>
              <table:table-cell office:value-type="float" office:value="0.00314">
                <text:p>0.00314</text:p>
              </table:table-cell>
              <table:table-cell office:value-type="float" office:value="0.003884">
                <text:p>0.003884</text:p>
              </table:table-cell>
              <table:table-cell office:value-type="float" office:value="0.002112">
                <text:p>0.002112</text:p>
              </table:table-cell>
              <table:table-cell office:value-type="float" office:value="0.003799">
                <text:p>0.003799</text:p>
              </table:table-cell>
              <table:table-cell office:value-type="float" office:value="0.00078">
                <text:p>0.00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4122">
                <text:p>0.004122</text:p>
              </table:table-cell>
              <table:table-cell office:value-type="float" office:value="0.003856">
                <text:p>0.003856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3094">
                <text:p>0.003094</text:p>
              </table:table-cell>
              <table:table-cell office:value-type="float" office:value="0.003976">
                <text:p>0.003976</text:p>
              </table:table-cell>
              <table:table-cell office:value-type="float" office:value="0.005186">
                <text:p>0.005186</text:p>
              </table:table-cell>
              <table:table-cell office:value-type="float" office:value="0.004019">
                <text:p>0.004019</text:p>
              </table:table-cell>
              <table:table-cell office:value-type="float" office:value="0.000493">
                <text:p>0.00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4614">
                <text:p>0.004614</text:p>
              </table:table-cell>
              <table:table-cell office:value-type="float" office:value="0.004063">
                <text:p>0.004063</text:p>
              </table:table-cell>
              <table:table-cell office:value-type="float" office:value="0.00064">
                <text:p>0.00064</text:p>
              </table:table-cell>
              <table:table-cell office:value-type="float" office:value="0.000468">
                <text:p>0.000468</text:p>
              </table:table-cell>
              <table:table-cell office:value-type="float" office:value="0.003344">
                <text:p>0.003344</text:p>
              </table:table-cell>
              <table:table-cell office:value-type="float" office:value="0.003901">
                <text:p>0.003901</text:p>
              </table:table-cell>
              <table:table-cell office:value-type="float" office:value="0.00454">
                <text:p>0.00454</text:p>
              </table:table-cell>
              <table:table-cell office:value-type="float" office:value="0.004219">
                <text:p>0.004219</text:p>
              </table:table-cell>
              <table:table-cell office:value-type="float" office:value="0.000541">
                <text:p>0.000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4103">
                <text:p>0.004103</text:p>
              </table:table-cell>
              <table:table-cell office:value-type="float" office:value="0.003618">
                <text:p>0.003618</text:p>
              </table:table-cell>
              <table:table-cell office:value-type="float" office:value="0.000698">
                <text:p>0.000698</text:p>
              </table:table-cell>
              <table:table-cell office:value-type="float" office:value="0.000452">
                <text:p>0.000452</text:p>
              </table:table-cell>
              <table:table-cell office:value-type="float" office:value="0.003304">
                <text:p>0.003304</text:p>
              </table:table-cell>
              <table:table-cell office:value-type="float" office:value="0.003933">
                <text:p>0.003933</text:p>
              </table:table-cell>
              <table:table-cell office:value-type="float" office:value="0.005416">
                <text:p>0.005416</text:p>
              </table:table-cell>
              <table:table-cell office:value-type="float" office:value="0.003632">
                <text:p>0.003632</text:p>
              </table:table-cell>
              <table:table-cell office:value-type="float" office:value="0.00104">
                <text:p>0.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882">
                <text:p>0.004882</text:p>
              </table:table-cell>
              <table:table-cell office:value-type="float" office:value="0.004572">
                <text:p>0.004572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469">
                <text:p>0.000469</text:p>
              </table:table-cell>
              <table:table-cell office:value-type="float" office:value="0.003344">
                <text:p>0.003344</text:p>
              </table:table-cell>
              <table:table-cell office:value-type="float" office:value="0.003853">
                <text:p>0.003853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688">
                <text:p>0.003688</text:p>
              </table:table-cell>
              <table:table-cell office:value-type="float" office:value="0.000764">
                <text:p>0.00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818">
                <text:p>0.003818</text:p>
              </table:table-cell>
              <table:table-cell office:value-type="float" office:value="0.003831">
                <text:p>0.003831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502">
                <text:p>0.000502</text:p>
              </table:table-cell>
              <table:table-cell office:value-type="float" office:value="0.003163">
                <text:p>0.003163</text:p>
              </table:table-cell>
              <table:table-cell office:value-type="float" office:value="0.003979">
                <text:p>0.003979</text:p>
              </table:table-cell>
              <table:table-cell office:value-type="float" office:value="0.003919">
                <text:p>0.003919</text:p>
              </table:table-cell>
              <table:table-cell office:value-type="float" office:value="0.003672">
                <text:p>0.003672</text:p>
              </table:table-cell>
              <table:table-cell office:value-type="float" office:value="0.000561">
                <text:p>0.00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938">
                <text:p>0.004938</text:p>
              </table:table-cell>
              <table:table-cell office:value-type="float" office:value="0.0044">
                <text:p>0.0044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478">
                <text:p>0.000478</text:p>
              </table:table-cell>
              <table:table-cell office:value-type="float" office:value="0.003396">
                <text:p>0.003396</text:p>
              </table:table-cell>
              <table:table-cell office:value-type="float" office:value="0.003867">
                <text:p>0.003867</text:p>
              </table:table-cell>
              <table:table-cell office:value-type="float" office:value="0.00247">
                <text:p>0.00247</text:p>
              </table:table-cell>
              <table:table-cell office:value-type="float" office:value="0.003748">
                <text:p>0.003748</text:p>
              </table:table-cell>
              <table:table-cell office:value-type="float" office:value="0.000452">
                <text:p>0.000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3685">
                <text:p>0.003685</text:p>
              </table:table-cell>
              <table:table-cell office:value-type="float" office:value="0.002926">
                <text:p>0.002926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469">
                <text:p>0.000469</text:p>
              </table:table-cell>
              <table:table-cell office:value-type="float" office:value="0.0031">
                <text:p>0.0031</text:p>
              </table:table-cell>
              <table:table-cell office:value-type="float" office:value="0.003907">
                <text:p>0.003907</text:p>
              </table:table-cell>
              <table:table-cell office:value-type="float" office:value="0.003788">
                <text:p>0.003788</text:p>
              </table:table-cell>
              <table:table-cell office:value-type="float" office:value="0.003448">
                <text:p>0.003448</text:p>
              </table:table-cell>
              <table:table-cell office:value-type="float" office:value="0.000566">
                <text:p>0.000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4253">
                <text:p>0.004253</text:p>
              </table:table-cell>
              <table:table-cell office:value-type="float" office:value="0.004079">
                <text:p>0.004079</text:p>
              </table:table-cell>
              <table:table-cell office:value-type="float" office:value="0.000838">
                <text:p>0.000838</text:p>
              </table:table-cell>
              <table:table-cell office:value-type="float" office:value="0.000756">
                <text:p>0.000756</text:p>
              </table:table-cell>
              <table:table-cell office:value-type="float" office:value="0.003353">
                <text:p>0.003353</text:p>
              </table:table-cell>
              <table:table-cell office:value-type="float" office:value="0.003864">
                <text:p>0.003864</text:p>
              </table:table-cell>
              <table:table-cell office:value-type="float" office:value="0.002399">
                <text:p>0.002399</text:p>
              </table:table-cell>
              <table:table-cell office:value-type="float" office:value="0.004042">
                <text:p>0.004042</text:p>
              </table:table-cell>
              <table:table-cell office:value-type="float" office:value="0.000612">
                <text:p>0.000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262">
                <text:p>0.004262</text:p>
              </table:table-cell>
              <table:table-cell office:value-type="float" office:value="0.003595">
                <text:p>0.003595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511">
                <text:p>0.000511</text:p>
              </table:table-cell>
              <table:table-cell office:value-type="float" office:value="0.003195">
                <text:p>0.003195</text:p>
              </table:table-cell>
              <table:table-cell office:value-type="float" office:value="0.003875">
                <text:p>0.003875</text:p>
              </table:table-cell>
              <table:table-cell office:value-type="float" office:value="0.004895">
                <text:p>0.004895</text:p>
              </table:table-cell>
              <table:table-cell office:value-type="float" office:value="0.00411">
                <text:p>0.00411</text:p>
              </table:table-cell>
              <table:table-cell office:value-type="float" office:value="0.00053">
                <text:p>0.00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4258">
                <text:p>0.004258</text:p>
              </table:table-cell>
              <table:table-cell office:value-type="float" office:value="0.002924">
                <text:p>0.002924</text:p>
              </table:table-cell>
              <table:table-cell office:value-type="float" office:value="0.000595">
                <text:p>0.000595</text:p>
              </table:table-cell>
              <table:table-cell office:value-type="float" office:value="0.00049">
                <text:p>0.00049</text:p>
              </table:table-cell>
              <table:table-cell office:value-type="float" office:value="0.003276">
                <text:p>0.003276</text:p>
              </table:table-cell>
              <table:table-cell office:value-type="float" office:value="0.003856">
                <text:p>0.003856</text:p>
              </table:table-cell>
              <table:table-cell office:value-type="float" office:value="0.002686">
                <text:p>0.002686</text:p>
              </table:table-cell>
              <table:table-cell office:value-type="float" office:value="0.00386">
                <text:p>0.00386</text:p>
              </table:table-cell>
              <table:table-cell office:value-type="float" office:value="0.00048">
                <text:p>0.0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3957">
                <text:p>0.003957</text:p>
              </table:table-cell>
              <table:table-cell office:value-type="float" office:value="0.003745">
                <text:p>0.003745</text:p>
              </table:table-cell>
              <table:table-cell office:value-type="float" office:value="0.000542">
                <text:p>0.000542</text:p>
              </table:table-cell>
              <table:table-cell office:value-type="float" office:value="0.000501">
                <text:p>0.000501</text:p>
              </table:table-cell>
              <table:table-cell office:value-type="float" office:value="0.003235">
                <text:p>0.003235</text:p>
              </table:table-cell>
              <table:table-cell office:value-type="float" office:value="0.003835">
                <text:p>0.003835</text:p>
              </table:table-cell>
              <table:table-cell office:value-type="float" office:value="0.003644">
                <text:p>0.003644</text:p>
              </table:table-cell>
              <table:table-cell office:value-type="float" office:value="0.003635">
                <text:p>0.003635</text:p>
              </table:table-cell>
              <table:table-cell office:value-type="float" office:value="0.000691">
                <text:p>0.000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4736">
                <text:p>0.004736</text:p>
              </table:table-cell>
              <table:table-cell office:value-type="float" office:value="0.004481">
                <text:p>0.004481</text:p>
              </table:table-cell>
              <table:table-cell office:value-type="float" office:value="0.000526">
                <text:p>0.000526</text:p>
              </table:table-cell>
              <table:table-cell office:value-type="float" office:value="0.000477">
                <text:p>0.000477</text:p>
              </table:table-cell>
              <table:table-cell office:value-type="float" office:value="0.003332">
                <text:p>0.003332</text:p>
              </table:table-cell>
              <table:table-cell office:value-type="float" office:value="0.00383">
                <text:p>0.00383</text:p>
              </table:table-cell>
              <table:table-cell office:value-type="float" office:value="0.002154">
                <text:p>0.002154</text:p>
              </table:table-cell>
              <table:table-cell office:value-type="float" office:value="0.004119">
                <text:p>0.004119</text:p>
              </table:table-cell>
              <table:table-cell office:value-type="float" office:value="0.000616">
                <text:p>0.000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622">
                <text:p>0.004622</text:p>
              </table:table-cell>
              <table:table-cell office:value-type="float" office:value="0.004241">
                <text:p>0.004241</text:p>
              </table:table-cell>
              <table:table-cell office:value-type="float" office:value="0.000517">
                <text:p>0.000517</text:p>
              </table:table-cell>
              <table:table-cell office:value-type="float" office:value="0.000433">
                <text:p>0.000433</text:p>
              </table:table-cell>
              <table:table-cell office:value-type="float" office:value="0.003256">
                <text:p>0.003256</text:p>
              </table:table-cell>
              <table:table-cell office:value-type="float" office:value="0.003883">
                <text:p>0.003883</text:p>
              </table:table-cell>
              <table:table-cell office:value-type="float" office:value="0.004526">
                <text:p>0.004526</text:p>
              </table:table-cell>
              <table:table-cell office:value-type="float" office:value="0.003751">
                <text:p>0.003751</text:p>
              </table:table-cell>
              <table:table-cell office:value-type="float" office:value="0.000486">
                <text:p>0.000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5012">
                <text:p>0.005012</text:p>
              </table:table-cell>
              <table:table-cell office:value-type="float" office:value="0.003208">
                <text:p>0.003208</text:p>
              </table:table-cell>
              <table:table-cell office:value-type="float" office:value="0.000487">
                <text:p>0.000487</text:p>
              </table:table-cell>
              <table:table-cell office:value-type="float" office:value="0.000408">
                <text:p>0.000408</text:p>
              </table:table-cell>
              <table:table-cell office:value-type="float" office:value="0.00345">
                <text:p>0.00345</text:p>
              </table:table-cell>
              <table:table-cell office:value-type="float" office:value="0.003912">
                <text:p>0.003912</text:p>
              </table:table-cell>
              <table:table-cell office:value-type="float" office:value="0.002617">
                <text:p>0.002617</text:p>
              </table:table-cell>
              <table:table-cell office:value-type="float" office:value="0.003329">
                <text:p>0.003329</text:p>
              </table:table-cell>
              <table:table-cell office:value-type="float" office:value="0.00052">
                <text:p>0.00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4147">
                <text:p>0.004147</text:p>
              </table:table-cell>
              <table:table-cell office:value-type="float" office:value="0.003971">
                <text:p>0.003971</text:p>
              </table:table-cell>
              <table:table-cell office:value-type="float" office:value="0.00076">
                <text:p>0.00076</text:p>
              </table:table-cell>
              <table:table-cell office:value-type="float" office:value="0.000735">
                <text:p>0.000735</text:p>
              </table:table-cell>
              <table:table-cell office:value-type="float" office:value="0.003114">
                <text:p>0.003114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194">
                <text:p>0.002194</text:p>
              </table:table-cell>
              <table:table-cell office:value-type="float" office:value="0.003482">
                <text:p>0.003482</text:p>
              </table:table-cell>
              <table:table-cell office:value-type="float" office:value="0.000576">
                <text:p>0.00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434">
                <text:p>0.004434</text:p>
              </table:table-cell>
              <table:table-cell office:value-type="float" office:value="0.00346">
                <text:p>0.00346</text:p>
              </table:table-cell>
              <table:table-cell office:value-type="float" office:value="0.000456">
                <text:p>0.000456</text:p>
              </table:table-cell>
              <table:table-cell office:value-type="float" office:value="0.000321">
                <text:p>0.000321</text:p>
              </table:table-cell>
              <table:table-cell office:value-type="float" office:value="0.003132">
                <text:p>0.003132</text:p>
              </table:table-cell>
              <table:table-cell office:value-type="float" office:value="0.003915">
                <text:p>0.003915</text:p>
              </table:table-cell>
              <table:table-cell office:value-type="float" office:value="0.005199">
                <text:p>0.005199</text:p>
              </table:table-cell>
              <table:table-cell office:value-type="float" office:value="0.004194">
                <text:p>0.004194</text:p>
              </table:table-cell>
              <table:table-cell office:value-type="float" office:value="0.000667">
                <text:p>0.000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5235">
                <text:p>0.005235</text:p>
              </table:table-cell>
              <table:table-cell office:value-type="float" office:value="0.00469">
                <text:p>0.00469</text:p>
              </table:table-cell>
              <table:table-cell office:value-type="float" office:value="0.000364">
                <text:p>0.000364</text:p>
              </table:table-cell>
              <table:table-cell office:value-type="float" office:value="0.000335">
                <text:p>0.000335</text:p>
              </table:table-cell>
              <table:table-cell office:value-type="float" office:value="0.003222">
                <text:p>0.003222</text:p>
              </table:table-cell>
              <table:table-cell office:value-type="float" office:value="0.003949">
                <text:p>0.003949</text:p>
              </table:table-cell>
              <table:table-cell office:value-type="float" office:value="0.004137">
                <text:p>0.004137</text:p>
              </table:table-cell>
              <table:table-cell office:value-type="float" office:value="0.003608">
                <text:p>0.003608</text:p>
              </table:table-cell>
              <table:table-cell office:value-type="float" office:value="0.000461">
                <text:p>0.000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4737">
                <text:p>0.004737</text:p>
              </table:table-cell>
              <table:table-cell office:value-type="float" office:value="0.003342">
                <text:p>0.003342</text:p>
              </table:table-cell>
              <table:table-cell office:value-type="float" office:value="0.000364">
                <text:p>0.000364</text:p>
              </table:table-cell>
              <table:table-cell office:value-type="float" office:value="0.000263">
                <text:p>0.000263</text:p>
              </table:table-cell>
              <table:table-cell office:value-type="float" office:value="0.003317">
                <text:p>0.003317</text:p>
              </table:table-cell>
              <table:table-cell office:value-type="float" office:value="0.003863">
                <text:p>0.003863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703">
                <text:p>0.003703</text:p>
              </table:table-cell>
              <table:table-cell office:value-type="float" office:value="0.000668">
                <text:p>0.00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4187">
                <text:p>0.004187</text:p>
              </table:table-cell>
              <table:table-cell office:value-type="float" office:value="0.003302">
                <text:p>0.003302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241">
                <text:p>0.000241</text:p>
              </table:table-cell>
              <table:table-cell office:value-type="float" office:value="0.00345">
                <text:p>0.00345</text:p>
              </table:table-cell>
              <table:table-cell office:value-type="float" office:value="0.003844">
                <text:p>0.003844</text:p>
              </table:table-cell>
              <table:table-cell office:value-type="float" office:value="0.003184">
                <text:p>0.003184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64">
                <text:p>0.0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4413">
                <text:p>0.004413</text:p>
              </table:table-cell>
              <table:table-cell office:value-type="float" office:value="0.002825">
                <text:p>0.002825</text:p>
              </table:table-cell>
              <table:table-cell office:value-type="float" office:value="0.000306">
                <text:p>0.000306</text:p>
              </table:table-cell>
              <table:table-cell office:value-type="float" office:value="0.000278">
                <text:p>0.000278</text:p>
              </table:table-cell>
              <table:table-cell office:value-type="float" office:value="0.00323">
                <text:p>0.00323</text:p>
              </table:table-cell>
              <table:table-cell office:value-type="float" office:value="0.003899">
                <text:p>0.003899</text:p>
              </table:table-cell>
              <table:table-cell office:value-type="float" office:value="0.003983">
                <text:p>0.003983</text:p>
              </table:table-cell>
              <table:table-cell office:value-type="float" office:value="0.003935">
                <text:p>0.003935</text:p>
              </table:table-cell>
              <table:table-cell office:value-type="float" office:value="0.000512">
                <text:p>0.00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363">
                <text:p>0.004363</text:p>
              </table:table-cell>
              <table:table-cell office:value-type="float" office:value="0.003971">
                <text:p>0.003971</text:p>
              </table:table-cell>
              <table:table-cell office:value-type="float" office:value="0.000257">
                <text:p>0.000257</text:p>
              </table:table-cell>
              <table:table-cell office:value-type="float" office:value="0.000173">
                <text:p>0.000173</text:p>
              </table:table-cell>
              <table:table-cell office:value-type="float" office:value="0.003329">
                <text:p>0.003329</text:p>
              </table:table-cell>
              <table:table-cell office:value-type="float" office:value="0.003889">
                <text:p>0.003889</text:p>
              </table:table-cell>
              <table:table-cell office:value-type="float" office:value="0.002841">
                <text:p>0.002841</text:p>
              </table:table-cell>
              <table:table-cell office:value-type="float" office:value="0.004019">
                <text:p>0.004019</text:p>
              </table:table-cell>
              <table:table-cell office:value-type="float" office:value="0.000492">
                <text:p>0.00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993">
                <text:p>0.004993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235">
                <text:p>0.000235</text:p>
              </table:table-cell>
              <table:table-cell office:value-type="float" office:value="0.000185">
                <text:p>0.000185</text:p>
              </table:table-cell>
              <table:table-cell office:value-type="float" office:value="0.00344">
                <text:p>0.00344</text:p>
              </table:table-cell>
              <table:table-cell office:value-type="float" office:value="0.003809">
                <text:p>0.003809</text:p>
              </table:table-cell>
              <table:table-cell office:value-type="float" office:value="0.00365">
                <text:p>0.00365</text:p>
              </table:table-cell>
              <table:table-cell office:value-type="float" office:value="0.003521">
                <text:p>0.003521</text:p>
              </table:table-cell>
              <table:table-cell office:value-type="float" office:value="0.000419">
                <text:p>0.000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662">
                <text:p>0.004662</text:p>
              </table:table-cell>
              <table:table-cell office:value-type="float" office:value="0.003445">
                <text:p>0.003445</text:p>
              </table:table-cell>
              <table:table-cell office:value-type="float" office:value="0.000239">
                <text:p>0.000239</text:p>
              </table:table-cell>
              <table:table-cell office:value-type="float" office:value="0.000176">
                <text:p>0.000176</text:p>
              </table:table-cell>
              <table:table-cell office:value-type="float" office:value="0.00312">
                <text:p>0.00312</text:p>
              </table:table-cell>
              <table:table-cell office:value-type="float" office:value="0.003873">
                <text:p>0.003873</text:p>
              </table:table-cell>
              <table:table-cell office:value-type="float" office:value="0.004439">
                <text:p>0.004439</text:p>
              </table:table-cell>
              <table:table-cell office:value-type="float" office:value="0.003788">
                <text:p>0.003788</text:p>
              </table:table-cell>
              <table:table-cell office:value-type="float" office:value="0.00045">
                <text:p>0.00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5087">
                <text:p>0.005087</text:p>
              </table:table-cell>
              <table:table-cell office:value-type="float" office:value="0.003646">
                <text:p>0.003646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138">
                <text:p>0.000138</text:p>
              </table:table-cell>
              <table:table-cell office:value-type="float" office:value="0.003246">
                <text:p>0.003246</text:p>
              </table:table-cell>
              <table:table-cell office:value-type="float" office:value="0.003903">
                <text:p>0.003903</text:p>
              </table:table-cell>
              <table:table-cell office:value-type="float" office:value="0.004404">
                <text:p>0.004404</text:p>
              </table:table-cell>
              <table:table-cell office:value-type="float" office:value="0.003759">
                <text:p>0.003759</text:p>
              </table:table-cell>
              <table:table-cell office:value-type="float" office:value="0.000583">
                <text:p>0.00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5032">
                <text:p>0.005032</text:p>
              </table:table-cell>
              <table:table-cell office:value-type="float" office:value="0.003651">
                <text:p>0.003651</text:p>
              </table:table-cell>
              <table:table-cell office:value-type="float" office:value="0.000211">
                <text:p>0.000211</text:p>
              </table:table-cell>
              <table:table-cell office:value-type="float" office:value="0.000148">
                <text:p>0.000148</text:p>
              </table:table-cell>
              <table:table-cell office:value-type="float" office:value="0.003343">
                <text:p>0.003343</text:p>
              </table:table-cell>
              <table:table-cell office:value-type="float" office:value="0.0038">
                <text:p>0.0038</text:p>
              </table:table-cell>
              <table:table-cell office:value-type="float" office:value="0.0041">
                <text:p>0.0041</text:p>
              </table:table-cell>
              <table:table-cell office:value-type="float" office:value="0.003889">
                <text:p>0.003889</text:p>
              </table:table-cell>
              <table:table-cell office:value-type="float" office:value="0.000431">
                <text:p>0.000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944">
                <text:p>0.004944</text:p>
              </table:table-cell>
              <table:table-cell office:value-type="float" office:value="0.003328">
                <text:p>0.003328</text:p>
              </table:table-cell>
              <table:table-cell office:value-type="float" office:value="0.000191">
                <text:p>0.000191</text:p>
              </table:table-cell>
              <table:table-cell office:value-type="float" office:value="0.000118">
                <text:p>0.000118</text:p>
              </table:table-cell>
              <table:table-cell office:value-type="float" office:value="0.003262">
                <text:p>0.003262</text:p>
              </table:table-cell>
              <table:table-cell office:value-type="float" office:value="0.003893">
                <text:p>0.003893</text:p>
              </table:table-cell>
              <table:table-cell office:value-type="float" office:value="0.003634">
                <text:p>0.003634</text:p>
              </table:table-cell>
              <table:table-cell office:value-type="float" office:value="0.004037">
                <text:p>0.004037</text:p>
              </table:table-cell>
              <table:table-cell office:value-type="float" office:value="0.000428">
                <text:p>0.00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5193">
                <text:p>0.005193</text:p>
              </table:table-cell>
              <table:table-cell office:value-type="float" office:value="0.003246">
                <text:p>0.003246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13">
                <text:p>0.00013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892">
                <text:p>0.003892</text:p>
              </table:table-cell>
              <table:table-cell office:value-type="float" office:value="0.00444">
                <text:p>0.00444</text:p>
              </table:table-cell>
              <table:table-cell office:value-type="float" office:value="0.004154">
                <text:p>0.004154</text:p>
              </table:table-cell>
              <table:table-cell office:value-type="float" office:value="0.000655">
                <text:p>0.000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499">
                <text:p>0.00499</text:p>
              </table:table-cell>
              <table:table-cell office:value-type="float" office:value="0.003489">
                <text:p>0.003489</text:p>
              </table:table-cell>
              <table:table-cell office:value-type="float" office:value="0.000239">
                <text:p>0.000239</text:p>
              </table:table-cell>
              <table:table-cell office:value-type="float" office:value="0.000115">
                <text:p>0.000115</text:p>
              </table:table-cell>
              <table:table-cell office:value-type="float" office:value="0.003309">
                <text:p>0.003309</text:p>
              </table:table-cell>
              <table:table-cell office:value-type="float" office:value="0.003969">
                <text:p>0.003969</text:p>
              </table:table-cell>
              <table:table-cell office:value-type="float" office:value="0.004452">
                <text:p>0.004452</text:p>
              </table:table-cell>
              <table:table-cell office:value-type="float" office:value="0.004168">
                <text:p>0.004168</text:p>
              </table:table-cell>
              <table:table-cell office:value-type="float" office:value="0.000529">
                <text:p>0.000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4869">
                <text:p>0.004869</text:p>
              </table:table-cell>
              <table:table-cell office:value-type="float" office:value="0.003122">
                <text:p>0.003122</text:p>
              </table:table-cell>
              <table:table-cell office:value-type="float" office:value="0.000249">
                <text:p>0.000249</text:p>
              </table:table-cell>
              <table:table-cell office:value-type="float" office:value="0.000216">
                <text:p>0.000216</text:p>
              </table:table-cell>
              <table:table-cell office:value-type="float" office:value="0.00324">
                <text:p>0.00324</text:p>
              </table:table-cell>
              <table:table-cell office:value-type="float" office:value="0.003856">
                <text:p>0.003856</text:p>
              </table:table-cell>
              <table:table-cell office:value-type="float" office:value="0.004752">
                <text:p>0.004752</text:p>
              </table:table-cell>
              <table:table-cell office:value-type="float" office:value="0.004412">
                <text:p>0.004412</text:p>
              </table:table-cell>
              <table:table-cell office:value-type="float" office:value="0.001679">
                <text:p>0.00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4725">
                <text:p>0.004725</text:p>
              </table:table-cell>
              <table:table-cell office:value-type="float" office:value="0.003029">
                <text:p>0.003029</text:p>
              </table:table-cell>
              <table:table-cell office:value-type="float" office:value="0.23863">
                <text:p>0.23863</text:p>
              </table:table-cell>
              <table:table-cell office:value-type="float" office:value="0.2367">
                <text:p>0.2367</text:p>
              </table:table-cell>
              <table:table-cell office:value-type="float" office:value="0.0033">
                <text:p>0.0033</text:p>
              </table:table-cell>
              <table:table-cell office:value-type="float" office:value="0.004097">
                <text:p>0.004097</text:p>
              </table:table-cell>
              <table:table-cell office:value-type="float" office:value="0.004825">
                <text:p>0.004825</text:p>
              </table:table-cell>
              <table:table-cell office:value-type="float" office:value="0.00534">
                <text:p>0.00534</text:p>
              </table:table-cell>
              <table:table-cell office:value-type="float" office:value="0.001048">
                <text:p>0.0010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433cm" svg:y="0.375cm" chart:style-name="ch2">
          <text:p>Byte frequency (9.dll)</text:p>
        </chart:title>
        <chart:legend chart:legend-position="end" svg:x="18.043cm" svg:y="5.689cm" style:legend-expansion="high" chart:style-name="ch3"/>
        <chart:plot-area chart:style-name="ch4" table:cell-range-address="freq.B1:freq.IW1 freq.B10:freq.IW10" chart:data-source-has-labels="both" svg:x="1.081cm" svg:y="0.2cm" svg:width="15.812cm" svg:height="11.126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612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.096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10:freq.IW10" loext:label-string="&quot;9 (0.725713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 (0.725713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284401">
                <text:p>0.284401</text:p>
                <draw:g>
                  <svg:desc>freq.B10:freq.IW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8241">
                <text:p>0.02824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5014">
                <text:p>0.0350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462">
                <text:p>0.014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6841">
                <text:p>0.0268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6455">
                <text:p>0.0064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1751">
                <text:p>0.0217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7325">
                <text:p>0.0073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536">
                <text:p>0.0075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781">
                <text:p>0.0047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9785">
                <text:p>0.0297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143">
                <text:p>0.0041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5012">
                <text:p>0.0050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4332">
                <text:p>0.0043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4549">
                <text:p>0.0045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33">
                <text:p>0.002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0138">
                <text:p>0.0101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8193">
                <text:p>0.0081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6078">
                <text:p>0.0060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4015">
                <text:p>0.0040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487">
                <text:p>0.0034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5338">
                <text:p>0.00533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5247">
                <text:p>0.0052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402">
                <text:p>0.0034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51">
                <text:p>0.002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168">
                <text:p>0.0021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154">
                <text:p>0.0021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301">
                <text:p>0.0023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1636">
                <text:p>0.0016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115">
                <text:p>0.0021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316">
                <text:p>0.0023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7094">
                <text:p>0.00709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1796">
                <text:p>0.0017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5113">
                <text:p>0.00511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1474">
                <text:p>0.00147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097">
                <text:p>0.00409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1723">
                <text:p>0.00172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1843">
                <text:p>0.0018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7163">
                <text:p>0.01716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8207">
                <text:p>0.00820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626">
                <text:p>0.0036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4568">
                <text:p>0.00456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092">
                <text:p>0.00309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28">
                <text:p>0.0022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406">
                <text:p>0.0014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701">
                <text:p>0.0037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1818">
                <text:p>0.0018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003">
                <text:p>0.00200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1226">
                <text:p>0.0012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1249">
                <text:p>0.0012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1015">
                <text:p>0.0010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1239">
                <text:p>0.0012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1088">
                <text:p>0.0010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1511">
                <text:p>0.0015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1823">
                <text:p>0.0018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1157">
                <text:p>0.00115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238">
                <text:p>0.0023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1638">
                <text:p>0.0016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2782">
                <text:p>0.00278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2038">
                <text:p>0.00203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1679">
                <text:p>0.0016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483">
                <text:p>0.00148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405">
                <text:p>0.0014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1314">
                <text:p>0.00131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1991">
                <text:p>0.0019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755">
                <text:p>0.0007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744">
                <text:p>0.0007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1679">
                <text:p>0.00167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1998">
                <text:p>0.00199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24">
                <text:p>0.0022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781">
                <text:p>0.0007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1863">
                <text:p>0.00186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047">
                <text:p>0.00304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2366">
                <text:p>0.00236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2484">
                <text:p>0.0024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1421">
                <text:p>0.0014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738">
                <text:p>0.00073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929">
                <text:p>0.00492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11064">
                <text:p>0.01106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271">
                <text:p>0.0027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595">
                <text:p>0.005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5682">
                <text:p>0.00568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19665">
                <text:p>0.01966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2845">
                <text:p>0.00284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278">
                <text:p>0.00427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10753">
                <text:p>0.01075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2173">
                <text:p>0.00217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7411">
                <text:p>0.0074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4247">
                <text:p>0.0042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0136">
                <text:p>0.01013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20004">
                <text:p>0.02000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7335">
                <text:p>0.00733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887">
                <text:p>0.00088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12953">
                <text:p>0.01295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9955">
                <text:p>0.00995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13142">
                <text:p>0.01314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4969">
                <text:p>0.00496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1885">
                <text:p>0.00188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2623">
                <text:p>0.00262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14218">
                <text:p>0.01421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6699">
                <text:p>0.0066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2672">
                <text:p>0.00267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659">
                <text:p>0.0006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2386">
                <text:p>0.00238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182">
                <text:p>0.00318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765">
                <text:p>0.00076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743">
                <text:p>0.00074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887">
                <text:p>0.00088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2301">
                <text:p>0.00230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777">
                <text:p>0.00077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608">
                <text:p>0.00060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1002">
                <text:p>0.00100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1061">
                <text:p>0.00106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801">
                <text:p>0.00080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582">
                <text:p>0.00058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528">
                <text:p>0.00052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542">
                <text:p>0.00054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1283">
                <text:p>0.00128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784">
                <text:p>0.00078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839">
                <text:p>0.00083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547">
                <text:p>0.00054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731">
                <text:p>0.00073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627">
                <text:p>0.00062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486">
                <text:p>0.0004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442">
                <text:p>0.00044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559">
                <text:p>0.00055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501">
                <text:p>0.00050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618">
                <text:p>0.00061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1818">
                <text:p>0.00181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598">
                <text:p>0.00059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737">
                <text:p>0.00073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783">
                <text:p>0.00078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588">
                <text:p>0.00058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76">
                <text:p>0.00077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674">
                <text:p>0.00067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991">
                <text:p>0.00099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1064">
                <text:p>0.00106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783">
                <text:p>0.00078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1003">
                <text:p>0.00100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1132">
                <text:p>0.00113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839">
                <text:p>0.00083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755">
                <text:p>0.00075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841">
                <text:p>0.00084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662">
                <text:p>0.00066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1801">
                <text:p>0.00180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1189">
                <text:p>0.00118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636">
                <text:p>0.00063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1283">
                <text:p>0.00128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746">
                <text:p>0.00074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602">
                <text:p>0.00060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493">
                <text:p>0.00049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541">
                <text:p>0.00054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764">
                <text:p>0.00076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561">
                <text:p>0.00056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452">
                <text:p>0.00045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612">
                <text:p>0.00061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486">
                <text:p>0.00048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576">
                <text:p>0.00057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667">
                <text:p>0.00066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461">
                <text:p>0.00046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668">
                <text:p>0.00066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428">
                <text:p>0.00042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655">
                <text:p>0.00065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529">
                <text:p>0.00052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1679">
                <text:p>0.00167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1048">
                <text:p>0.0010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287cm" svg:y="0.375cm" chart:style-name="ch2">
          <text:p>Byte frequency (10.txt)</text:p>
        </chart:title>
        <chart:legend chart:legend-position="end" svg:x="17.858cm" svg:y="5.689cm" style:legend-expansion="high" chart:style-name="ch3"/>
        <chart:plot-area chart:style-name="ch4" table:cell-range-address="freq.B1:freq.IW1 freq.B11:freq.IW11" chart:data-source-has-labels="both" svg:x="1.081cm" svg:y="0.201cm" svg:width="15.812cm" svg:height="11.125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612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.096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11:freq.IW11" loext:label-string="&quot;10 (0.564284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(0.564284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">
                <text:p>0</text:p>
                <draw:g>
                  <svg:desc>freq.B11:freq.IW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9025">
                <text:p>0.0090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9025">
                <text:p>0.0090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77431">
                <text:p>0.1774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511">
                <text:p>0.0005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6053">
                <text:p>0.0060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5189">
                <text:p>0.0051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11589">
                <text:p>0.0115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784">
                <text:p>0.00178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5227">
                <text:p>0.01522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1434">
                <text:p>0.00143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1209">
                <text:p>0.0012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519">
                <text:p>0.000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886">
                <text:p>0.0008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625">
                <text:p>0.00262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7575">
                <text:p>0.0075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287">
                <text:p>0.0002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899">
                <text:p>0.0008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708">
                <text:p>0.00070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582">
                <text:p>0.0005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1702">
                <text:p>0.0017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2644">
                <text:p>0.00264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57503">
                <text:p>0.0575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11731">
                <text:p>0.01173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17069">
                <text:p>0.0170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7839">
                <text:p>0.02783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93885">
                <text:p>0.09388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15615">
                <text:p>0.01561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17263">
                <text:p>0.01726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43856">
                <text:p>0.04385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46792">
                <text:p>0.04679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896">
                <text:p>0.0089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30742">
                <text:p>0.03074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19522">
                <text:p>0.0195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0165">
                <text:p>0.05016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56635">
                <text:p>0.05663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12042">
                <text:p>0.01204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41335">
                <text:p>0.0413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48022">
                <text:p>0.04802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68986">
                <text:p>0.06898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21798">
                <text:p>0.02179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6999">
                <text:p>0.00699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16273">
                <text:p>0.0162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17524">
                <text:p>0.01752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181cm" svg:y="0.375cm" chart:style-name="ch2">
          <text:p>Byte frequency (1.docx)</text:p>
        </chart:title>
        <chart:legend chart:legend-position="end" svg:x="18.228cm" svg:y="5.689cm" style:legend-expansion="high" chart:style-name="ch3"/>
        <chart:plot-area chart:style-name="ch4" table:cell-range-address="freq.B1:freq.IW2" chart:data-source-has-labels="both" svg:x="0.895cm" svg:y="0.201cm" svg:width="15.998cm" svg:height="11.125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519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2:freq.IW2" loext:label-string="&quot;1 (0.99781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0.99781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006231">
                <text:p>0.006231</text:p>
                <draw:g>
                  <svg:desc>freq.B2:freq.IW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538">
                <text:p>0.0045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056">
                <text:p>0.0040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267">
                <text:p>0.004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547">
                <text:p>0.0035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897">
                <text:p>0.0038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625">
                <text:p>0.003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195">
                <text:p>0.0041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368">
                <text:p>0.003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074">
                <text:p>0.0030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076">
                <text:p>0.0040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08">
                <text:p>0.0036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641">
                <text:p>0.0036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801">
                <text:p>0.0038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4603">
                <text:p>0.0046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3706">
                <text:p>0.0037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963">
                <text:p>0.00296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714">
                <text:p>0.0027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673">
                <text:p>0.0036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922">
                <text:p>0.0029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84">
                <text:p>0.002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3656">
                <text:p>0.0036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916">
                <text:p>0.0039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863">
                <text:p>0.0038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613">
                <text:p>0.00361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4004">
                <text:p>0.0040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163">
                <text:p>0.0041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088">
                <text:p>0.00408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996">
                <text:p>0.0049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3985">
                <text:p>0.00398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406">
                <text:p>0.00340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526">
                <text:p>0.00252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559">
                <text:p>0.00355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93">
                <text:p>0.0029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254">
                <text:p>0.00325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4129">
                <text:p>0.0041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701">
                <text:p>0.0037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398">
                <text:p>0.00339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86">
                <text:p>0.0028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692">
                <text:p>0.0036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594">
                <text:p>0.0035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37">
                <text:p>0.0035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4509">
                <text:p>0.0045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781">
                <text:p>0.00378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527">
                <text:p>0.0035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3845">
                <text:p>0.0038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3497">
                <text:p>0.00349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2839">
                <text:p>0.0028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706">
                <text:p>0.0037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4101">
                <text:p>0.00410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4006">
                <text:p>0.0040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31">
                <text:p>0.00393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887">
                <text:p>0.0038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522">
                <text:p>0.0045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4457">
                <text:p>0.00445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4116">
                <text:p>0.00411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813">
                <text:p>0.00481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5147">
                <text:p>0.0051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382">
                <text:p>0.0043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638">
                <text:p>0.00363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2954">
                <text:p>0.0029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726">
                <text:p>0.00372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2676">
                <text:p>0.00267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43">
                <text:p>0.0034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155">
                <text:p>0.0041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166">
                <text:p>0.00316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3069">
                <text:p>0.00306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108">
                <text:p>0.00310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619">
                <text:p>0.0036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351">
                <text:p>0.00335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3342">
                <text:p>0.00334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882">
                <text:p>0.00388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4542">
                <text:p>0.0045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452">
                <text:p>0.00345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421">
                <text:p>0.00342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2973">
                <text:p>0.00297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365">
                <text:p>0.00336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2772">
                <text:p>0.00277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2944">
                <text:p>0.0029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454">
                <text:p>0.00345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849">
                <text:p>0.00384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619">
                <text:p>0.00361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2">
                <text:p>0.0038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265">
                <text:p>0.00326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994">
                <text:p>0.00399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533">
                <text:p>0.0035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998">
                <text:p>0.00399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74">
                <text:p>0.0047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73">
                <text:p>0.00377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2637">
                <text:p>0.00263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4211">
                <text:p>0.0042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204">
                <text:p>0.00320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4196">
                <text:p>0.00419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07">
                <text:p>0.00440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3687">
                <text:p>0.00368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3976">
                <text:p>0.00397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2788">
                <text:p>0.0027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09">
                <text:p>0.00380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346">
                <text:p>0.0034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4462">
                <text:p>0.0044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947">
                <text:p>0.00394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448">
                <text:p>0.00444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642">
                <text:p>0.00364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4272">
                <text:p>0.00427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749">
                <text:p>0.00374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6">
                <text:p>0.00408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733">
                <text:p>0.00373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4094">
                <text:p>0.00409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437">
                <text:p>0.0043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542">
                <text:p>0.0045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4003">
                <text:p>0.00400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781">
                <text:p>0.00478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707">
                <text:p>0.00370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575">
                <text:p>0.00457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4599">
                <text:p>0.00459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4973">
                <text:p>0.00497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5139">
                <text:p>0.00513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4865">
                <text:p>0.00486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466">
                <text:p>0.00446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98">
                <text:p>0.0037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364">
                <text:p>0.00336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5">
                <text:p>0.00367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295">
                <text:p>0.00329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4223">
                <text:p>0.00422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3018">
                <text:p>0.00301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294">
                <text:p>0.0029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2672">
                <text:p>0.00267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453">
                <text:p>0.00345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993">
                <text:p>0.00399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751">
                <text:p>0.00375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4241">
                <text:p>0.00424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4502">
                <text:p>0.00450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679">
                <text:p>0.00367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049">
                <text:p>0.00304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2861">
                <text:p>0.00286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751">
                <text:p>0.00375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71">
                <text:p>0.00417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737">
                <text:p>0.00373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913">
                <text:p>0.00391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4115">
                <text:p>0.00411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432">
                <text:p>0.00343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626">
                <text:p>0.00362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122">
                <text:p>0.00312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768">
                <text:p>0.00376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3868">
                <text:p>0.00386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4259">
                <text:p>0.00425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537">
                <text:p>0.00453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488">
                <text:p>0.004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3893">
                <text:p>0.00389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3283">
                <text:p>0.00328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2965">
                <text:p>0.00296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954">
                <text:p>0.00395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729">
                <text:p>0.00372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4261">
                <text:p>0.00426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212">
                <text:p>0.00321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299">
                <text:p>0.002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2864">
                <text:p>0.00286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673">
                <text:p>0.00367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3542">
                <text:p>0.00354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4066">
                <text:p>0.00406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4383">
                <text:p>0.00438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747">
                <text:p>0.00374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4208">
                <text:p>0.00420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3635">
                <text:p>0.00363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4182">
                <text:p>0.00418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4266">
                <text:p>0.00426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801">
                <text:p>0.00380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3919">
                <text:p>0.00391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964">
                <text:p>0.00396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4355">
                <text:p>0.00435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4333">
                <text:p>0.00433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715">
                <text:p>0.00471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5114">
                <text:p>0.00511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3963">
                <text:p>0.00396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392">
                <text:p>0.0039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3944">
                <text:p>0.00394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281">
                <text:p>0.00328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4183">
                <text:p>0.00418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4731">
                <text:p>0.0047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764">
                <text:p>0.00376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3637">
                <text:p>0.00363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4817">
                <text:p>0.00481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216">
                <text:p>0.00421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631">
                <text:p>0.00363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3638">
                <text:p>0.00363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227">
                <text:p>0.00422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5004">
                <text:p>0.00500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3707">
                <text:p>0.00370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734">
                <text:p>0.00373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414">
                <text:p>0.0041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063">
                <text:p>0.00406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3505">
                <text:p>0.00350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3638">
                <text:p>0.00363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636">
                <text:p>0.00363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4374">
                <text:p>0.00437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593">
                <text:p>0.00359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3863">
                <text:p>0.00386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4607">
                <text:p>0.00460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549">
                <text:p>0.00454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4122">
                <text:p>0.00412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4463">
                <text:p>0.00446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355">
                <text:p>0.00435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5024">
                <text:p>0.00502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769">
                <text:p>0.00376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3958">
                <text:p>0.00395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4122">
                <text:p>0.00412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4614">
                <text:p>0.00461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4103">
                <text:p>0.00410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882">
                <text:p>0.00488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938">
                <text:p>0.00493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3685">
                <text:p>0.00368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4253">
                <text:p>0.00425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262">
                <text:p>0.00426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4258">
                <text:p>0.00425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3957">
                <text:p>0.00395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4736">
                <text:p>0.00473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622">
                <text:p>0.00462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5012">
                <text:p>0.0050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4147">
                <text:p>0.00414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434">
                <text:p>0.00443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5235">
                <text:p>0.00523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4737">
                <text:p>0.00473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4187">
                <text:p>0.00418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4413">
                <text:p>0.00441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363">
                <text:p>0.00436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993">
                <text:p>0.00499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662">
                <text:p>0.00466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5087">
                <text:p>0.00508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5032">
                <text:p>0.00503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944">
                <text:p>0.00494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5193">
                <text:p>0.00519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499">
                <text:p>0.004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4725">
                <text:p>0.004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367cm" svg:y="0.375cm" chart:style-name="ch2">
          <text:p>Byte frequency (2.jpg)</text:p>
        </chart:title>
        <chart:legend chart:legend-position="end" svg:x="18.228cm" svg:y="5.689cm" style:legend-expansion="high" chart:style-name="ch3"/>
        <chart:plot-area chart:style-name="ch4" table:cell-range-address="freq.B1:freq.IW1 freq.B3:freq.IW3" chart:data-source-has-labels="both" svg:x="0.895cm" svg:y="0.201cm" svg:width="15.998cm" svg:height="11.125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519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3:freq.IW3" loext:label-string="&quot;2 (0.99613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(0.99613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009933">
                <text:p>0.009933</text:p>
                <draw:g>
                  <svg:desc>freq.B3:freq.IW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5612">
                <text:p>0.0056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854">
                <text:p>0.0048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562">
                <text:p>0.0045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506">
                <text:p>0.005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33">
                <text:p>0.004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746">
                <text:p>0.0037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846">
                <text:p>0.0078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948">
                <text:p>0.0049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951">
                <text:p>0.0029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4272">
                <text:p>0.0042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4082">
                <text:p>0.0040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347">
                <text:p>0.0033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6861">
                <text:p>0.0068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835">
                <text:p>0.0028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977">
                <text:p>0.002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867">
                <text:p>0.0028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484">
                <text:p>0.0034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572">
                <text:p>0.0035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385">
                <text:p>0.0043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81">
                <text:p>0.0035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4542">
                <text:p>0.0045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5282">
                <text:p>0.00528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3377">
                <text:p>0.0033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881">
                <text:p>0.00388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555">
                <text:p>0.0035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911">
                <text:p>0.0049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6495">
                <text:p>0.0064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4088">
                <text:p>0.0040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433">
                <text:p>0.0044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3218">
                <text:p>0.0032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168">
                <text:p>0.00316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25">
                <text:p>0.003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483">
                <text:p>0.0034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403">
                <text:p>0.0034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515">
                <text:p>0.0035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4658">
                <text:p>0.00465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4016">
                <text:p>0.00401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4321">
                <text:p>0.0043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4259">
                <text:p>0.0042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684">
                <text:p>0.0036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989">
                <text:p>0.0029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066">
                <text:p>0.0030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895">
                <text:p>0.00289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79">
                <text:p>0.004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669">
                <text:p>0.0036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4598">
                <text:p>0.00459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4598">
                <text:p>0.00459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4394">
                <text:p>0.00439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2601">
                <text:p>0.0026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3527">
                <text:p>0.0035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4288">
                <text:p>0.0042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722">
                <text:p>0.0037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435">
                <text:p>0.0034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5283">
                <text:p>0.00528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4202">
                <text:p>0.0042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5647">
                <text:p>0.00564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508">
                <text:p>0.0035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2678">
                <text:p>0.00267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435">
                <text:p>0.0034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807">
                <text:p>0.00380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3783">
                <text:p>0.00378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419">
                <text:p>0.004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329">
                <text:p>0.0043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4208">
                <text:p>0.0042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249">
                <text:p>0.0024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153">
                <text:p>0.00415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276">
                <text:p>0.00327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554">
                <text:p>0.00355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239">
                <text:p>0.00323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2984">
                <text:p>0.0029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194">
                <text:p>0.00319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228">
                <text:p>0.00422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4241">
                <text:p>0.00424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4445">
                <text:p>0.00444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412">
                <text:p>0.0041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4173">
                <text:p>0.0041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4661">
                <text:p>0.00466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773">
                <text:p>0.00377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4512">
                <text:p>0.00451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37">
                <text:p>0.0043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889">
                <text:p>0.0038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3787">
                <text:p>0.00378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518">
                <text:p>0.00351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316">
                <text:p>0.00331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2098">
                <text:p>0.00209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479">
                <text:p>0.004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454">
                <text:p>0.00345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2871">
                <text:p>0.00287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3175">
                <text:p>0.00317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4825">
                <text:p>0.0048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898">
                <text:p>0.00489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194">
                <text:p>0.00319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555">
                <text:p>0.0055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3627">
                <text:p>0.00362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4679">
                <text:p>0.00467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4324">
                <text:p>0.00432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4615">
                <text:p>0.00461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4469">
                <text:p>0.00446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521">
                <text:p>0.00352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997">
                <text:p>0.00499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633">
                <text:p>0.00363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701">
                <text:p>0.00370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4099">
                <text:p>0.00409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3562">
                <text:p>0.0035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935">
                <text:p>0.00393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424">
                <text:p>0.00442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2491">
                <text:p>0.00249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474">
                <text:p>0.00447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622">
                <text:p>0.00362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3603">
                <text:p>0.00360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137">
                <text:p>0.00313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5414">
                <text:p>0.00541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47">
                <text:p>0.00374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4251">
                <text:p>0.00425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386">
                <text:p>0.00338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5903">
                <text:p>0.00590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4427">
                <text:p>0.00442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41">
                <text:p>0.0034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368">
                <text:p>0.0033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2538">
                <text:p>0.00253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246">
                <text:p>0.0024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3335">
                <text:p>0.00333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646">
                <text:p>0.00364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769">
                <text:p>0.00376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4121">
                <text:p>0.00412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4543">
                <text:p>0.00454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4028">
                <text:p>0.00402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4079">
                <text:p>0.00407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834">
                <text:p>0.00383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636">
                <text:p>0.00463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625">
                <text:p>0.00362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4647">
                <text:p>0.0046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79">
                <text:p>0.00387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768">
                <text:p>0.00376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2472">
                <text:p>0.00247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2248">
                <text:p>0.00224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457">
                <text:p>0.0045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4037">
                <text:p>0.00403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283">
                <text:p>0.0028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119">
                <text:p>0.00411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365">
                <text:p>0.00336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215">
                <text:p>0.00421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3526">
                <text:p>0.00352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588">
                <text:p>0.00358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4119">
                <text:p>0.00411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4293">
                <text:p>0.00429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444">
                <text:p>0.00344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371">
                <text:p>0.00337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432">
                <text:p>0.00343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2867">
                <text:p>0.0028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857">
                <text:p>0.00385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4319">
                <text:p>0.0043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4164">
                <text:p>0.00416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4684">
                <text:p>0.00468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4083">
                <text:p>0.00408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382">
                <text:p>0.0038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4565">
                <text:p>0.00456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339">
                <text:p>0.003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4929">
                <text:p>0.00492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4904">
                <text:p>0.00490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784">
                <text:p>0.00378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982">
                <text:p>0.00398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4478">
                <text:p>0.00447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107">
                <text:p>0.00410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4749">
                <text:p>0.00474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4184">
                <text:p>0.00418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3403">
                <text:p>0.0034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3908">
                <text:p>0.00390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099">
                <text:p>0.0040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399">
                <text:p>0.0033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646">
                <text:p>0.00464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3233">
                <text:p>0.00323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516">
                <text:p>0.00351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4162">
                <text:p>0.00416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4741">
                <text:p>0.00474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682">
                <text:p>0.00368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3948">
                <text:p>0.00394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4646">
                <text:p>0.00464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3368">
                <text:p>0.00336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4453">
                <text:p>0.00445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3526">
                <text:p>0.00352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13">
                <text:p>0.00401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843">
                <text:p>0.00384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4994">
                <text:p>0.00499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3057">
                <text:p>0.00305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3617">
                <text:p>0.00361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4208">
                <text:p>0.00420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4194">
                <text:p>0.00419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596">
                <text:p>0.00359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3753">
                <text:p>0.00375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5152">
                <text:p>0.00515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4098">
                <text:p>0.00409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4475">
                <text:p>0.00447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3455">
                <text:p>0.00345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949">
                <text:p>0.00394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689">
                <text:p>0.00468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4063">
                <text:p>0.00406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18">
                <text:p>0.00361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572">
                <text:p>0.00457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831">
                <text:p>0.00383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2926">
                <text:p>0.00292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4079">
                <text:p>0.00407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2924">
                <text:p>0.00292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3745">
                <text:p>0.00374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4481">
                <text:p>0.00448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241">
                <text:p>0.00424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208">
                <text:p>0.0032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971">
                <text:p>0.00397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346">
                <text:p>0.0034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342">
                <text:p>0.00334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2825">
                <text:p>0.00282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3971">
                <text:p>0.00397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3445">
                <text:p>0.00344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646">
                <text:p>0.00364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651">
                <text:p>0.00365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3246">
                <text:p>0.00324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489">
                <text:p>0.00348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122">
                <text:p>0.00312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029">
                <text:p>0.0030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234cm" svg:y="0.375cm" chart:style-name="ch2">
          <text:p>Byte frequency (3.bmp)</text:p>
        </chart:title>
        <chart:legend chart:legend-position="end" svg:x="18.043cm" svg:y="5.689cm" style:legend-expansion="high" chart:style-name="ch3"/>
        <chart:plot-area chart:style-name="ch4" table:cell-range-address="freq.B1:freq.IW1 freq.B4:freq.IW4" chart:data-source-has-labels="both" svg:x="1.081cm" svg:y="0.2cm" svg:width="15.812cm" svg:height="11.126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612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.096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4:freq.IW4" loext:label-string="&quot;3 (0.482881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(0.482881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017575">
                <text:p>0.017575</text:p>
                <draw:g>
                  <svg:desc>freq.B4:freq.IW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426">
                <text:p>0.0004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442">
                <text:p>0.0004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377">
                <text:p>0.0003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471">
                <text:p>0.0004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396">
                <text:p>0.0003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403">
                <text:p>0.0004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407">
                <text:p>0.0004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438">
                <text:p>0.0004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244">
                <text:p>0.042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567">
                <text:p>0.0005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547">
                <text:p>0.0005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422">
                <text:p>0.00042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474">
                <text:p>0.0004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444">
                <text:p>0.0004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514">
                <text:p>0.00051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472">
                <text:p>0.0004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488">
                <text:p>0.00048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529">
                <text:p>0.00052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522">
                <text:p>0.0005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572">
                <text:p>0.0005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536">
                <text:p>0.0005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567">
                <text:p>0.0005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531">
                <text:p>0.00053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581">
                <text:p>0.0005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648">
                <text:p>0.0006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633">
                <text:p>0.0006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636">
                <text:p>0.0006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644">
                <text:p>0.0006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608">
                <text:p>0.0006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654">
                <text:p>0.00065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657">
                <text:p>0.00065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715">
                <text:p>0.0007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759">
                <text:p>0.00075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714">
                <text:p>0.00071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758">
                <text:p>0.00075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745">
                <text:p>0.00074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42727">
                <text:p>0.0427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763">
                <text:p>0.00076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776">
                <text:p>0.00077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787">
                <text:p>0.0007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759">
                <text:p>0.00075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813">
                <text:p>0.00081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785">
                <text:p>0.0007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816">
                <text:p>0.00081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757">
                <text:p>0.00075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771">
                <text:p>0.00077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745">
                <text:p>0.0007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766">
                <text:p>0.00076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764">
                <text:p>0.00076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774">
                <text:p>0.0007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757">
                <text:p>0.00075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783">
                <text:p>0.00078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847">
                <text:p>0.00084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839">
                <text:p>0.00083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857">
                <text:p>0.0008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866">
                <text:p>0.00086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1003">
                <text:p>0.0010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1007">
                <text:p>0.00100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1067">
                <text:p>0.00106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1072">
                <text:p>0.00107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1032">
                <text:p>0.00103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1166">
                <text:p>0.00116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1134">
                <text:p>0.00113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1144">
                <text:p>0.00114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1129">
                <text:p>0.00112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1133">
                <text:p>0.00113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1209">
                <text:p>0.00120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1253">
                <text:p>0.0012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91">
                <text:p>0.00119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1131">
                <text:p>0.00113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1159">
                <text:p>0.00115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1155">
                <text:p>0.00115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798">
                <text:p>0.0007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754">
                <text:p>0.00075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801">
                <text:p>0.00080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743">
                <text:p>0.00074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726">
                <text:p>0.00072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721">
                <text:p>0.00072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709">
                <text:p>0.0007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687">
                <text:p>0.00068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42662">
                <text:p>0.04266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677">
                <text:p>0.00067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654">
                <text:p>0.00065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298335">
                <text:p>0.29833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809">
                <text:p>0.00080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149478">
                <text:p>0.14947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641">
                <text:p>0.00064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536">
                <text:p>0.00053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564">
                <text:p>0.00056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683">
                <text:p>0.00068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545">
                <text:p>0.00054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502">
                <text:p>0.00050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488">
                <text:p>0.00048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446">
                <text:p>0.00044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473">
                <text:p>0.00047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619">
                <text:p>0.00061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403">
                <text:p>0.00040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407">
                <text:p>0.00040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474">
                <text:p>0.0004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432">
                <text:p>0.00043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557">
                <text:p>0.00055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424">
                <text:p>0.00042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485">
                <text:p>0.00048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503">
                <text:p>0.00050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567">
                <text:p>0.00056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543">
                <text:p>0.00054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519">
                <text:p>0.00051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805">
                <text:p>0.00080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554">
                <text:p>0.00055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572">
                <text:p>0.00057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557">
                <text:p>0.00055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543">
                <text:p>0.00054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612">
                <text:p>0.00061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629">
                <text:p>0.00062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622">
                <text:p>0.00062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698">
                <text:p>0.00069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692">
                <text:p>0.00069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637">
                <text:p>0.00063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674">
                <text:p>0.00067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657">
                <text:p>0.00065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542">
                <text:p>0.00054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517">
                <text:p>0.00051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487">
                <text:p>0.00048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306">
                <text:p>0.00030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23863">
                <text:p>0.23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234cm" svg:y="0.375cm" chart:style-name="ch2">
          <text:p>Byte frequency (4.bmp)</text:p>
        </chart:title>
        <chart:legend chart:legend-position="end" svg:x="18.043cm" svg:y="5.689cm" style:legend-expansion="high" chart:style-name="ch3"/>
        <chart:plot-area chart:style-name="ch4" table:cell-range-address="freq.B1:freq.IW1 freq.B5:freq.IW5" chart:data-source-has-labels="both" svg:x="1.081cm" svg:y="0.201cm" svg:width="15.812cm" svg:height="11.125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612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.096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5:freq.IW5" loext:label-string="&quot;4 (0.406659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 (0.406659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012996">
                <text:p>0.012996</text:p>
                <draw:g>
                  <svg:desc>freq.B5:freq.IW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5535">
                <text:p>0.0055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355">
                <text:p>0.0003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346">
                <text:p>0.0003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387">
                <text:p>0.0003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376">
                <text:p>0.0003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487">
                <text:p>0.0004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519">
                <text:p>0.0005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554">
                <text:p>0.00055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572">
                <text:p>0.00057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588">
                <text:p>0.00058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579">
                <text:p>0.00057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714">
                <text:p>0.0007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836">
                <text:p>0.00083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1349">
                <text:p>0.00134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1001">
                <text:p>0.001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944">
                <text:p>0.00094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119">
                <text:p>0.0011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1001">
                <text:p>0.00100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1004">
                <text:p>0.0010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1194">
                <text:p>0.00119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1219">
                <text:p>0.00121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1405">
                <text:p>0.00140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1512">
                <text:p>0.00151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1643">
                <text:p>0.00164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1929">
                <text:p>0.00192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1594">
                <text:p>0.00159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1764">
                <text:p>0.00176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1601">
                <text:p>0.00160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1663">
                <text:p>0.00166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1604">
                <text:p>0.00160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1443">
                <text:p>0.00144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1348">
                <text:p>0.00134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1187">
                <text:p>0.0011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1212">
                <text:p>0.00121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1084">
                <text:p>0.00108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1276">
                <text:p>0.00127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1134">
                <text:p>0.00113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1098">
                <text:p>0.0010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12717">
                <text:p>0.1271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278">
                <text:p>0.00127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1303">
                <text:p>0.0013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1356">
                <text:p>0.00135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1489">
                <text:p>0.00148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1569">
                <text:p>0.00156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1466">
                <text:p>0.00146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1346">
                <text:p>0.00134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1308">
                <text:p>0.0013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1457">
                <text:p>0.00145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1216">
                <text:p>0.00121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1253">
                <text:p>0.00125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1198">
                <text:p>0.0011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1251">
                <text:p>0.00125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229">
                <text:p>0.00122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1238">
                <text:p>0.00123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1164">
                <text:p>0.00116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1246">
                <text:p>0.00124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204">
                <text:p>0.00120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1316">
                <text:p>0.00131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919">
                <text:p>0.00091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789">
                <text:p>0.00078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816">
                <text:p>0.00081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739">
                <text:p>0.00073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765">
                <text:p>0.00076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655">
                <text:p>0.00065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596">
                <text:p>0.00059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564">
                <text:p>0.00056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487">
                <text:p>0.00048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46997">
                <text:p>0.44699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543">
                <text:p>0.00054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354">
                <text:p>0.00035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493">
                <text:p>0.00049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565">
                <text:p>0.00056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432">
                <text:p>0.0004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491">
                <text:p>0.00049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489">
                <text:p>0.00048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426">
                <text:p>0.00042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548">
                <text:p>0.0005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376">
                <text:p>0.0003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396">
                <text:p>0.00039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375">
                <text:p>0.00037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497">
                <text:p>0.000497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499">
                <text:p>0.0004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546">
                <text:p>0.00054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444">
                <text:p>0.00044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476">
                <text:p>0.00047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452">
                <text:p>0.0004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473">
                <text:p>0.00047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514">
                <text:p>0.00051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692">
                <text:p>0.00069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422">
                <text:p>0.00042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468">
                <text:p>0.00046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452">
                <text:p>0.00045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502">
                <text:p>0.00050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478">
                <text:p>0.00047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511">
                <text:p>0.00051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501">
                <text:p>0.00050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735">
                <text:p>0.00073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2367">
                <text:p>0.23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353cm" svg:y="0.375cm" chart:style-name="ch2">
          <text:p>Byte frequency (5.pdf)</text:p>
        </chart:title>
        <chart:legend chart:legend-position="end" svg:x="18.043cm" svg:y="5.689cm" style:legend-expansion="high" chart:style-name="ch3"/>
        <chart:plot-area chart:style-name="ch4" table:cell-range-address="freq.B1:freq.IW1 freq.B6:freq.IW6" chart:data-source-has-labels="both" svg:x="0.895cm" svg:y="0.2cm" svg:width="15.998cm" svg:height="11.126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519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6:freq.IW6" loext:label-string="&quot;5 (0.977408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(0.977408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003343">
                <text:p>0.003343</text:p>
                <draw:g>
                  <svg:desc>freq.B6:freq.IW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029">
                <text:p>0.0030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059">
                <text:p>0.0030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295">
                <text:p>0.0032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941">
                <text:p>0.0029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116">
                <text:p>0.0031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173">
                <text:p>0.0031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263">
                <text:p>0.0032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898">
                <text:p>0.0028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06">
                <text:p>0.003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3201">
                <text:p>0.0032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9954">
                <text:p>0.0099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158">
                <text:p>0.0031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944">
                <text:p>0.0029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992">
                <text:p>0.0029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954">
                <text:p>0.0029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174">
                <text:p>0.0031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062">
                <text:p>0.00306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3001">
                <text:p>0.0030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041">
                <text:p>0.0030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173">
                <text:p>0.0031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255">
                <text:p>0.0032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114">
                <text:p>0.0031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168">
                <text:p>0.0031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3198">
                <text:p>0.0031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174">
                <text:p>0.00317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3131">
                <text:p>0.0231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016">
                <text:p>0.0030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071">
                <text:p>0.0030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3012">
                <text:p>0.0030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94">
                <text:p>0.0029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038">
                <text:p>0.0030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169">
                <text:p>0.00316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166">
                <text:p>0.00316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016">
                <text:p>0.0030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157">
                <text:p>0.00315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03">
                <text:p>0.003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201">
                <text:p>0.0032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4904">
                <text:p>0.0049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0296">
                <text:p>0.01029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34556">
                <text:p>0.03455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7806">
                <text:p>0.0078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7238">
                <text:p>0.00723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10221">
                <text:p>0.0102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6955">
                <text:p>0.0069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6294">
                <text:p>0.01629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0128">
                <text:p>0.01012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6412">
                <text:p>0.0064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5641">
                <text:p>0.00564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5856">
                <text:p>0.00585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6045">
                <text:p>0.00604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631">
                <text:p>0.00363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6104">
                <text:p>0.00610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163">
                <text:p>0.00316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176">
                <text:p>0.00317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4185">
                <text:p>0.00418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316">
                <text:p>0.0033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6118">
                <text:p>0.0061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3355">
                <text:p>0.0033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317">
                <text:p>0.00331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179">
                <text:p>0.00317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3949">
                <text:p>0.00394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146">
                <text:p>0.0031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742">
                <text:p>0.0037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231">
                <text:p>0.00323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206">
                <text:p>0.00320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5295">
                <text:p>0.0052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986">
                <text:p>0.00398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305">
                <text:p>0.0030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07">
                <text:p>0.0030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07">
                <text:p>0.0030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485">
                <text:p>0.00348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029">
                <text:p>0.003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4059">
                <text:p>0.00405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116">
                <text:p>0.00311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079">
                <text:p>0.00407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3165">
                <text:p>0.00316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2996">
                <text:p>0.00299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5586">
                <text:p>0.00558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5058">
                <text:p>0.00505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4854">
                <text:p>0.0048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4629">
                <text:p>0.00462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10285">
                <text:p>0.01028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6261">
                <text:p>0.00626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3943">
                <text:p>0.00394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3706">
                <text:p>0.00370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433">
                <text:p>0.00443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4741">
                <text:p>0.0047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391">
                <text:p>0.0039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4881">
                <text:p>0.0048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6049">
                <text:p>0.00604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6735">
                <text:p>0.00673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4168">
                <text:p>0.00416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198">
                <text:p>0.00319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6054">
                <text:p>0.00605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5378">
                <text:p>0.0053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7776">
                <text:p>0.00777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4133">
                <text:p>0.00413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282">
                <text:p>0.00328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3394">
                <text:p>0.00339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4289">
                <text:p>0.00428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296">
                <text:p>0.00429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422">
                <text:p>0.0034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3243">
                <text:p>0.0032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213">
                <text:p>0.00321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988">
                <text:p>0.00298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2992">
                <text:p>0.00299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163">
                <text:p>0.00316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211">
                <text:p>0.00321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3039">
                <text:p>0.0030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082">
                <text:p>0.00308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184">
                <text:p>0.00318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185">
                <text:p>0.00318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36">
                <text:p>0.0033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3172">
                <text:p>0.00317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205">
                <text:p>0.00320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3163">
                <text:p>0.00316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091">
                <text:p>0.00309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108">
                <text:p>0.00310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181">
                <text:p>0.00318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039">
                <text:p>0.00303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025">
                <text:p>0.00302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156">
                <text:p>0.00315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3505">
                <text:p>0.00350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165">
                <text:p>0.00316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3414">
                <text:p>0.00341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221">
                <text:p>0.0032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3224">
                <text:p>0.00322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3191">
                <text:p>0.00319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3124">
                <text:p>0.00312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195">
                <text:p>0.00319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306">
                <text:p>0.0030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153">
                <text:p>0.00315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027">
                <text:p>0.00302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3125">
                <text:p>0.0031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126">
                <text:p>0.00312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3032">
                <text:p>0.00303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347">
                <text:p>0.00334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161">
                <text:p>0.0031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184">
                <text:p>0.00318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008">
                <text:p>0.00300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3225">
                <text:p>0.00322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3071">
                <text:p>0.00307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3187">
                <text:p>0.00318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233">
                <text:p>0.00323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255">
                <text:p>0.00325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066">
                <text:p>0.00306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3254">
                <text:p>0.00325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082">
                <text:p>0.00308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356">
                <text:p>0.00335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185">
                <text:p>0.00318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3455">
                <text:p>0.00345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283">
                <text:p>0.00328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3136">
                <text:p>0.00313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129">
                <text:p>0.00312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2953">
                <text:p>0.00295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3176">
                <text:p>0.00317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194">
                <text:p>0.00319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194">
                <text:p>0.00319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262">
                <text:p>0.00326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311">
                <text:p>0.0031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2966">
                <text:p>0.00296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3174">
                <text:p>0.00317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082">
                <text:p>0.00308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3246">
                <text:p>0.00324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3238">
                <text:p>0.00323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3389">
                <text:p>0.00338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045">
                <text:p>0.0030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3135">
                <text:p>0.00313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266">
                <text:p>0.00326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071">
                <text:p>0.00307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3037">
                <text:p>0.00303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215">
                <text:p>0.00321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3219">
                <text:p>0.0032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157">
                <text:p>0.00315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341">
                <text:p>0.00334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3227">
                <text:p>0.00322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189">
                <text:p>0.00318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094">
                <text:p>0.00309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304">
                <text:p>0.00330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163">
                <text:p>0.00316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3396">
                <text:p>0.0033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3195">
                <text:p>0.0031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276">
                <text:p>0.00327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3235">
                <text:p>0.00323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332">
                <text:p>0.00333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114">
                <text:p>0.00311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3132">
                <text:p>0.00313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317">
                <text:p>0.00331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23">
                <text:p>0.0032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312">
                <text:p>0.0031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246">
                <text:p>0.00324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343">
                <text:p>0.00334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3262">
                <text:p>0.00326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3146">
                <text:p>0.00314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309">
                <text:p>0.00330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3">
                <text:p>0.00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248cm" svg:y="0.375cm" chart:style-name="ch2">
          <text:p>Byte frequency (6.djvu)</text:p>
        </chart:title>
        <chart:legend chart:legend-position="end" svg:x="18.043cm" svg:y="5.689cm" style:legend-expansion="high" chart:style-name="ch3"/>
        <chart:plot-area chart:style-name="ch4" table:cell-range-address="freq.B1:freq.IW1 freq.B7:freq.IW7" chart:data-source-has-labels="both" svg:x="0.895cm" svg:y="0.201cm" svg:width="15.998cm" svg:height="11.125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519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7:freq.IW7" loext:label-string="&quot;6 (0.999882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 (0.999882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006009">
                <text:p>0.006009</text:p>
                <draw:g>
                  <svg:desc>freq.B7:freq.IW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06">
                <text:p>0.00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924">
                <text:p>0.0039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048">
                <text:p>0.0040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787">
                <text:p>0.0037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839">
                <text:p>0.0038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069">
                <text:p>0.0040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021">
                <text:p>0.0040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4004">
                <text:p>0.0040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948">
                <text:p>0.0039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921">
                <text:p>0.0039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831">
                <text:p>0.0038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3846">
                <text:p>0.0038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3812">
                <text:p>0.0038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3813">
                <text:p>0.0038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914">
                <text:p>0.0039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4005">
                <text:p>0.0040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001">
                <text:p>0.0040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847">
                <text:p>0.0038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929">
                <text:p>0.0039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865">
                <text:p>0.0038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889">
                <text:p>0.003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873">
                <text:p>0.0038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805">
                <text:p>0.0038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851">
                <text:p>0.0038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809">
                <text:p>0.0038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3881">
                <text:p>0.00388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23">
                <text:p>0.00382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848">
                <text:p>0.0038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938">
                <text:p>0.0039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906">
                <text:p>0.00390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806">
                <text:p>0.0038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88">
                <text:p>0.00388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4023">
                <text:p>0.0040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915">
                <text:p>0.0039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4211">
                <text:p>0.00421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921">
                <text:p>0.0039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982">
                <text:p>0.0039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3845">
                <text:p>0.0038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814">
                <text:p>0.0038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18">
                <text:p>0.00391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906">
                <text:p>0.00390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956">
                <text:p>0.0039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887">
                <text:p>0.0038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3838">
                <text:p>0.00383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986">
                <text:p>0.00398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897">
                <text:p>0.0038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825">
                <text:p>0.0038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979">
                <text:p>0.00397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997">
                <text:p>0.00399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879">
                <text:p>0.0038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4037">
                <text:p>0.00403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199">
                <text:p>0.0041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962">
                <text:p>0.00396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943">
                <text:p>0.00394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029">
                <text:p>0.0040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4096">
                <text:p>0.00409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4137">
                <text:p>0.0041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898">
                <text:p>0.0038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785">
                <text:p>0.00378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4102">
                <text:p>0.0041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4004">
                <text:p>0.00400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911">
                <text:p>0.0039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3933">
                <text:p>0.00393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99">
                <text:p>0.003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92">
                <text:p>0.0039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74">
                <text:p>0.0038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905">
                <text:p>0.00390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868">
                <text:p>0.00386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3858">
                <text:p>0.00385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858">
                <text:p>0.00385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3868">
                <text:p>0.00386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864">
                <text:p>0.00386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4005">
                <text:p>0.00400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918">
                <text:p>0.00391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966">
                <text:p>0.0039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63">
                <text:p>0.00396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848">
                <text:p>0.00384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4116">
                <text:p>0.00411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3812">
                <text:p>0.0038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156">
                <text:p>0.00415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4017">
                <text:p>0.00401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905">
                <text:p>0.00390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3898">
                <text:p>0.00389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96">
                <text:p>0.003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3886">
                <text:p>0.00388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798">
                <text:p>0.00379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953">
                <text:p>0.00395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882">
                <text:p>0.00388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3985">
                <text:p>0.0039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824">
                <text:p>0.00382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3847">
                <text:p>0.00384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4074">
                <text:p>0.00407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3888">
                <text:p>0.00388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832">
                <text:p>0.0038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3867">
                <text:p>0.00386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991">
                <text:p>0.00399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021">
                <text:p>0.00402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882">
                <text:p>0.0038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962">
                <text:p>0.00396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864">
                <text:p>0.00386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874">
                <text:p>0.00387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897">
                <text:p>0.00389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4">
                <text:p>0.0038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3888">
                <text:p>0.00388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3886">
                <text:p>0.00388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889">
                <text:p>0.00388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874">
                <text:p>0.00387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838">
                <text:p>0.00383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861">
                <text:p>0.00386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837">
                <text:p>0.00383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911">
                <text:p>0.00391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868">
                <text:p>0.00386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864">
                <text:p>0.00386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842">
                <text:p>0.00384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855">
                <text:p>0.00385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871">
                <text:p>0.00387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3869">
                <text:p>0.00386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873">
                <text:p>0.00387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3871">
                <text:p>0.00387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3847">
                <text:p>0.00384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3908">
                <text:p>0.00390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3932">
                <text:p>0.00393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881">
                <text:p>0.00388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807">
                <text:p>0.00380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872">
                <text:p>0.00387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3839">
                <text:p>0.00383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939">
                <text:p>0.00393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817">
                <text:p>0.00381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929">
                <text:p>0.00392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813">
                <text:p>0.00381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869">
                <text:p>0.00386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3934">
                <text:p>0.0039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3944">
                <text:p>0.0039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815">
                <text:p>0.00381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3874">
                <text:p>0.00387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815">
                <text:p>0.00381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82">
                <text:p>0.0038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21">
                <text:p>0.00382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852">
                <text:p>0.00385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391">
                <text:p>0.0039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959">
                <text:p>0.00395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3889">
                <text:p>0.00388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3821">
                <text:p>0.00382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3874">
                <text:p>0.00387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887">
                <text:p>0.00388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867">
                <text:p>0.00386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859">
                <text:p>0.00385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816">
                <text:p>0.00381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858">
                <text:p>0.00385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3832">
                <text:p>0.00383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846">
                <text:p>0.00384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3877">
                <text:p>0.00387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859">
                <text:p>0.00385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3859">
                <text:p>0.00385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3834">
                <text:p>0.00383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3877">
                <text:p>0.0038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863">
                <text:p>0.00386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3897">
                <text:p>0.00389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821">
                <text:p>0.00382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888">
                <text:p>0.00388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956">
                <text:p>0.00395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902">
                <text:p>0.00390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3846">
                <text:p>0.00384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3951">
                <text:p>0.00395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947">
                <text:p>0.00394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3884">
                <text:p>0.00388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976">
                <text:p>0.00397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933">
                <text:p>0.00393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979">
                <text:p>0.00397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3867">
                <text:p>0.00386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3907">
                <text:p>0.00390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864">
                <text:p>0.00386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3835">
                <text:p>0.00383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3883">
                <text:p>0.00388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874">
                <text:p>0.00387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3915">
                <text:p>0.00391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3949">
                <text:p>0.00394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863">
                <text:p>0.00386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899">
                <text:p>0.0038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3889">
                <text:p>0.00388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3809">
                <text:p>0.00380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3873">
                <text:p>0.00387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3893">
                <text:p>0.00389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3892">
                <text:p>0.00389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969">
                <text:p>0.00396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4097">
                <text:p>0.0040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367cm" svg:y="0.375cm" chart:style-name="ch2">
          <text:p>Byte frequency (7.jpg)</text:p>
        </chart:title>
        <chart:legend chart:legend-position="end" svg:x="18.043cm" svg:y="5.689cm" style:legend-expansion="high" chart:style-name="ch3"/>
        <chart:plot-area chart:style-name="ch4" table:cell-range-address="freq.B1:freq.IW1 freq.B8:freq.IW8" chart:data-source-has-labels="both" svg:x="0.895cm" svg:y="0.201cm" svg:width="15.998cm" svg:height="11.125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519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8:freq.IW8" loext:label-string="&quot;7 (0.993449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 (0.993449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012784">
                <text:p>0.012784</text:p>
                <draw:g>
                  <svg:desc>freq.B8:freq.IW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6263">
                <text:p>0.0062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6875">
                <text:p>0.006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6645">
                <text:p>0.0066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5078">
                <text:p>0.0050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5043">
                <text:p>0.0050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5362">
                <text:p>0.0053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5245">
                <text:p>0.0052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029">
                <text:p>0.0040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685">
                <text:p>0.0036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779">
                <text:p>0.0047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4264">
                <text:p>0.0042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988">
                <text:p>0.0039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4226">
                <text:p>0.0042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4208">
                <text:p>0.0042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5066">
                <text:p>0.0050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3823">
                <text:p>0.0038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3838">
                <text:p>0.0038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782">
                <text:p>0.00378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4717">
                <text:p>0.00471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09">
                <text:p>0.0040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996">
                <text:p>0.0039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987">
                <text:p>0.0039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461">
                <text:p>0.004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897">
                <text:p>0.0038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3762">
                <text:p>0.0037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5086">
                <text:p>0.0050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6466">
                <text:p>0.00646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467">
                <text:p>0.00346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921">
                <text:p>0.00392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4031">
                <text:p>0.0040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3231">
                <text:p>0.0032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4177">
                <text:p>0.00417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734">
                <text:p>0.0037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961">
                <text:p>0.00396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872">
                <text:p>0.0028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4962">
                <text:p>0.0049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19">
                <text:p>0.0038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944">
                <text:p>0.00394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976">
                <text:p>0.0029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4075">
                <text:p>0.00407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4968">
                <text:p>0.0049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4491">
                <text:p>0.0044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4452">
                <text:p>0.00445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3455">
                <text:p>0.00345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793">
                <text:p>0.0027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9">
                <text:p>0.003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417">
                <text:p>0.00341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752">
                <text:p>0.00375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053">
                <text:p>0.00305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131">
                <text:p>0.0041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4472">
                <text:p>0.0044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7715">
                <text:p>0.0077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763">
                <text:p>0.00376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921">
                <text:p>0.00392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439">
                <text:p>0.0034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434">
                <text:p>0.00343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209">
                <text:p>0.00320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5491">
                <text:p>0.0054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081">
                <text:p>0.00308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099">
                <text:p>0.0030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401">
                <text:p>0.004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306">
                <text:p>0.0030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027">
                <text:p>0.00302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367">
                <text:p>0.0033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5612">
                <text:p>0.00561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794">
                <text:p>0.00379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532">
                <text:p>0.00353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468">
                <text:p>0.0046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844">
                <text:p>0.0048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585">
                <text:p>0.00358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4186">
                <text:p>0.00418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699">
                <text:p>0.00369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242">
                <text:p>0.0032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2766">
                <text:p>0.00276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459">
                <text:p>0.0045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153">
                <text:p>0.0031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329">
                <text:p>0.00432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062">
                <text:p>0.00306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4289">
                <text:p>0.00428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4675">
                <text:p>0.0046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452">
                <text:p>0.0045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71">
                <text:p>0.0037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821">
                <text:p>0.00382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3194">
                <text:p>0.00319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3143">
                <text:p>0.00314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3411">
                <text:p>0.0034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863">
                <text:p>0.00386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4488">
                <text:p>0.00448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4736">
                <text:p>0.00473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2862">
                <text:p>0.00286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747">
                <text:p>0.00374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2989">
                <text:p>0.0029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3508">
                <text:p>0.00350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136">
                <text:p>0.00313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072">
                <text:p>0.00307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2963">
                <text:p>0.00296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192">
                <text:p>0.00419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4745">
                <text:p>0.0047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6325">
                <text:p>0.00632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7147">
                <text:p>0.00714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825">
                <text:p>0.00382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2698">
                <text:p>0.00269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783">
                <text:p>0.00378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2887">
                <text:p>0.0028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918">
                <text:p>0.00491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197">
                <text:p>0.00419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3612">
                <text:p>0.00361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933">
                <text:p>0.0039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4197">
                <text:p>0.00419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4619">
                <text:p>0.00461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521">
                <text:p>0.00352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4878">
                <text:p>0.0048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4798">
                <text:p>0.00479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5815">
                <text:p>0.00581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849">
                <text:p>0.00384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3027">
                <text:p>0.00302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4098">
                <text:p>0.0040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2848">
                <text:p>0.00284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539">
                <text:p>0.00353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4741">
                <text:p>0.00474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4042">
                <text:p>0.00404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2699">
                <text:p>0.0026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3032">
                <text:p>0.00303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2702">
                <text:p>0.00270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2659">
                <text:p>0.00265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621">
                <text:p>0.0036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5018">
                <text:p>0.00501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4008">
                <text:p>0.00400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2174">
                <text:p>0.00217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002">
                <text:p>0.00300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2666">
                <text:p>0.00266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5451">
                <text:p>0.00545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014">
                <text:p>0.00401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4532">
                <text:p>0.00453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973">
                <text:p>0.00397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182">
                <text:p>0.00318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706">
                <text:p>0.00370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4115">
                <text:p>0.00411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474">
                <text:p>0.00347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4519">
                <text:p>0.00451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3873">
                <text:p>0.00387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3537">
                <text:p>0.00353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1861">
                <text:p>0.00186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2954">
                <text:p>0.00295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2591">
                <text:p>0.00259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4984">
                <text:p>0.00498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193">
                <text:p>0.00419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223">
                <text:p>0.00322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2636">
                <text:p>0.00263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2915">
                <text:p>0.0029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3598">
                <text:p>0.00359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4355">
                <text:p>0.00435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5878">
                <text:p>0.00587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391">
                <text:p>0.00339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2538">
                <text:p>0.00253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2683">
                <text:p>0.00268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5678">
                <text:p>0.00567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742">
                <text:p>0.00374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4802">
                <text:p>0.00480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4505">
                <text:p>0.0045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5808">
                <text:p>0.00580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208">
                <text:p>0.00420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4067">
                <text:p>0.00406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4723">
                <text:p>0.00472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3006">
                <text:p>0.00300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2773">
                <text:p>0.00277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449">
                <text:p>0.0034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1697">
                <text:p>0.00169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2265">
                <text:p>0.00226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779">
                <text:p>0.00477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3685">
                <text:p>0.00368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4482">
                <text:p>0.00448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245">
                <text:p>0.00424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2101">
                <text:p>0.00210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2537">
                <text:p>0.00253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4556">
                <text:p>0.00455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2485">
                <text:p>0.00248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3561">
                <text:p>0.00356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962">
                <text:p>0.00396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2112">
                <text:p>0.00211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5186">
                <text:p>0.00518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454">
                <text:p>0.0045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919">
                <text:p>0.00391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247">
                <text:p>0.0024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3788">
                <text:p>0.00378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2399">
                <text:p>0.0023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895">
                <text:p>0.0048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2686">
                <text:p>0.00268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2154">
                <text:p>0.00215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526">
                <text:p>0.00452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2617">
                <text:p>0.0026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2194">
                <text:p>0.00219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5199">
                <text:p>0.0051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137">
                <text:p>0.00413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439">
                <text:p>0.00343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184">
                <text:p>0.00318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83">
                <text:p>0.00398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2841">
                <text:p>0.00284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439">
                <text:p>0.00443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4404">
                <text:p>0.0044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3634">
                <text:p>0.00363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44">
                <text:p>0.0044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4452">
                <text:p>0.00445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4752">
                <text:p>0.00475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4825">
                <text:p>0.0048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92cm" svg:height="11.977cm" xlink:href=".." xlink:type="simple" chart:class="chart:line" chart:style-name="ch1">
        <chart:title svg:x="8.234cm" svg:y="0.375cm" chart:style-name="ch2">
          <text:p>Byte frequency (8.pptx)</text:p>
        </chart:title>
        <chart:legend chart:legend-position="end" svg:x="18.228cm" svg:y="5.689cm" style:legend-expansion="high" chart:style-name="ch3"/>
        <chart:plot-area chart:style-name="ch4" table:cell-range-address="freq.B1:freq.IW1 freq.B9:freq.IW9" chart:data-source-has-labels="both" svg:x="0.895cm" svg:y="0.201cm" svg:width="15.998cm" svg:height="11.125cm">
          <chartooo:coordinate-region svg:x="1.993cm" svg:y="0.4cm" svg:width="14.9cm" svg:height="10.002cm"/>
          <chart:axis chart:dimension="x" chart:name="primary-x" chart:style-name="ch5" chartooo:axis-type="auto">
            <chartooo:date-scale/>
            <chart:title svg:x="8.519cm" svg:y="11.417cm" chart:style-name="ch6">
              <text:p>Byte</text:p>
            </chart:title>
            <chart:categories table:cell-range-address="freq.B1:freq.IW1"/>
          </chart:axis>
          <chart:axis chart:dimension="y" chart:name="primary-y" chart:style-name="ch5">
            <chart:title svg:x="0cm" svg:y="6.588cm" chart:style-name="ch7">
              <text:p>Frequency</text:p>
            </chart:title>
            <chart:grid chart:style-name="ch8" chart:class="major"/>
          </chart:axis>
          <chart:series chart:style-name="ch9" chart:values-cell-range-address="freq.B9:freq.IW9" loext:label-string="&quot;8 (0.99542)&quot;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(0.99542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.B1:freq.IW1</svg:desc>
                </draw:g>
              </table:table-cell>
              <table:table-cell office:value-type="float" office:value="0.019632">
                <text:p>0.019632</text:p>
                <draw:g>
                  <svg:desc>freq.B9:freq.IW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932">
                <text:p>0.0039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925">
                <text:p>0.0039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668">
                <text:p>0.0036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468">
                <text:p>0.0034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73">
                <text:p>0.0036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105">
                <text:p>0.0041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883">
                <text:p>0.00388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3092">
                <text:p>0.0030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519">
                <text:p>0.0035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423">
                <text:p>0.0034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594">
                <text:p>0.0035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64">
                <text:p>0.003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3937">
                <text:p>0.0039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3671">
                <text:p>0.0036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3535">
                <text:p>0.0035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601">
                <text:p>0.003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955">
                <text:p>0.0039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3304">
                <text:p>0.0033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229">
                <text:p>0.0032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478">
                <text:p>0.0034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728">
                <text:p>0.0037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481">
                <text:p>0.00348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577">
                <text:p>0.00357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3807">
                <text:p>0.0038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696">
                <text:p>0.00369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052">
                <text:p>0.0040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2359">
                <text:p>0.0123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718">
                <text:p>0.0037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723">
                <text:p>0.0037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767">
                <text:p>0.0037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138">
                <text:p>0.0041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682">
                <text:p>0.0036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375">
                <text:p>0.0043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881">
                <text:p>0.00388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4062">
                <text:p>0.0040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633">
                <text:p>0.00363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556">
                <text:p>0.0035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685">
                <text:p>0.00368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911">
                <text:p>0.00391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664">
                <text:p>0.0036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418">
                <text:p>0.00341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4189">
                <text:p>0.004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821">
                <text:p>0.00382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3908">
                <text:p>0.00390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3729">
                <text:p>0.00372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703">
                <text:p>0.00370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647">
                <text:p>0.00364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4013">
                <text:p>0.00401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797">
                <text:p>0.0037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4079">
                <text:p>0.00407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3462">
                <text:p>0.0034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768">
                <text:p>0.00376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934">
                <text:p>0.00393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3956">
                <text:p>0.00395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4522">
                <text:p>0.0045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957">
                <text:p>0.00395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702">
                <text:p>0.0037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78">
                <text:p>0.003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502">
                <text:p>0.0035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4325">
                <text:p>0.004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99">
                <text:p>0.0036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3926">
                <text:p>0.00392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709">
                <text:p>0.00370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221">
                <text:p>0.0042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4053">
                <text:p>0.0040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682">
                <text:p>0.00368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679">
                <text:p>0.00367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109">
                <text:p>0.0041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719">
                <text:p>0.00371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4092">
                <text:p>0.0040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998">
                <text:p>0.0039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436">
                <text:p>0.0043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404">
                <text:p>0.004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4118">
                <text:p>0.00411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4167">
                <text:p>0.0041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344">
                <text:p>0.0043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787">
                <text:p>0.00378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989">
                <text:p>0.00398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481">
                <text:p>0.00348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704">
                <text:p>0.0037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733">
                <text:p>0.00373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71">
                <text:p>0.0037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3802">
                <text:p>0.0038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481">
                <text:p>0.00348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3802">
                <text:p>0.00380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101">
                <text:p>0.00310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847">
                <text:p>0.00384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4393">
                <text:p>0.00439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888">
                <text:p>0.00388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3779">
                <text:p>0.00377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3416">
                <text:p>0.0034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323">
                <text:p>0.00432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4042">
                <text:p>0.00404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84">
                <text:p>0.00388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037">
                <text:p>0.00403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4187">
                <text:p>0.0041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4224">
                <text:p>0.00422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112">
                <text:p>0.0041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4203">
                <text:p>0.00420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989">
                <text:p>0.00398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364">
                <text:p>0.00436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4196">
                <text:p>0.00419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4127">
                <text:p>0.00412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782">
                <text:p>0.00378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3468">
                <text:p>0.0034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899">
                <text:p>0.00389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361">
                <text:p>0.0036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3522">
                <text:p>0.00352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474">
                <text:p>0.00347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725">
                <text:p>0.00372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4477">
                <text:p>0.00447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3643">
                <text:p>0.00364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277">
                <text:p>0.00327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556">
                <text:p>0.00355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221">
                <text:p>0.00322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512">
                <text:p>0.00351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3433">
                <text:p>0.00343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3601">
                <text:p>0.00360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4633">
                <text:p>0.00463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58">
                <text:p>0.0035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605">
                <text:p>0.00360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4127">
                <text:p>0.00412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833">
                <text:p>0.00383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193">
                <text:p>0.00419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749">
                <text:p>0.00374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3685">
                <text:p>0.00368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02">
                <text:p>0.00380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559">
                <text:p>0.00355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719">
                <text:p>0.00371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4075">
                <text:p>0.00407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677">
                <text:p>0.00367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3698">
                <text:p>0.00369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446">
                <text:p>0.00344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382">
                <text:p>0.0038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4212">
                <text:p>0.0042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3791">
                <text:p>0.00379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3351">
                <text:p>0.00335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4051">
                <text:p>0.00405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763">
                <text:p>0.00376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3941">
                <text:p>0.0039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4055">
                <text:p>0.00405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424">
                <text:p>0.0042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907">
                <text:p>0.00390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282">
                <text:p>0.0042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4343">
                <text:p>0.00434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978">
                <text:p>0.00397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3591">
                <text:p>0.00359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949">
                <text:p>0.00394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737">
                <text:p>0.00373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4043">
                <text:p>0.00404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102">
                <text:p>0.00310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3614">
                <text:p>0.00361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3801">
                <text:p>0.00380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3816">
                <text:p>0.0038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659">
                <text:p>0.00365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3922">
                <text:p>0.00392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839">
                <text:p>0.00383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4164">
                <text:p>0.00416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821">
                <text:p>0.00382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3778">
                <text:p>0.00377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99">
                <text:p>0.0038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787">
                <text:p>0.00378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377">
                <text:p>0.00337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895">
                <text:p>0.00389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3055">
                <text:p>0.00305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3081">
                <text:p>0.00308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3873">
                <text:p>0.00387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769">
                <text:p>0.00376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996">
                <text:p>0.00399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722">
                <text:p>0.00372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442">
                <text:p>0.004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485">
                <text:p>0.00348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3748">
                <text:p>0.00374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519">
                <text:p>0.00351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656">
                <text:p>0.00365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3731">
                <text:p>0.00373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3469">
                <text:p>0.00346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83">
                <text:p>0.00408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3227">
                <text:p>0.00322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49">
                <text:p>0.003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794">
                <text:p>0.00379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24">
                <text:p>0.0042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104">
                <text:p>0.00410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843">
                <text:p>0.00384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3843">
                <text:p>0.00384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768">
                <text:p>0.00376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283">
                <text:p>0.00428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922">
                <text:p>0.00392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872">
                <text:p>0.00387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3456">
                <text:p>0.00345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347">
                <text:p>0.0034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3799">
                <text:p>0.0037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4019">
                <text:p>0.00401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4219">
                <text:p>0.00421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32">
                <text:p>0.00363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3688">
                <text:p>0.00368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672">
                <text:p>0.00367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3748">
                <text:p>0.00374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3448">
                <text:p>0.00344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4042">
                <text:p>0.00404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3635">
                <text:p>0.00363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4119">
                <text:p>0.00411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3751">
                <text:p>0.00375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194">
                <text:p>0.00419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3608">
                <text:p>0.00360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703">
                <text:p>0.00370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787">
                <text:p>0.00378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35">
                <text:p>0.00393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019">
                <text:p>0.00401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3521">
                <text:p>0.00352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3788">
                <text:p>0.00378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759">
                <text:p>0.0037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889">
                <text:p>0.00388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037">
                <text:p>0.00403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154">
                <text:p>0.00415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4168">
                <text:p>0.00416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4412">
                <text:p>0.00441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534">
                <text:p>0.005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